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ALLEY</text:p>
          </table:table-cell>
          <table:table-cell office:value-type="string" calcext:value-type="string">
            <text:p>ALLEE</text:p>
          </table:table-cell>
          <table:table-cell table:style-name="ce2" office:value-type="string" calcext:value-type="string" table:number-columns-spanned="1" table:number-rows-spanned="4">
            <text:p>ALY</text:p>
          </table:table-cell>
        </table:table-row>
        <table:table-row table:style-name="ro1">
          <table:covered-table-cell/>
          <table:table-cell office:value-type="string" calcext:value-type="string">
            <text:p>ALLE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LL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L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ANEX</text:p>
          </table:table-cell>
          <table:table-cell office:value-type="string" calcext:value-type="string">
            <text:p>ANEX</text:p>
          </table:table-cell>
          <table:table-cell table:style-name="ce2" office:value-type="string" calcext:value-type="string" table:number-columns-spanned="1" table:number-rows-spanned="4">
            <text:p>ANX</text:p>
          </table:table-cell>
        </table:table-row>
        <table:table-row table:style-name="ro1">
          <table:covered-table-cell/>
          <table:table-cell office:value-type="string" calcext:value-type="string">
            <text:p>ANNEX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NNX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NX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ARCADE</text:p>
          </table:table-cell>
          <table:table-cell office:value-type="string" calcext:value-type="string">
            <text:p>ARC </text:p>
          </table:table-cell>
          <table:table-cell table:style-name="ce2" office:value-type="string" calcext:value-type="string" table:number-columns-spanned="1" table:number-rows-spanned="2">
            <text:p>ARC</text:p>
          </table:table-cell>
        </table:table-row>
        <table:table-row table:style-name="ro1">
          <table:covered-table-cell/>
          <table:table-cell office:value-type="string" calcext:value-type="string">
            <text:p>ARCADE 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7">
            <text:p>AVENUE</text:p>
          </table:table-cell>
          <table:table-cell office:value-type="string" calcext:value-type="string">
            <text:p>AV</text:p>
          </table:table-cell>
          <table:table-cell table:style-name="ce2" office:value-type="string" calcext:value-type="string" table:number-columns-spanned="1" table:number-rows-spanned="7">
            <text:p>AVE</text:p>
          </table:table-cell>
        </table:table-row>
        <table:table-row table:style-name="ro1">
          <table:covered-table-cell/>
          <table:table-cell office:value-type="string" calcext:value-type="string">
            <text:p>AV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VE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VENU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VENU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V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VNU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BAYOU</text:p>
          </table:table-cell>
          <table:table-cell office:value-type="string" calcext:value-type="string">
            <text:p>BAYOO</text:p>
          </table:table-cell>
          <table:table-cell table:style-name="ce2" office:value-type="string" calcext:value-type="string" table:number-columns-spanned="1" table:number-rows-spanned="2">
            <text:p>BYU</text:p>
          </table:table-cell>
        </table:table-row>
        <table:table-row table:style-name="ro1">
          <table:covered-table-cell/>
          <table:table-cell office:value-type="string" calcext:value-type="string">
            <text:p>BAYOU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BEACH</text:p>
          </table:table-cell>
          <table:table-cell office:value-type="string" calcext:value-type="string">
            <text:p>BCH</text:p>
          </table:table-cell>
          <table:table-cell table:style-name="ce2" office:value-type="string" calcext:value-type="string" table:number-columns-spanned="1" table:number-rows-spanned="2">
            <text:p>BCH</text:p>
          </table:table-cell>
        </table:table-row>
        <table:table-row table:style-name="ro1">
          <table:covered-table-cell/>
          <table:table-cell office:value-type="string" calcext:value-type="string">
            <text:p>BEACH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BEND</text:p>
          </table:table-cell>
          <table:table-cell office:value-type="string" calcext:value-type="string">
            <text:p>BEND</text:p>
          </table:table-cell>
          <table:table-cell table:style-name="ce2" office:value-type="string" calcext:value-type="string" table:number-columns-spanned="1" table:number-rows-spanned="2">
            <text:p>BND</text:p>
          </table:table-cell>
        </table:table-row>
        <table:table-row table:style-name="ro1">
          <table:covered-table-cell/>
          <table:table-cell office:value-type="string" calcext:value-type="string">
            <text:p>BND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BLUFF</text:p>
          </table:table-cell>
          <table:table-cell office:value-type="string" calcext:value-type="string">
            <text:p>BLF</text:p>
          </table:table-cell>
          <table:table-cell table:style-name="ce2" office:value-type="string" calcext:value-type="string" table:number-columns-spanned="1" table:number-rows-spanned="3">
            <text:p>BLF</text:p>
          </table:table-cell>
        </table:table-row>
        <table:table-row table:style-name="ro1">
          <table:covered-table-cell/>
          <table:table-cell office:value-type="string" calcext:value-type="string">
            <text:p>BLUF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LUFF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BLUFFS</text:p>
          </table:table-cell>
          <table:table-cell office:value-type="string" calcext:value-type="string">
            <text:p>BLUFFS </text:p>
          </table:table-cell>
          <table:table-cell table:style-name="ce2" office:value-type="string" calcext:value-type="string">
            <text:p>BLF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BOTTOM</text:p>
          </table:table-cell>
          <table:table-cell office:value-type="string" calcext:value-type="string">
            <text:p>BOT</text:p>
          </table:table-cell>
          <table:table-cell table:style-name="ce2" office:value-type="string" calcext:value-type="string" table:number-columns-spanned="1" table:number-rows-spanned="4">
            <text:p>BTM</text:p>
          </table:table-cell>
        </table:table-row>
        <table:table-row table:style-name="ro1">
          <table:covered-table-cell/>
          <table:table-cell office:value-type="string" calcext:value-type="string">
            <text:p>BTM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OTTM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OTTOM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BOULEVARD</text:p>
          </table:table-cell>
          <table:table-cell office:value-type="string" calcext:value-type="string">
            <text:p>BLVD</text:p>
          </table:table-cell>
          <table:table-cell table:style-name="ce2" office:value-type="string" calcext:value-type="string" table:number-columns-spanned="1" table:number-rows-spanned="4">
            <text:p>BLVD</text:p>
          </table:table-cell>
        </table:table-row>
        <table:table-row table:style-name="ro1">
          <table:covered-table-cell/>
          <table:table-cell office:value-type="string" calcext:value-type="string">
            <text:p>BOUL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BOULEVARD 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OULV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BRANCH</text:p>
          </table:table-cell>
          <table:table-cell office:value-type="string" calcext:value-type="string">
            <text:p>BR</text:p>
          </table:table-cell>
          <table:table-cell table:style-name="ce2" office:value-type="string" calcext:value-type="string" table:number-columns-spanned="1" table:number-rows-spanned="3">
            <text:p>BR</text:p>
          </table:table-cell>
        </table:table-row>
        <table:table-row table:style-name="ro1">
          <table:covered-table-cell/>
          <table:table-cell office:value-type="string" calcext:value-type="string">
            <text:p>BRNCH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RANCH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BRIDGE</text:p>
          </table:table-cell>
          <table:table-cell office:value-type="string" calcext:value-type="string">
            <text:p>BRDGE</text:p>
          </table:table-cell>
          <table:table-cell table:style-name="ce2" office:value-type="string" calcext:value-type="string" table:number-columns-spanned="1" table:number-rows-spanned="3">
            <text:p>BRG</text:p>
          </table:table-cell>
        </table:table-row>
        <table:table-row table:style-name="ro1">
          <table:covered-table-cell/>
          <table:table-cell office:value-type="string" calcext:value-type="string">
            <text:p>BRG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RIDG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BROOK</text:p>
          </table:table-cell>
          <table:table-cell office:value-type="string" calcext:value-type="string">
            <text:p>BRK</text:p>
          </table:table-cell>
          <table:table-cell table:style-name="ce2" office:value-type="string" calcext:value-type="string" table:number-columns-spanned="1" table:number-rows-spanned="2">
            <text:p>BRK</text:p>
          </table:table-cell>
        </table:table-row>
        <table:table-row table:style-name="ro1">
          <table:covered-table-cell/>
          <table:table-cell office:value-type="string" calcext:value-type="string">
            <text:p>BROOK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BROOKS</text:p>
          </table:table-cell>
          <table:table-cell office:value-type="string" calcext:value-type="string">
            <text:p>BROOKS </text:p>
          </table:table-cell>
          <table:table-cell table:style-name="ce2" office:value-type="string" calcext:value-type="string">
            <text:p>BRKS</text:p>
          </table:table-cell>
        </table:table-row>
        <table:table-row table:style-name="ro1">
          <table:table-cell table:style-name="ce1" office:value-type="string" calcext:value-type="string">
            <text:p>BURG</text:p>
          </table:table-cell>
          <table:table-cell office:value-type="string" calcext:value-type="string">
            <text:p>BURG</text:p>
          </table:table-cell>
          <table:table-cell table:style-name="ce2" office:value-type="string" calcext:value-type="string">
            <text:p>BG</text:p>
          </table:table-cell>
        </table:table-row>
        <table:table-row table:style-name="ro1">
          <table:table-cell table:style-name="ce1" office:value-type="string" calcext:value-type="string">
            <text:p>BURGS</text:p>
          </table:table-cell>
          <table:table-cell office:value-type="string" calcext:value-type="string">
            <text:p>BURGS</text:p>
          </table:table-cell>
          <table:table-cell table:style-name="ce2" office:value-type="string" calcext:value-type="string">
            <text:p>BG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BYPASS</text:p>
          </table:table-cell>
          <table:table-cell office:value-type="string" calcext:value-type="string">
            <text:p>BYP</text:p>
          </table:table-cell>
          <table:table-cell table:style-name="ce2" office:value-type="string" calcext:value-type="string" table:number-columns-spanned="1" table:number-rows-spanned="5">
            <text:p>BYP</text:p>
          </table:table-cell>
        </table:table-row>
        <table:table-row table:style-name="ro1">
          <table:covered-table-cell/>
          <table:table-cell office:value-type="string" calcext:value-type="string">
            <text:p>BYPA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YPA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YPAS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YP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CAMP</text:p>
          </table:table-cell>
          <table:table-cell office:value-type="string" calcext:value-type="string">
            <text:p>CAMP</text:p>
          </table:table-cell>
          <table:table-cell table:style-name="ce2" office:value-type="string" calcext:value-type="string" table:number-columns-spanned="1" table:number-rows-spanned="3">
            <text:p>CP</text:p>
          </table:table-cell>
        </table:table-row>
        <table:table-row table:style-name="ro1">
          <table:covered-table-cell/>
          <table:table-cell office:value-type="string" calcext:value-type="string">
            <text:p>CP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MP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CANYON</text:p>
          </table:table-cell>
          <table:table-cell office:value-type="string" calcext:value-type="string">
            <text:p>CANYN</text:p>
          </table:table-cell>
          <table:table-cell table:style-name="ce2" office:value-type="string" calcext:value-type="string" table:number-columns-spanned="1" table:number-rows-spanned="3">
            <text:p>CYN</text:p>
          </table:table-cell>
        </table:table-row>
        <table:table-row table:style-name="ro1">
          <table:covered-table-cell/>
          <table:table-cell office:value-type="string" calcext:value-type="string">
            <text:p>CANYO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NY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APE</text:p>
          </table:table-cell>
          <table:table-cell office:value-type="string" calcext:value-type="string">
            <text:p>CAPE</text:p>
          </table:table-cell>
          <table:table-cell table:style-name="ce2" office:value-type="string" calcext:value-type="string" table:number-columns-spanned="1" table:number-rows-spanned="2">
            <text:p>CPE</text:p>
          </table:table-cell>
        </table:table-row>
        <table:table-row table:style-name="ro1">
          <table:covered-table-cell/>
          <table:table-cell office:value-type="string" calcext:value-type="string">
            <text:p>CP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CAUSEWAY</text:p>
          </table:table-cell>
          <table:table-cell office:value-type="string" calcext:value-type="string">
            <text:p>CAUSEWAY</text:p>
          </table:table-cell>
          <table:table-cell table:style-name="ce2" office:value-type="string" calcext:value-type="string" table:number-columns-spanned="1" table:number-rows-spanned="3">
            <text:p>CSWY</text:p>
          </table:table-cell>
        </table:table-row>
        <table:table-row table:style-name="ro1">
          <table:covered-table-cell/>
          <table:table-cell office:value-type="string" calcext:value-type="string">
            <text:p>CAUSWA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SW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8">
            <text:p>CENTER</text:p>
          </table:table-cell>
          <table:table-cell office:value-type="string" calcext:value-type="string">
            <text:p>CEN</text:p>
          </table:table-cell>
          <table:table-cell table:style-name="ce2" office:value-type="string" calcext:value-type="string" table:number-columns-spanned="1" table:number-rows-spanned="8">
            <text:p>CTR</text:p>
          </table:table-cell>
        </table:table-row>
        <table:table-row table:style-name="ro1">
          <table:covered-table-cell/>
          <table:table-cell office:value-type="string" calcext:value-type="string">
            <text:p>CEN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ENTE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ENT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ENTR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NTE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NT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TR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CENTERS</text:p>
          </table:table-cell>
          <table:table-cell office:value-type="string" calcext:value-type="string">
            <text:p>CENTERS </text:p>
          </table:table-cell>
          <table:table-cell table:style-name="ce2" office:value-type="string" calcext:value-type="string">
            <text:p>CTR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CIRCLE</text:p>
          </table:table-cell>
          <table:table-cell office:value-type="string" calcext:value-type="string">
            <text:p>CIR</text:p>
          </table:table-cell>
          <table:table-cell table:style-name="ce2" office:value-type="string" calcext:value-type="string" table:number-columns-spanned="1" table:number-rows-spanned="6">
            <text:p>CIR</text:p>
          </table:table-cell>
        </table:table-row>
        <table:table-row table:style-name="ro1">
          <table:covered-table-cell/>
          <table:table-cell office:value-type="string" calcext:value-type="string">
            <text:p>CIRC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IRCL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IRCL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RCL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RCLE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CIRCLES</text:p>
          </table:table-cell>
          <table:table-cell office:value-type="string" calcext:value-type="string">
            <text:p>CIRCLES</text:p>
          </table:table-cell>
          <table:table-cell table:style-name="ce2" office:value-type="string" calcext:value-type="string">
            <text:p>CIR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LIFF</text:p>
          </table:table-cell>
          <table:table-cell office:value-type="string" calcext:value-type="string">
            <text:p>CLF</text:p>
          </table:table-cell>
          <table:table-cell table:style-name="ce2" office:value-type="string" calcext:value-type="string" table:number-columns-spanned="1" table:number-rows-spanned="2">
            <text:p>CLF</text:p>
          </table:table-cell>
        </table:table-row>
        <table:table-row table:style-name="ro1">
          <table:covered-table-cell/>
          <table:table-cell office:value-type="string" calcext:value-type="string">
            <text:p>CLIFF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LIFFS</text:p>
          </table:table-cell>
          <table:table-cell office:value-type="string" calcext:value-type="string">
            <text:p>CLFS</text:p>
          </table:table-cell>
          <table:table-cell table:style-name="ce2" office:value-type="string" calcext:value-type="string" table:number-columns-spanned="1" table:number-rows-spanned="2">
            <text:p>CLFS</text:p>
          </table:table-cell>
        </table:table-row>
        <table:table-row table:style-name="ro1">
          <table:covered-table-cell/>
          <table:table-cell office:value-type="string" calcext:value-type="string">
            <text:p>CLIFF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LUB</text:p>
          </table:table-cell>
          <table:table-cell office:value-type="string" calcext:value-type="string">
            <text:p>CLB</text:p>
          </table:table-cell>
          <table:table-cell table:style-name="ce2" office:value-type="string" calcext:value-type="string" table:number-columns-spanned="1" table:number-rows-spanned="2">
            <text:p>CLB</text:p>
          </table:table-cell>
        </table:table-row>
        <table:table-row table:style-name="ro1">
          <table:covered-table-cell/>
          <table:table-cell office:value-type="string" calcext:value-type="string">
            <text:p>CLUB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COMMON</text:p>
          </table:table-cell>
          <table:table-cell office:value-type="string" calcext:value-type="string">
            <text:p>COMMON</text:p>
          </table:table-cell>
          <table:table-cell table:style-name="ce2" office:value-type="string" calcext:value-type="string">
            <text:p>CMN</text:p>
          </table:table-cell>
        </table:table-row>
        <table:table-row table:style-name="ro1">
          <table:table-cell table:style-name="ce1" office:value-type="string" calcext:value-type="string">
            <text:p>COMMONS</text:p>
          </table:table-cell>
          <table:table-cell office:value-type="string" calcext:value-type="string">
            <text:p>COMMONS</text:p>
          </table:table-cell>
          <table:table-cell table:style-name="ce2" office:value-type="string" calcext:value-type="string">
            <text:p>CMN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ORNER</text:p>
          </table:table-cell>
          <table:table-cell office:value-type="string" calcext:value-type="string">
            <text:p>COR</text:p>
          </table:table-cell>
          <table:table-cell table:style-name="ce2" office:value-type="string" calcext:value-type="string" table:number-columns-spanned="1" table:number-rows-spanned="2">
            <text:p>COR</text:p>
          </table:table-cell>
        </table:table-row>
        <table:table-row table:style-name="ro1">
          <table:covered-table-cell/>
          <table:table-cell office:value-type="string" calcext:value-type="string">
            <text:p>CORNER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ORNERS</text:p>
          </table:table-cell>
          <table:table-cell office:value-type="string" calcext:value-type="string">
            <text:p>CORNERS</text:p>
          </table:table-cell>
          <table:table-cell table:style-name="ce2" office:value-type="string" calcext:value-type="string" table:number-columns-spanned="1" table:number-rows-spanned="2">
            <text:p>CORS</text:p>
          </table:table-cell>
        </table:table-row>
        <table:table-row table:style-name="ro1">
          <table:covered-table-cell/>
          <table:table-cell office:value-type="string" calcext:value-type="string">
            <text:p>COR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OURSE</text:p>
          </table:table-cell>
          <table:table-cell office:value-type="string" calcext:value-type="string">
            <text:p>COURSE</text:p>
          </table:table-cell>
          <table:table-cell table:style-name="ce2" office:value-type="string" calcext:value-type="string" table:number-columns-spanned="1" table:number-rows-spanned="2">
            <text:p>CRSE</text:p>
          </table:table-cell>
        </table:table-row>
        <table:table-row table:style-name="ro1">
          <table:covered-table-cell/>
          <table:table-cell office:value-type="string" calcext:value-type="string">
            <text:p>CRS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OURT</text:p>
          </table:table-cell>
          <table:table-cell office:value-type="string" calcext:value-type="string">
            <text:p>COURT</text:p>
          </table:table-cell>
          <table:table-cell table:style-name="ce2" office:value-type="string" calcext:value-type="string" table:number-columns-spanned="1" table:number-rows-spanned="2">
            <text:p>CT</text:p>
          </table:table-cell>
        </table:table-row>
        <table:table-row table:style-name="ro1">
          <table:covered-table-cell/>
          <table:table-cell office:value-type="string" calcext:value-type="string">
            <text:p>C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OURTS</text:p>
          </table:table-cell>
          <table:table-cell office:value-type="string" calcext:value-type="string">
            <text:p>COURTS</text:p>
          </table:table-cell>
          <table:table-cell table:style-name="ce2" office:value-type="string" calcext:value-type="string" table:number-columns-spanned="1" table:number-rows-spanned="2">
            <text:p>CTS</text:p>
          </table:table-cell>
        </table:table-row>
        <table:table-row table:style-name="ro1">
          <table:covered-table-cell/>
          <table:table-cell office:value-type="string" calcext:value-type="string">
            <text:p>CT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OVE</text:p>
          </table:table-cell>
          <table:table-cell office:value-type="string" calcext:value-type="string">
            <text:p>COVE</text:p>
          </table:table-cell>
          <table:table-cell table:style-name="ce2" office:value-type="string" calcext:value-type="string" table:number-columns-spanned="1" table:number-rows-spanned="2">
            <text:p>CV</text:p>
          </table:table-cell>
        </table:table-row>
        <table:table-row table:style-name="ro1">
          <table:covered-table-cell/>
          <table:table-cell office:value-type="string" calcext:value-type="string">
            <text:p>CV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COVES</text:p>
          </table:table-cell>
          <table:table-cell office:value-type="string" calcext:value-type="string">
            <text:p>COVES</text:p>
          </table:table-cell>
          <table:table-cell table:style-name="ce2" office:value-type="string" calcext:value-type="string">
            <text:p>CV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REEK</text:p>
          </table:table-cell>
          <table:table-cell office:value-type="string" calcext:value-type="string">
            <text:p>CREEK</text:p>
          </table:table-cell>
          <table:table-cell table:style-name="ce2" office:value-type="string" calcext:value-type="string" table:number-columns-spanned="1" table:number-rows-spanned="2">
            <text:p>CRK</text:p>
          </table:table-cell>
        </table:table-row>
        <table:table-row table:style-name="ro1">
          <table:covered-table-cell/>
          <table:table-cell office:value-type="string" calcext:value-type="string">
            <text:p>CRK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CRESCENT</text:p>
          </table:table-cell>
          <table:table-cell office:value-type="string" calcext:value-type="string">
            <text:p>CRESCENT</text:p>
          </table:table-cell>
          <table:table-cell table:style-name="ce2" office:value-type="string" calcext:value-type="string" table:number-columns-spanned="1" table:number-rows-spanned="4">
            <text:p>CRES</text:p>
          </table:table-cell>
        </table:table-row>
        <table:table-row table:style-name="ro1">
          <table:covered-table-cell/>
          <table:table-cell office:value-type="string" calcext:value-type="string">
            <text:p>CRE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RSEN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RSNT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CREST</text:p>
          </table:table-cell>
          <table:table-cell office:value-type="string" calcext:value-type="string">
            <text:p>CREST</text:p>
          </table:table-cell>
          <table:table-cell table:style-name="ce2" office:value-type="string" calcext:value-type="string">
            <text:p>CRST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ROSSING</text:p>
          </table:table-cell>
          <table:table-cell office:value-type="string" calcext:value-type="string">
            <text:p>CROSSING </text:p>
          </table:table-cell>
          <table:table-cell table:style-name="ce2" office:value-type="string" calcext:value-type="string" table:number-columns-spanned="1" table:number-rows-spanned="3">
            <text:p>XING</text:p>
          </table:table-cell>
        </table:table-row>
        <table:table-row table:style-name="ro1">
          <table:covered-table-cell/>
          <table:table-cell office:value-type="string" calcext:value-type="string">
            <text:p>CRSSNG 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XING 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CROSSROAD</text:p>
          </table:table-cell>
          <table:table-cell office:value-type="string" calcext:value-type="string">
            <text:p>CROSSROAD</text:p>
          </table:table-cell>
          <table:table-cell table:style-name="ce2" office:value-type="string" calcext:value-type="string">
            <text:p>XRD</text:p>
          </table:table-cell>
        </table:table-row>
        <table:table-row table:style-name="ro2">
          <table:table-cell table:style-name="ce1" office:value-type="string" calcext:value-type="string">
            <text:p>CROSSROADS</text:p>
          </table:table-cell>
          <table:table-cell office:value-type="string" calcext:value-type="string">
            <text:p>CROSSROADS</text:p>
          </table:table-cell>
          <table:table-cell table:style-name="ce2" office:value-type="string" calcext:value-type="string">
            <text:p>XRDS</text:p>
          </table:table-cell>
        </table:table-row>
        <table:table-row table:style-name="ro1">
          <table:table-cell table:style-name="ce1" office:value-type="string" calcext:value-type="string">
            <text:p>CURVE </text:p>
          </table:table-cell>
          <table:table-cell office:value-type="string" calcext:value-type="string">
            <text:p>CURVE </text:p>
          </table:table-cell>
          <table:table-cell table:style-name="ce2" office:value-type="string" calcext:value-type="string">
            <text:p>CURV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DALE</text:p>
          </table:table-cell>
          <table:table-cell office:value-type="string" calcext:value-type="string">
            <text:p>DALE </text:p>
          </table:table-cell>
          <table:table-cell table:style-name="ce2" office:value-type="string" calcext:value-type="string" table:number-columns-spanned="1" table:number-rows-spanned="2">
            <text:p>DL</text:p>
          </table:table-cell>
        </table:table-row>
        <table:table-row table:style-name="ro1">
          <table:covered-table-cell/>
          <table:table-cell office:value-type="string" calcext:value-type="string">
            <text:p>DL 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DAM</text:p>
          </table:table-cell>
          <table:table-cell office:value-type="string" calcext:value-type="string">
            <text:p>DAM </text:p>
          </table:table-cell>
          <table:table-cell table:style-name="ce2" office:value-type="string" calcext:value-type="string" table:number-columns-spanned="1" table:number-rows-spanned="2">
            <text:p>DM</text:p>
          </table:table-cell>
        </table:table-row>
        <table:table-row table:style-name="ro1">
          <table:covered-table-cell/>
          <table:table-cell office:value-type="string" calcext:value-type="string">
            <text:p>DM 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DIVIDE</text:p>
          </table:table-cell>
          <table:table-cell office:value-type="string" calcext:value-type="string">
            <text:p>DIV</text:p>
          </table:table-cell>
          <table:table-cell table:style-name="ce2" office:value-type="string" calcext:value-type="string" table:number-columns-spanned="1" table:number-rows-spanned="4">
            <text:p>DV</text:p>
          </table:table-cell>
        </table:table-row>
        <table:table-row table:style-name="ro1">
          <table:covered-table-cell/>
          <table:table-cell office:value-type="string" calcext:value-type="string">
            <text:p>DIVID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DV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DVD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DRIVE</text:p>
          </table:table-cell>
          <table:table-cell office:value-type="string" calcext:value-type="string">
            <text:p>DR</text:p>
          </table:table-cell>
          <table:table-cell table:style-name="ce2" office:value-type="string" calcext:value-type="string" table:number-columns-spanned="1" table:number-rows-spanned="4">
            <text:p>DR</text:p>
          </table:table-cell>
        </table:table-row>
        <table:table-row table:style-name="ro1">
          <table:covered-table-cell/>
          <table:table-cell office:value-type="string" calcext:value-type="string">
            <text:p>DRIV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DRIV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DRV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DRIVES </text:p>
          </table:table-cell>
          <table:table-cell office:value-type="string" calcext:value-type="string">
            <text:p>DRIVES</text:p>
          </table:table-cell>
          <table:table-cell table:style-name="ce2" office:value-type="string" calcext:value-type="string">
            <text:p>DR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ESTATE</text:p>
          </table:table-cell>
          <table:table-cell office:value-type="string" calcext:value-type="string">
            <text:p>EST</text:p>
          </table:table-cell>
          <table:table-cell table:style-name="ce2" office:value-type="string" calcext:value-type="string" table:number-columns-spanned="1" table:number-rows-spanned="2">
            <text:p>EST</text:p>
          </table:table-cell>
        </table:table-row>
        <table:table-row table:style-name="ro1">
          <table:covered-table-cell/>
          <table:table-cell office:value-type="string" calcext:value-type="string">
            <text:p>ESTAT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ESTATES</text:p>
          </table:table-cell>
          <table:table-cell office:value-type="string" calcext:value-type="string">
            <text:p>ESTATES</text:p>
          </table:table-cell>
          <table:table-cell table:style-name="ce2" office:value-type="string" calcext:value-type="string" table:number-columns-spanned="1" table:number-rows-spanned="2">
            <text:p>ESTS</text:p>
          </table:table-cell>
        </table:table-row>
        <table:table-row table:style-name="ro1">
          <table:covered-table-cell/>
          <table:table-cell office:value-type="string" calcext:value-type="string">
            <text:p>EST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6">
            <text:p>EXPRESSWAY</text:p>
          </table:table-cell>
          <table:table-cell office:value-type="string" calcext:value-type="string">
            <text:p>EXP</text:p>
          </table:table-cell>
          <table:table-cell table:style-name="ce2" office:value-type="string" calcext:value-type="string" table:number-columns-spanned="1" table:number-rows-spanned="6">
            <text:p>EXPY</text:p>
          </table:table-cell>
        </table:table-row>
        <table:table-row table:style-name="ro1">
          <table:covered-table-cell/>
          <table:table-cell office:value-type="string" calcext:value-type="string">
            <text:p>EXP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EXPRESS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EXPRESSWA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EXPW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EXP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EXTENSION</text:p>
          </table:table-cell>
          <table:table-cell office:value-type="string" calcext:value-type="string">
            <text:p>EXT</text:p>
          </table:table-cell>
          <table:table-cell table:style-name="ce2" office:value-type="string" calcext:value-type="string" table:number-columns-spanned="1" table:number-rows-spanned="4">
            <text:p>EXT</text:p>
          </table:table-cell>
        </table:table-row>
        <table:table-row table:style-name="ro1">
          <table:covered-table-cell/>
          <table:table-cell office:value-type="string" calcext:value-type="string">
            <text:p>EXTENSIO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EXT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EXTNSN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EXTENSIONS</text:p>
          </table:table-cell>
          <table:table-cell office:value-type="string" calcext:value-type="string">
            <text:p>EXTS</text:p>
          </table:table-cell>
          <table:table-cell table:style-name="ce2" office:value-type="string" calcext:value-type="string">
            <text:p>EXTS</text:p>
          </table:table-cell>
        </table:table-row>
        <table:table-row table:style-name="ro1">
          <table:table-cell table:style-name="ce1" office:value-type="string" calcext:value-type="string">
            <text:p>FALL</text:p>
          </table:table-cell>
          <table:table-cell office:value-type="string" calcext:value-type="string">
            <text:p>FALL</text:p>
          </table:table-cell>
          <table:table-cell table:style-name="ce2" office:value-type="string" calcext:value-type="string">
            <text:p>FAL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FALLS</text:p>
          </table:table-cell>
          <table:table-cell office:value-type="string" calcext:value-type="string">
            <text:p>FALLS</text:p>
          </table:table-cell>
          <table:table-cell table:style-name="ce2" office:value-type="string" calcext:value-type="string" table:number-columns-spanned="1" table:number-rows-spanned="2">
            <text:p>FLS</text:p>
          </table:table-cell>
        </table:table-row>
        <table:table-row table:style-name="ro1">
          <table:covered-table-cell/>
          <table:table-cell office:value-type="string" calcext:value-type="string">
            <text:p>FL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FERRY</text:p>
          </table:table-cell>
          <table:table-cell office:value-type="string" calcext:value-type="string">
            <text:p>FERRY</text:p>
          </table:table-cell>
          <table:table-cell table:style-name="ce2" office:value-type="string" calcext:value-type="string" table:number-columns-spanned="1" table:number-rows-spanned="3">
            <text:p>FRY</text:p>
          </table:table-cell>
        </table:table-row>
        <table:table-row table:style-name="ro1">
          <table:covered-table-cell/>
          <table:table-cell office:value-type="string" calcext:value-type="string">
            <text:p>FRR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FR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FIELD</text:p>
          </table:table-cell>
          <table:table-cell office:value-type="string" calcext:value-type="string">
            <text:p>FIELD</text:p>
          </table:table-cell>
          <table:table-cell table:style-name="ce2" office:value-type="string" calcext:value-type="string" table:number-columns-spanned="1" table:number-rows-spanned="2">
            <text:p>FLD</text:p>
          </table:table-cell>
        </table:table-row>
        <table:table-row table:style-name="ro1">
          <table:covered-table-cell/>
          <table:table-cell office:value-type="string" calcext:value-type="string">
            <text:p>FLD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FIELDS</text:p>
          </table:table-cell>
          <table:table-cell office:value-type="string" calcext:value-type="string">
            <text:p>FIELDS</text:p>
          </table:table-cell>
          <table:table-cell table:style-name="ce2" office:value-type="string" calcext:value-type="string" table:number-columns-spanned="1" table:number-rows-spanned="2">
            <text:p>FLDS</text:p>
          </table:table-cell>
        </table:table-row>
        <table:table-row table:style-name="ro1">
          <table:covered-table-cell/>
          <table:table-cell office:value-type="string" calcext:value-type="string">
            <text:p>FLD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FLAT</text:p>
          </table:table-cell>
          <table:table-cell office:value-type="string" calcext:value-type="string">
            <text:p>FLAT</text:p>
          </table:table-cell>
          <table:table-cell table:style-name="ce2" office:value-type="string" calcext:value-type="string" table:number-columns-spanned="1" table:number-rows-spanned="2">
            <text:p>FLT</text:p>
          </table:table-cell>
        </table:table-row>
        <table:table-row table:style-name="ro1">
          <table:covered-table-cell/>
          <table:table-cell office:value-type="string" calcext:value-type="string">
            <text:p>FL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FLATS</text:p>
          </table:table-cell>
          <table:table-cell office:value-type="string" calcext:value-type="string">
            <text:p>FLATS</text:p>
          </table:table-cell>
          <table:table-cell table:style-name="ce2" office:value-type="string" calcext:value-type="string" table:number-columns-spanned="1" table:number-rows-spanned="2">
            <text:p>FLTS</text:p>
          </table:table-cell>
        </table:table-row>
        <table:table-row table:style-name="ro1">
          <table:covered-table-cell/>
          <table:table-cell office:value-type="string" calcext:value-type="string">
            <text:p>FLT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FORD</text:p>
          </table:table-cell>
          <table:table-cell office:value-type="string" calcext:value-type="string">
            <text:p>FORD</text:p>
          </table:table-cell>
          <table:table-cell table:style-name="ce2" office:value-type="string" calcext:value-type="string" table:number-columns-spanned="1" table:number-rows-spanned="2">
            <text:p>FRD</text:p>
          </table:table-cell>
        </table:table-row>
        <table:table-row table:style-name="ro1">
          <table:covered-table-cell/>
          <table:table-cell office:value-type="string" calcext:value-type="string">
            <text:p>FRD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FORDS</text:p>
          </table:table-cell>
          <table:table-cell office:value-type="string" calcext:value-type="string">
            <text:p>FORDS</text:p>
          </table:table-cell>
          <table:table-cell table:style-name="ce2" office:value-type="string" calcext:value-type="string">
            <text:p>FRD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FOREST</text:p>
          </table:table-cell>
          <table:table-cell office:value-type="string" calcext:value-type="string">
            <text:p>FOREST</text:p>
          </table:table-cell>
          <table:table-cell table:style-name="ce2" office:value-type="string" calcext:value-type="string" table:number-columns-spanned="1" table:number-rows-spanned="3">
            <text:p>FRST</text:p>
          </table:table-cell>
        </table:table-row>
        <table:table-row table:style-name="ro1">
          <table:covered-table-cell/>
          <table:table-cell office:value-type="string" calcext:value-type="string">
            <text:p>FOREST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FRS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FORGE</text:p>
          </table:table-cell>
          <table:table-cell office:value-type="string" calcext:value-type="string">
            <text:p>FORG</text:p>
          </table:table-cell>
          <table:table-cell table:style-name="ce2" office:value-type="string" calcext:value-type="string" table:number-columns-spanned="1" table:number-rows-spanned="3">
            <text:p>FRG</text:p>
          </table:table-cell>
        </table:table-row>
        <table:table-row table:style-name="ro1">
          <table:covered-table-cell/>
          <table:table-cell office:value-type="string" calcext:value-type="string">
            <text:p>FORG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FRG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FORGES</text:p>
          </table:table-cell>
          <table:table-cell office:value-type="string" calcext:value-type="string">
            <text:p>FORGES</text:p>
          </table:table-cell>
          <table:table-cell table:style-name="ce2" office:value-type="string" calcext:value-type="string">
            <text:p>FRG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FORK</text:p>
          </table:table-cell>
          <table:table-cell office:value-type="string" calcext:value-type="string">
            <text:p>FORK</text:p>
          </table:table-cell>
          <table:table-cell table:style-name="ce2" office:value-type="string" calcext:value-type="string" table:number-columns-spanned="1" table:number-rows-spanned="2">
            <text:p>FRK</text:p>
          </table:table-cell>
        </table:table-row>
        <table:table-row table:style-name="ro1">
          <table:covered-table-cell/>
          <table:table-cell office:value-type="string" calcext:value-type="string">
            <text:p>FRK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FORKS</text:p>
          </table:table-cell>
          <table:table-cell office:value-type="string" calcext:value-type="string">
            <text:p>FORKS</text:p>
          </table:table-cell>
          <table:table-cell table:style-name="ce2" office:value-type="string" calcext:value-type="string" table:number-columns-spanned="1" table:number-rows-spanned="2">
            <text:p>FRKS</text:p>
          </table:table-cell>
        </table:table-row>
        <table:table-row table:style-name="ro1">
          <table:covered-table-cell/>
          <table:table-cell office:value-type="string" calcext:value-type="string">
            <text:p>FRK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FORT</text:p>
          </table:table-cell>
          <table:table-cell office:value-type="string" calcext:value-type="string">
            <text:p>FORT</text:p>
          </table:table-cell>
          <table:table-cell table:style-name="ce2" office:value-type="string" calcext:value-type="string" table:number-columns-spanned="1" table:number-rows-spanned="3">
            <text:p>FT</text:p>
          </table:table-cell>
        </table:table-row>
        <table:table-row table:style-name="ro1">
          <table:covered-table-cell/>
          <table:table-cell office:value-type="string" calcext:value-type="string">
            <text:p>FR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F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5">
            <text:p>FREEWAY</text:p>
          </table:table-cell>
          <table:table-cell office:value-type="string" calcext:value-type="string">
            <text:p>FREEWAY</text:p>
          </table:table-cell>
          <table:table-cell table:style-name="ce2" office:value-type="string" calcext:value-type="string" table:number-columns-spanned="1" table:number-rows-spanned="5">
            <text:p>FWY</text:p>
          </table:table-cell>
        </table:table-row>
        <table:table-row table:style-name="ro1">
          <table:covered-table-cell/>
          <table:table-cell office:value-type="string" calcext:value-type="string">
            <text:p>FREEW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FRWA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FRW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FW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GARDEN</text:p>
          </table:table-cell>
          <table:table-cell office:value-type="string" calcext:value-type="string">
            <text:p>GARDEN</text:p>
          </table:table-cell>
          <table:table-cell table:style-name="ce2" office:value-type="string" calcext:value-type="string" table:number-columns-spanned="1" table:number-rows-spanned="4">
            <text:p>GDN</text:p>
          </table:table-cell>
        </table:table-row>
        <table:table-row table:style-name="ro1">
          <table:covered-table-cell/>
          <table:table-cell office:value-type="string" calcext:value-type="string">
            <text:p>GARD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RDE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RD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GARDENS</text:p>
          </table:table-cell>
          <table:table-cell office:value-type="string" calcext:value-type="string">
            <text:p>GARDENS</text:p>
          </table:table-cell>
          <table:table-cell table:style-name="ce2" office:value-type="string" calcext:value-type="string" table:number-columns-spanned="1" table:number-rows-spanned="3">
            <text:p>GDNS</text:p>
          </table:table-cell>
        </table:table-row>
        <table:table-row table:style-name="ro1">
          <table:covered-table-cell/>
          <table:table-cell office:value-type="string" calcext:value-type="string">
            <text:p>GDN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RDN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5">
            <text:p>GATEWAY</text:p>
          </table:table-cell>
          <table:table-cell office:value-type="string" calcext:value-type="string">
            <text:p>GATEWAY</text:p>
          </table:table-cell>
          <table:table-cell table:style-name="ce2" office:value-type="string" calcext:value-type="string" table:number-columns-spanned="1" table:number-rows-spanned="5">
            <text:p>GTWY</text:p>
          </table:table-cell>
        </table:table-row>
        <table:table-row table:style-name="ro1">
          <table:covered-table-cell/>
          <table:table-cell office:value-type="string" calcext:value-type="string">
            <text:p>GATEW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ATWA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TWA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TW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GLEN</text:p>
          </table:table-cell>
          <table:table-cell office:value-type="string" calcext:value-type="string">
            <text:p>GLEN</text:p>
          </table:table-cell>
          <table:table-cell table:style-name="ce2" office:value-type="string" calcext:value-type="string" table:number-columns-spanned="1" table:number-rows-spanned="2">
            <text:p>GLN</text:p>
          </table:table-cell>
        </table:table-row>
        <table:table-row table:style-name="ro1">
          <table:covered-table-cell/>
          <table:table-cell office:value-type="string" calcext:value-type="string">
            <text:p>GLN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GLENS</text:p>
          </table:table-cell>
          <table:table-cell office:value-type="string" calcext:value-type="string">
            <text:p>GLENS</text:p>
          </table:table-cell>
          <table:table-cell table:style-name="ce2" office:value-type="string" calcext:value-type="string">
            <text:p>GLN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GREEN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 table:number-columns-spanned="1" table:number-rows-spanned="2">
            <text:p>GRN</text:p>
          </table:table-cell>
        </table:table-row>
        <table:table-row table:style-name="ro1">
          <table:covered-table-cell/>
          <table:table-cell office:value-type="string" calcext:value-type="string">
            <text:p>GRN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GREENS</text:p>
          </table:table-cell>
          <table:table-cell office:value-type="string" calcext:value-type="string">
            <text:p>GREENS</text:p>
          </table:table-cell>
          <table:table-cell table:style-name="ce2" office:value-type="string" calcext:value-type="string">
            <text:p>GRN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GROVE</text:p>
          </table:table-cell>
          <table:table-cell office:value-type="string" calcext:value-type="string">
            <text:p>GROV</text:p>
          </table:table-cell>
          <table:table-cell table:style-name="ce2" office:value-type="string" calcext:value-type="string" table:number-columns-spanned="1" table:number-rows-spanned="3">
            <text:p>GRV</text:p>
          </table:table-cell>
        </table:table-row>
        <table:table-row table:style-name="ro1">
          <table:covered-table-cell/>
          <table:table-cell office:value-type="string" calcext:value-type="string">
            <text:p>GROV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RV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GROVES</text:p>
          </table:table-cell>
          <table:table-cell office:value-type="string" calcext:value-type="string">
            <text:p>GROVES</text:p>
          </table:table-cell>
          <table:table-cell table:style-name="ce2" office:value-type="string" calcext:value-type="string">
            <text:p>GRV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HARBOR</text:p>
          </table:table-cell>
          <table:table-cell office:value-type="string" calcext:value-type="string">
            <text:p>HARB</text:p>
          </table:table-cell>
          <table:table-cell table:style-name="ce2" office:value-type="string" calcext:value-type="string" table:number-columns-spanned="1" table:number-rows-spanned="5">
            <text:p>HBR</text:p>
          </table:table-cell>
        </table:table-row>
        <table:table-row table:style-name="ro1">
          <table:covered-table-cell/>
          <table:table-cell office:value-type="string" calcext:value-type="string">
            <text:p>HARBO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B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B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RBOR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HARBORS</text:p>
          </table:table-cell>
          <table:table-cell office:value-type="string" calcext:value-type="string">
            <text:p>HARBORS</text:p>
          </table:table-cell>
          <table:table-cell table:style-name="ce2" office:value-type="string" calcext:value-type="string">
            <text:p>HBR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HAVEN</text:p>
          </table:table-cell>
          <table:table-cell office:value-type="string" calcext:value-type="string">
            <text:p>HAVEN</text:p>
          </table:table-cell>
          <table:table-cell table:style-name="ce2" office:value-type="string" calcext:value-type="string" table:number-columns-spanned="1" table:number-rows-spanned="2">
            <text:p>HVN</text:p>
          </table:table-cell>
        </table:table-row>
        <table:table-row table:style-name="ro1">
          <table:covered-table-cell/>
          <table:table-cell office:value-type="string" calcext:value-type="string">
            <text:p>HV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HEIGHTS</text:p>
          </table:table-cell>
          <table:table-cell office:value-type="string" calcext:value-type="string">
            <text:p>HT</text:p>
          </table:table-cell>
          <table:table-cell table:style-name="ce2" office:value-type="string" calcext:value-type="string" table:number-columns-spanned="1" table:number-rows-spanned="2">
            <text:p>HTS</text:p>
          </table:table-cell>
        </table:table-row>
        <table:table-row table:style-name="ro1">
          <table:covered-table-cell/>
          <table:table-cell office:value-type="string" calcext:value-type="string">
            <text:p>HT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6">
            <text:p>HIGHWAY</text:p>
          </table:table-cell>
          <table:table-cell office:value-type="string" calcext:value-type="string">
            <text:p>HIGHWAY</text:p>
          </table:table-cell>
          <table:table-cell table:style-name="ce2" office:value-type="string" calcext:value-type="string" table:number-columns-spanned="1" table:number-rows-spanned="6">
            <text:p>HWY</text:p>
          </table:table-cell>
        </table:table-row>
        <table:table-row table:style-name="ro1">
          <table:covered-table-cell/>
          <table:table-cell office:value-type="string" calcext:value-type="string">
            <text:p>HIGHW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IWA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IW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WA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W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HILL</text:p>
          </table:table-cell>
          <table:table-cell office:value-type="string" calcext:value-type="string">
            <text:p>HILL</text:p>
          </table:table-cell>
          <table:table-cell table:style-name="ce2" office:value-type="string" calcext:value-type="string" table:number-columns-spanned="1" table:number-rows-spanned="2">
            <text:p>HL</text:p>
          </table:table-cell>
        </table:table-row>
        <table:table-row table:style-name="ro1">
          <table:covered-table-cell/>
          <table:table-cell office:value-type="string" calcext:value-type="string">
            <text:p>HL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HILLS</text:p>
          </table:table-cell>
          <table:table-cell office:value-type="string" calcext:value-type="string">
            <text:p>HILLS</text:p>
          </table:table-cell>
          <table:table-cell table:style-name="ce2" office:value-type="string" calcext:value-type="string" table:number-columns-spanned="1" table:number-rows-spanned="2">
            <text:p>HLS</text:p>
          </table:table-cell>
        </table:table-row>
        <table:table-row table:style-name="ro1">
          <table:covered-table-cell/>
          <table:table-cell office:value-type="string" calcext:value-type="string">
            <text:p>HL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5">
            <text:p>HOLLOW</text:p>
          </table:table-cell>
          <table:table-cell office:value-type="string" calcext:value-type="string">
            <text:p>HLLW</text:p>
          </table:table-cell>
          <table:table-cell table:style-name="ce2" office:value-type="string" calcext:value-type="string" table:number-columns-spanned="1" table:number-rows-spanned="5">
            <text:p>HOLW</text:p>
          </table:table-cell>
        </table:table-row>
        <table:table-row table:style-name="ro1">
          <table:covered-table-cell/>
          <table:table-cell office:value-type="string" calcext:value-type="string">
            <text:p>HOLLOW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OLLOW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OLW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OLW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INLET</text:p>
          </table:table-cell>
          <table:table-cell office:value-type="string" calcext:value-type="string">
            <text:p>INLT</text:p>
          </table:table-cell>
          <table:table-cell table:style-name="ce2" office:value-type="string" calcext:value-type="string">
            <text:p>INLT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ISLAND</text:p>
          </table:table-cell>
          <table:table-cell office:value-type="string" calcext:value-type="string">
            <text:p>IS</text:p>
          </table:table-cell>
          <table:table-cell table:style-name="ce2" office:value-type="string" calcext:value-type="string" table:number-columns-spanned="1" table:number-rows-spanned="3">
            <text:p>IS</text:p>
          </table:table-cell>
        </table:table-row>
        <table:table-row table:style-name="ro1">
          <table:covered-table-cell/>
          <table:table-cell office:value-type="string" calcext:value-type="string">
            <text:p>ISLAND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ISLND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ISLANDS</text:p>
          </table:table-cell>
          <table:table-cell office:value-type="string" calcext:value-type="string">
            <text:p>ISLANDS</text:p>
          </table:table-cell>
          <table:table-cell table:style-name="ce2" office:value-type="string" calcext:value-type="string" table:number-columns-spanned="1" table:number-rows-spanned="3">
            <text:p>ISS</text:p>
          </table:table-cell>
        </table:table-row>
        <table:table-row table:style-name="ro1">
          <table:covered-table-cell/>
          <table:table-cell office:value-type="string" calcext:value-type="string">
            <text:p>ISLND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IS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ISLE</text:p>
          </table:table-cell>
          <table:table-cell office:value-type="string" calcext:value-type="string">
            <text:p>ISLE</text:p>
          </table:table-cell>
          <table:table-cell table:style-name="ce2" office:value-type="string" calcext:value-type="string" table:number-columns-spanned="1" table:number-rows-spanned="2">
            <text:p>ISLE</text:p>
          </table:table-cell>
        </table:table-row>
        <table:table-row table:style-name="ro1">
          <table:covered-table-cell/>
          <table:table-cell office:value-type="string" calcext:value-type="string">
            <text:p>ISLE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6">
            <text:p>JUNCTION</text:p>
          </table:table-cell>
          <table:table-cell office:value-type="string" calcext:value-type="string">
            <text:p>JCT</text:p>
          </table:table-cell>
          <table:table-cell table:style-name="ce2" office:value-type="string" calcext:value-type="string" table:number-columns-spanned="1" table:number-rows-spanned="6">
            <text:p>JCT</text:p>
          </table:table-cell>
        </table:table-row>
        <table:table-row table:style-name="ro1">
          <table:covered-table-cell/>
          <table:table-cell office:value-type="string" calcext:value-type="string">
            <text:p>JCTIO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CT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UNCTIO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UNCT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UNCTO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JUNCTIONS</text:p>
          </table:table-cell>
          <table:table-cell office:value-type="string" calcext:value-type="string">
            <text:p>JCTNS</text:p>
          </table:table-cell>
          <table:table-cell table:style-name="ce2" office:value-type="string" calcext:value-type="string" table:number-columns-spanned="1" table:number-rows-spanned="3">
            <text:p>JCTS</text:p>
          </table:table-cell>
        </table:table-row>
        <table:table-row table:style-name="ro1">
          <table:covered-table-cell/>
          <table:table-cell office:value-type="string" calcext:value-type="string">
            <text:p>JCT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UNCTION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KEY</text:p>
          </table:table-cell>
          <table:table-cell office:value-type="string" calcext:value-type="string">
            <text:p>KEY</text:p>
          </table:table-cell>
          <table:table-cell table:style-name="ce2" office:value-type="string" calcext:value-type="string" table:number-columns-spanned="1" table:number-rows-spanned="2">
            <text:p>KY</text:p>
          </table:table-cell>
        </table:table-row>
        <table:table-row table:style-name="ro1">
          <table:covered-table-cell/>
          <table:table-cell office:value-type="string" calcext:value-type="string">
            <text:p>K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KEYS</text:p>
          </table:table-cell>
          <table:table-cell office:value-type="string" calcext:value-type="string">
            <text:p>KEYS</text:p>
          </table:table-cell>
          <table:table-cell table:style-name="ce2" office:value-type="string" calcext:value-type="string" table:number-columns-spanned="1" table:number-rows-spanned="2">
            <text:p>KYS</text:p>
          </table:table-cell>
        </table:table-row>
        <table:table-row table:style-name="ro1">
          <table:covered-table-cell/>
          <table:table-cell office:value-type="string" calcext:value-type="string">
            <text:p>KY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KNOLL</text:p>
          </table:table-cell>
          <table:table-cell office:value-type="string" calcext:value-type="string">
            <text:p>KNL</text:p>
          </table:table-cell>
          <table:table-cell table:style-name="ce2" office:value-type="string" calcext:value-type="string" table:number-columns-spanned="1" table:number-rows-spanned="3">
            <text:p>KNL </text:p>
          </table:table-cell>
        </table:table-row>
        <table:table-row table:style-name="ro1">
          <table:covered-table-cell/>
          <table:table-cell office:value-type="string" calcext:value-type="string">
            <text:p>KNOL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KNOLL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KNOLLS</text:p>
          </table:table-cell>
          <table:table-cell office:value-type="string" calcext:value-type="string">
            <text:p>KNLS</text:p>
          </table:table-cell>
          <table:table-cell table:style-name="ce2" office:value-type="string" calcext:value-type="string" table:number-columns-spanned="1" table:number-rows-spanned="2">
            <text:p>KNLS</text:p>
          </table:table-cell>
        </table:table-row>
        <table:table-row table:style-name="ro1">
          <table:covered-table-cell/>
          <table:table-cell office:value-type="string" calcext:value-type="string">
            <text:p>KNOLL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LAKE</text:p>
          </table:table-cell>
          <table:table-cell office:value-type="string" calcext:value-type="string">
            <text:p>LK</text:p>
          </table:table-cell>
          <table:table-cell table:style-name="ce2" office:value-type="string" calcext:value-type="string" table:number-columns-spanned="1" table:number-rows-spanned="2">
            <text:p>LK</text:p>
          </table:table-cell>
        </table:table-row>
        <table:table-row table:style-name="ro1">
          <table:covered-table-cell/>
          <table:table-cell office:value-type="string" calcext:value-type="string">
            <text:p>LAK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LAKES</text:p>
          </table:table-cell>
          <table:table-cell office:value-type="string" calcext:value-type="string">
            <text:p>LKS</text:p>
          </table:table-cell>
          <table:table-cell table:style-name="ce2" office:value-type="string" calcext:value-type="string" table:number-columns-spanned="1" table:number-rows-spanned="2">
            <text:p>LKS</text:p>
          </table:table-cell>
        </table:table-row>
        <table:table-row table:style-name="ro1">
          <table:covered-table-cell/>
          <table:table-cell office:value-type="string" calcext:value-type="string">
            <text:p>LAKE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LAND</text:p>
          </table:table-cell>
          <table:table-cell office:value-type="string" calcext:value-type="string">
            <text:p>LAND</text:p>
          </table:table-cell>
          <table:table-cell table:style-name="ce2" office:value-type="string" calcext:value-type="string">
            <text:p>LAN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LANDING</text:p>
          </table:table-cell>
          <table:table-cell office:value-type="string" calcext:value-type="string">
            <text:p>LANDING</text:p>
          </table:table-cell>
          <table:table-cell table:style-name="ce2" office:value-type="string" calcext:value-type="string" table:number-columns-spanned="1" table:number-rows-spanned="3">
            <text:p>LNDG</text:p>
          </table:table-cell>
        </table:table-row>
        <table:table-row table:style-name="ro1">
          <table:covered-table-cell/>
          <table:table-cell office:value-type="string" calcext:value-type="string">
            <text:p>LNDG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LNDNG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LANE</text:p>
          </table:table-cell>
          <table:table-cell office:value-type="string" calcext:value-type="string">
            <text:p>LANE</text:p>
          </table:table-cell>
          <table:table-cell table:style-name="ce2" office:value-type="string" calcext:value-type="string" table:number-columns-spanned="1" table:number-rows-spanned="2">
            <text:p>LN</text:p>
          </table:table-cell>
        </table:table-row>
        <table:table-row table:style-name="ro1">
          <table:covered-table-cell/>
          <table:table-cell office:value-type="string" calcext:value-type="string">
            <text:p>L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LIGHT</text:p>
          </table:table-cell>
          <table:table-cell office:value-type="string" calcext:value-type="string">
            <text:p>LGT</text:p>
          </table:table-cell>
          <table:table-cell table:style-name="ce2" office:value-type="string" calcext:value-type="string" table:number-columns-spanned="1" table:number-rows-spanned="2">
            <text:p>LGT</text:p>
          </table:table-cell>
        </table:table-row>
        <table:table-row table:style-name="ro1">
          <table:covered-table-cell/>
          <table:table-cell office:value-type="string" calcext:value-type="string">
            <text:p>LIGHT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LIGHTS</text:p>
          </table:table-cell>
          <table:table-cell office:value-type="string" calcext:value-type="string">
            <text:p>LIGHTS</text:p>
          </table:table-cell>
          <table:table-cell table:style-name="ce2" office:value-type="string" calcext:value-type="string">
            <text:p>LGT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LOAF</text:p>
          </table:table-cell>
          <table:table-cell office:value-type="string" calcext:value-type="string">
            <text:p>LF</text:p>
          </table:table-cell>
          <table:table-cell table:style-name="ce2" office:value-type="string" calcext:value-type="string" table:number-columns-spanned="1" table:number-rows-spanned="2">
            <text:p>LF</text:p>
          </table:table-cell>
        </table:table-row>
        <table:table-row table:style-name="ro1">
          <table:covered-table-cell/>
          <table:table-cell office:value-type="string" calcext:value-type="string">
            <text:p>LOAF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LOCK</text:p>
          </table:table-cell>
          <table:table-cell office:value-type="string" calcext:value-type="string">
            <text:p>LCK</text:p>
          </table:table-cell>
          <table:table-cell table:style-name="ce2" office:value-type="string" calcext:value-type="string" table:number-columns-spanned="1" table:number-rows-spanned="2">
            <text:p>LCK</text:p>
          </table:table-cell>
        </table:table-row>
        <table:table-row table:style-name="ro1">
          <table:covered-table-cell/>
          <table:table-cell office:value-type="string" calcext:value-type="string">
            <text:p>LOCK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LOCKS</text:p>
          </table:table-cell>
          <table:table-cell office:value-type="string" calcext:value-type="string">
            <text:p>LCKS</text:p>
          </table:table-cell>
          <table:table-cell table:style-name="ce2" office:value-type="string" calcext:value-type="string" table:number-columns-spanned="1" table:number-rows-spanned="2">
            <text:p>LCKS</text:p>
          </table:table-cell>
        </table:table-row>
        <table:table-row table:style-name="ro1">
          <table:covered-table-cell/>
          <table:table-cell office:value-type="string" calcext:value-type="string">
            <text:p>LOCK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LODGE</text:p>
          </table:table-cell>
          <table:table-cell office:value-type="string" calcext:value-type="string">
            <text:p>LDG</text:p>
          </table:table-cell>
          <table:table-cell table:style-name="ce2" office:value-type="string" calcext:value-type="string" table:number-columns-spanned="1" table:number-rows-spanned="4">
            <text:p>LDG</text:p>
          </table:table-cell>
        </table:table-row>
        <table:table-row table:style-name="ro1">
          <table:covered-table-cell/>
          <table:table-cell office:value-type="string" calcext:value-type="string">
            <text:p>LDG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LODG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LODG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LOOP</text:p>
          </table:table-cell>
          <table:table-cell office:value-type="string" calcext:value-type="string">
            <text:p>LOOP</text:p>
          </table:table-cell>
          <table:table-cell table:style-name="ce2" office:value-type="string" calcext:value-type="string" table:number-columns-spanned="1" table:number-rows-spanned="2">
            <text:p>LOOP</text:p>
          </table:table-cell>
        </table:table-row>
        <table:table-row table:style-name="ro1">
          <table:covered-table-cell/>
          <table:table-cell office:value-type="string" calcext:value-type="string">
            <text:p>LOOP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ALL</text:p>
          </table:table-cell>
          <table:table-cell office:value-type="string" calcext:value-type="string">
            <text:p>MALL</text:p>
          </table:table-cell>
          <table:table-cell table:style-name="ce2" office:value-type="string" calcext:value-type="string">
            <text:p>MAL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MANOR</text:p>
          </table:table-cell>
          <table:table-cell office:value-type="string" calcext:value-type="string">
            <text:p>MNR</text:p>
          </table:table-cell>
          <table:table-cell table:style-name="ce2" office:value-type="string" calcext:value-type="string" table:number-columns-spanned="1" table:number-rows-spanned="2">
            <text:p>MNR</text:p>
          </table:table-cell>
        </table:table-row>
        <table:table-row table:style-name="ro1">
          <table:covered-table-cell/>
          <table:table-cell office:value-type="string" calcext:value-type="string">
            <text:p>MANOR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MANORS</text:p>
          </table:table-cell>
          <table:table-cell office:value-type="string" calcext:value-type="string">
            <text:p>MANORS</text:p>
          </table:table-cell>
          <table:table-cell table:style-name="ce2" office:value-type="string" calcext:value-type="string" table:number-columns-spanned="1" table:number-rows-spanned="2">
            <text:p>MNRS</text:p>
          </table:table-cell>
        </table:table-row>
        <table:table-row table:style-name="ro1">
          <table:covered-table-cell/>
          <table:table-cell office:value-type="string" calcext:value-type="string">
            <text:p>MNR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EADOW</text:p>
          </table:table-cell>
          <table:table-cell office:value-type="string" calcext:value-type="string">
            <text:p>MEADOW</text:p>
          </table:table-cell>
          <table:table-cell table:style-name="ce2" office:value-type="string" calcext:value-type="string">
            <text:p>MDW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MEADOWS</text:p>
          </table:table-cell>
          <table:table-cell office:value-type="string" calcext:value-type="string">
            <text:p>MDW</text:p>
          </table:table-cell>
          <table:table-cell table:style-name="ce2" office:value-type="string" calcext:value-type="string" table:number-columns-spanned="1" table:number-rows-spanned="4">
            <text:p>MDWS</text:p>
          </table:table-cell>
        </table:table-row>
        <table:table-row table:style-name="ro1">
          <table:covered-table-cell/>
          <table:table-cell office:value-type="string" calcext:value-type="string">
            <text:p>MDW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EADOW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EDOW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EWS</text:p>
          </table:table-cell>
          <table:table-cell office:value-type="string" calcext:value-type="string">
            <text:p>MEWS</text:p>
          </table:table-cell>
          <table:table-cell table:style-name="ce2" office:value-type="string" calcext:value-type="string">
            <text:p>MEWS</text:p>
          </table:table-cell>
        </table:table-row>
        <table:table-row table:style-name="ro1">
          <table:table-cell table:style-name="ce1" office:value-type="string" calcext:value-type="string">
            <text:p>MILL</text:p>
          </table:table-cell>
          <table:table-cell office:value-type="string" calcext:value-type="string">
            <text:p>MILL</text:p>
          </table:table-cell>
          <table:table-cell table:style-name="ce2" office:value-type="string" calcext:value-type="string">
            <text:p>ML</text:p>
          </table:table-cell>
        </table:table-row>
        <table:table-row table:style-name="ro1">
          <table:table-cell table:style-name="ce1" office:value-type="string" calcext:value-type="string">
            <text:p>MILLS</text:p>
          </table:table-cell>
          <table:table-cell office:value-type="string" calcext:value-type="string">
            <text:p>MILLS</text:p>
          </table:table-cell>
          <table:table-cell table:style-name="ce2" office:value-type="string" calcext:value-type="string">
            <text:p>ML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MISSION</text:p>
          </table:table-cell>
          <table:table-cell office:value-type="string" calcext:value-type="string">
            <text:p>MISSN</text:p>
          </table:table-cell>
          <table:table-cell table:style-name="ce2" office:value-type="string" calcext:value-type="string" table:number-columns-spanned="1" table:number-rows-spanned="2">
            <text:p>MSN</text:p>
          </table:table-cell>
        </table:table-row>
        <table:table-row table:style-name="ro1">
          <table:covered-table-cell/>
          <table:table-cell office:value-type="string" calcext:value-type="string">
            <text:p>MSSN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OTORWAY</text:p>
          </table:table-cell>
          <table:table-cell office:value-type="string" calcext:value-type="string">
            <text:p>MOTORWAY</text:p>
          </table:table-cell>
          <table:table-cell table:style-name="ce2" office:value-type="string" calcext:value-type="string">
            <text:p>MTWY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MOUNT</text:p>
          </table:table-cell>
          <table:table-cell office:value-type="string" calcext:value-type="string">
            <text:p>MNT</text:p>
          </table:table-cell>
          <table:table-cell table:style-name="ce2" office:value-type="string" calcext:value-type="string" table:number-columns-spanned="1" table:number-rows-spanned="3">
            <text:p>MT</text:p>
          </table:table-cell>
        </table:table-row>
        <table:table-row table:style-name="ro1">
          <table:covered-table-cell/>
          <table:table-cell office:value-type="string" calcext:value-type="string">
            <text:p>M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OUN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6">
            <text:p>MOUNTAIN</text:p>
          </table:table-cell>
          <table:table-cell office:value-type="string" calcext:value-type="string">
            <text:p>MNTAIN</text:p>
          </table:table-cell>
          <table:table-cell table:style-name="ce2" office:value-type="string" calcext:value-type="string" table:number-columns-spanned="1" table:number-rows-spanned="6">
            <text:p>MTN</text:p>
          </table:table-cell>
        </table:table-row>
        <table:table-row table:style-name="ro1">
          <table:covered-table-cell/>
          <table:table-cell office:value-type="string" calcext:value-type="string">
            <text:p>MNT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OUNTAI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OUNTI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TI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T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MOUNTAINS</text:p>
          </table:table-cell>
          <table:table-cell office:value-type="string" calcext:value-type="string">
            <text:p>MNTNS</text:p>
          </table:table-cell>
          <table:table-cell table:style-name="ce2" office:value-type="string" calcext:value-type="string" table:number-columns-spanned="1" table:number-rows-spanned="2">
            <text:p>MTNS</text:p>
          </table:table-cell>
        </table:table-row>
        <table:table-row table:style-name="ro1">
          <table:covered-table-cell/>
          <table:table-cell office:value-type="string" calcext:value-type="string">
            <text:p>MOUNTAIN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NECK</text:p>
          </table:table-cell>
          <table:table-cell office:value-type="string" calcext:value-type="string">
            <text:p>NCK</text:p>
          </table:table-cell>
          <table:table-cell table:style-name="ce2" office:value-type="string" calcext:value-type="string" table:number-columns-spanned="1" table:number-rows-spanned="2">
            <text:p>NCK</text:p>
          </table:table-cell>
        </table:table-row>
        <table:table-row table:style-name="ro1">
          <table:covered-table-cell/>
          <table:table-cell office:value-type="string" calcext:value-type="string">
            <text:p>NECK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ORCHARD</text:p>
          </table:table-cell>
          <table:table-cell office:value-type="string" calcext:value-type="string">
            <text:p>ORCH</text:p>
          </table:table-cell>
          <table:table-cell table:style-name="ce2" office:value-type="string" calcext:value-type="string" table:number-columns-spanned="1" table:number-rows-spanned="3">
            <text:p>ORCH</text:p>
          </table:table-cell>
        </table:table-row>
        <table:table-row table:style-name="ro1">
          <table:covered-table-cell/>
          <table:table-cell office:value-type="string" calcext:value-type="string">
            <text:p>ORCHARD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ORCHRD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OVAL</text:p>
          </table:table-cell>
          <table:table-cell office:value-type="string" calcext:value-type="string">
            <text:p>OVAL</text:p>
          </table:table-cell>
          <table:table-cell table:style-name="ce2" office:value-type="string" calcext:value-type="string" table:number-columns-spanned="1" table:number-rows-spanned="2">
            <text:p>OVAL</text:p>
          </table:table-cell>
        </table:table-row>
        <table:table-row table:style-name="ro1">
          <table:covered-table-cell/>
          <table:table-cell office:value-type="string" calcext:value-type="string">
            <text:p>OVL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OVERPASS</text:p>
          </table:table-cell>
          <table:table-cell office:value-type="string" calcext:value-type="string">
            <text:p>OVERPASS</text:p>
          </table:table-cell>
          <table:table-cell table:style-name="ce2" office:value-type="string" calcext:value-type="string">
            <text:p>OPA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PARK</text:p>
          </table:table-cell>
          <table:table-cell office:value-type="string" calcext:value-type="string">
            <text:p>PARK</text:p>
          </table:table-cell>
          <table:table-cell table:style-name="ce2" office:value-type="string" calcext:value-type="string" table:number-columns-spanned="1" table:number-rows-spanned="2">
            <text:p>PARK</text:p>
          </table:table-cell>
        </table:table-row>
        <table:table-row table:style-name="ro1">
          <table:covered-table-cell/>
          <table:table-cell office:value-type="string" calcext:value-type="string">
            <text:p>PRK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PARKS</text:p>
          </table:table-cell>
          <table:table-cell office:value-type="string" calcext:value-type="string">
            <text:p>PARKS</text:p>
          </table:table-cell>
          <table:table-cell table:style-name="ce2" office:value-type="string" calcext:value-type="string">
            <text:p>PARK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PARKWAY</text:p>
          </table:table-cell>
          <table:table-cell office:value-type="string" calcext:value-type="string">
            <text:p>PARKWAY</text:p>
          </table:table-cell>
          <table:table-cell table:style-name="ce2" office:value-type="string" calcext:value-type="string" table:number-columns-spanned="1" table:number-rows-spanned="5">
            <text:p>PKWY</text:p>
          </table:table-cell>
        </table:table-row>
        <table:table-row table:style-name="ro1">
          <table:covered-table-cell/>
          <table:table-cell office:value-type="string" calcext:value-type="string">
            <text:p>PARKW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PKWA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PKW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PK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ARKWAYS</text:p>
          </table:table-cell>
          <table:table-cell office:value-type="string" calcext:value-type="string">
            <text:p>PARKWAYS</text:p>
          </table:table-cell>
          <table:table-cell table:style-name="ce2" office:value-type="string" calcext:value-type="string" table:number-columns-spanned="1" table:number-rows-spanned="2">
            <text:p>PKWY</text:p>
          </table:table-cell>
        </table:table-row>
        <table:table-row table:style-name="ro1">
          <table:covered-table-cell/>
          <table:table-cell office:value-type="string" calcext:value-type="string">
            <text:p>PKWY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PASS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PASS</text:p>
          </table:table-cell>
        </table:table-row>
        <table:table-row table:style-name="ro1">
          <table:table-cell table:style-name="ce1" office:value-type="string" calcext:value-type="string">
            <text:p>PASSAGE</text:p>
          </table:table-cell>
          <table:table-cell office:value-type="string" calcext:value-type="string">
            <text:p>PASSAGE</text:p>
          </table:table-cell>
          <table:table-cell table:style-name="ce2" office:value-type="string" calcext:value-type="string">
            <text:p>PSG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PATH</text:p>
          </table:table-cell>
          <table:table-cell office:value-type="string" calcext:value-type="string">
            <text:p>PATH</text:p>
          </table:table-cell>
          <table:table-cell table:style-name="ce2" office:value-type="string" calcext:value-type="string" table:number-columns-spanned="1" table:number-rows-spanned="2">
            <text:p>PATH</text:p>
          </table:table-cell>
        </table:table-row>
        <table:table-row table:style-name="ro1">
          <table:covered-table-cell/>
          <table:table-cell office:value-type="string" calcext:value-type="string">
            <text:p>PATH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IKE</text:p>
          </table:table-cell>
          <table:table-cell office:value-type="string" calcext:value-type="string">
            <text:p>PIKE</text:p>
          </table:table-cell>
          <table:table-cell table:style-name="ce2" office:value-type="string" calcext:value-type="string" table:number-columns-spanned="1" table:number-rows-spanned="2">
            <text:p>PIKE</text:p>
          </table:table-cell>
        </table:table-row>
        <table:table-row table:style-name="ro1">
          <table:covered-table-cell/>
          <table:table-cell office:value-type="string" calcext:value-type="string">
            <text:p>PIKE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PINE</text:p>
          </table:table-cell>
          <table:table-cell office:value-type="string" calcext:value-type="string">
            <text:p>PINE</text:p>
          </table:table-cell>
          <table:table-cell table:style-name="ce2" office:value-type="string" calcext:value-type="string">
            <text:p>PNE 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PINES</text:p>
          </table:table-cell>
          <table:table-cell office:value-type="string" calcext:value-type="string">
            <text:p>PINES</text:p>
          </table:table-cell>
          <table:table-cell table:style-name="ce2" office:value-type="string" calcext:value-type="string" table:number-columns-spanned="1" table:number-rows-spanned="2">
            <text:p>PNES</text:p>
          </table:table-cell>
        </table:table-row>
        <table:table-row table:style-name="ro1">
          <table:covered-table-cell/>
          <table:table-cell office:value-type="string" calcext:value-type="string">
            <text:p>PNE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PLACE</text:p>
          </table:table-cell>
          <table:table-cell office:value-type="string" calcext:value-type="string">
            <text:p>PL</text:p>
          </table:table-cell>
          <table:table-cell table:style-name="ce2" office:value-type="string" calcext:value-type="string">
            <text:p>P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PLAIN</text:p>
          </table:table-cell>
          <table:table-cell office:value-type="string" calcext:value-type="string">
            <text:p>PLAIN</text:p>
          </table:table-cell>
          <table:table-cell table:style-name="ce2" office:value-type="string" calcext:value-type="string" table:number-columns-spanned="1" table:number-rows-spanned="2">
            <text:p>PLN</text:p>
          </table:table-cell>
        </table:table-row>
        <table:table-row table:style-name="ro1">
          <table:covered-table-cell/>
          <table:table-cell office:value-type="string" calcext:value-type="string">
            <text:p>PL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LAINS</text:p>
          </table:table-cell>
          <table:table-cell office:value-type="string" calcext:value-type="string">
            <text:p>PLAINS</text:p>
          </table:table-cell>
          <table:table-cell table:style-name="ce2" office:value-type="string" calcext:value-type="string" table:number-columns-spanned="1" table:number-rows-spanned="2">
            <text:p>PLNS</text:p>
          </table:table-cell>
        </table:table-row>
        <table:table-row table:style-name="ro1">
          <table:covered-table-cell/>
          <table:table-cell office:value-type="string" calcext:value-type="string">
            <text:p>PLN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PLAZA</text:p>
          </table:table-cell>
          <table:table-cell office:value-type="string" calcext:value-type="string">
            <text:p>PLAZA</text:p>
          </table:table-cell>
          <table:table-cell table:style-name="ce2" office:value-type="string" calcext:value-type="string" table:number-columns-spanned="1" table:number-rows-spanned="3">
            <text:p>PLZ</text:p>
          </table:table-cell>
        </table:table-row>
        <table:table-row table:style-name="ro1">
          <table:covered-table-cell/>
          <table:table-cell office:value-type="string" calcext:value-type="string">
            <text:p>PLZ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PLZA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OINT</text:p>
          </table:table-cell>
          <table:table-cell office:value-type="string" calcext:value-type="string">
            <text:p>POINT</text:p>
          </table:table-cell>
          <table:table-cell table:style-name="ce2" office:value-type="string" calcext:value-type="string" table:number-columns-spanned="1" table:number-rows-spanned="2">
            <text:p>PT</text:p>
          </table:table-cell>
        </table:table-row>
        <table:table-row table:style-name="ro1">
          <table:covered-table-cell/>
          <table:table-cell office:value-type="string" calcext:value-type="string">
            <text:p>P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OINTS</text:p>
          </table:table-cell>
          <table:table-cell office:value-type="string" calcext:value-type="string">
            <text:p>POINTS</text:p>
          </table:table-cell>
          <table:table-cell table:style-name="ce2" office:value-type="string" calcext:value-type="string" table:number-columns-spanned="1" table:number-rows-spanned="2">
            <text:p>PTS</text:p>
          </table:table-cell>
        </table:table-row>
        <table:table-row table:style-name="ro1">
          <table:covered-table-cell/>
          <table:table-cell office:value-type="string" calcext:value-type="string">
            <text:p>PT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ORT</text:p>
          </table:table-cell>
          <table:table-cell office:value-type="string" calcext:value-type="string">
            <text:p>PORT</text:p>
          </table:table-cell>
          <table:table-cell table:style-name="ce2" office:value-type="string" calcext:value-type="string" table:number-columns-spanned="1" table:number-rows-spanned="2">
            <text:p>PRT</text:p>
          </table:table-cell>
        </table:table-row>
        <table:table-row table:style-name="ro1">
          <table:covered-table-cell/>
          <table:table-cell office:value-type="string" calcext:value-type="string">
            <text:p>PR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ORTS</text:p>
          </table:table-cell>
          <table:table-cell office:value-type="string" calcext:value-type="string">
            <text:p>PORTS</text:p>
          </table:table-cell>
          <table:table-cell table:style-name="ce2" office:value-type="string" calcext:value-type="string" table:number-columns-spanned="1" table:number-rows-spanned="2">
            <text:p>PRTS</text:p>
          </table:table-cell>
        </table:table-row>
        <table:table-row table:style-name="ro1">
          <table:covered-table-cell/>
          <table:table-cell office:value-type="string" calcext:value-type="string">
            <text:p>PRT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PRAIRIE</text:p>
          </table:table-cell>
          <table:table-cell office:value-type="string" calcext:value-type="string">
            <text:p>PR</text:p>
          </table:table-cell>
          <table:table-cell table:style-name="ce2" office:value-type="string" calcext:value-type="string" table:number-columns-spanned="1" table:number-rows-spanned="3">
            <text:p>PR</text:p>
          </table:table-cell>
        </table:table-row>
        <table:table-row table:style-name="ro1">
          <table:covered-table-cell/>
          <table:table-cell office:value-type="string" calcext:value-type="string">
            <text:p>PRAIRI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PRR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RADIAL</text:p>
          </table:table-cell>
          <table:table-cell office:value-type="string" calcext:value-type="string">
            <text:p>RAD</text:p>
          </table:table-cell>
          <table:table-cell table:style-name="ce2" office:value-type="string" calcext:value-type="string" table:number-columns-spanned="1" table:number-rows-spanned="4">
            <text:p>RADL</text:p>
          </table:table-cell>
        </table:table-row>
        <table:table-row table:style-name="ro1">
          <table:covered-table-cell/>
          <table:table-cell office:value-type="string" calcext:value-type="string">
            <text:p>RADIAL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RADIEL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RADL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RAMP</text:p>
          </table:table-cell>
          <table:table-cell office:value-type="string" calcext:value-type="string">
            <text:p>RAMP</text:p>
          </table:table-cell>
          <table:table-cell table:style-name="ce2" office:value-type="string" calcext:value-type="string">
            <text:p>RAMP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RANCH</text:p>
          </table:table-cell>
          <table:table-cell office:value-type="string" calcext:value-type="string">
            <text:p>RANCH</text:p>
          </table:table-cell>
          <table:table-cell table:style-name="ce2" office:value-type="string" calcext:value-type="string" table:number-columns-spanned="1" table:number-rows-spanned="4">
            <text:p>RNCH</text:p>
          </table:table-cell>
        </table:table-row>
        <table:table-row table:style-name="ro1">
          <table:covered-table-cell/>
          <table:table-cell office:value-type="string" calcext:value-type="string">
            <text:p>RANCHE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RNCH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RNCH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APID</text:p>
          </table:table-cell>
          <table:table-cell office:value-type="string" calcext:value-type="string">
            <text:p>RAPID</text:p>
          </table:table-cell>
          <table:table-cell table:style-name="ce2" office:value-type="string" calcext:value-type="string" table:number-columns-spanned="1" table:number-rows-spanned="2">
            <text:p>RPD</text:p>
          </table:table-cell>
        </table:table-row>
        <table:table-row table:style-name="ro1">
          <table:covered-table-cell/>
          <table:table-cell office:value-type="string" calcext:value-type="string">
            <text:p>RPD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APIDS</text:p>
          </table:table-cell>
          <table:table-cell office:value-type="string" calcext:value-type="string">
            <text:p>RAPIDS</text:p>
          </table:table-cell>
          <table:table-cell table:style-name="ce2" office:value-type="string" calcext:value-type="string" table:number-columns-spanned="1" table:number-rows-spanned="2">
            <text:p>RPDS</text:p>
          </table:table-cell>
        </table:table-row>
        <table:table-row table:style-name="ro1">
          <table:covered-table-cell/>
          <table:table-cell office:value-type="string" calcext:value-type="string">
            <text:p>RPD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EST</text:p>
          </table:table-cell>
          <table:table-cell office:value-type="string" calcext:value-type="string">
            <text:p>REST</text:p>
          </table:table-cell>
          <table:table-cell table:style-name="ce2" office:value-type="string" calcext:value-type="string" table:number-columns-spanned="1" table:number-rows-spanned="2">
            <text:p>RST</text:p>
          </table:table-cell>
        </table:table-row>
        <table:table-row table:style-name="ro1">
          <table:covered-table-cell/>
          <table:table-cell office:value-type="string" calcext:value-type="string">
            <text:p>RS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RIDGE</text:p>
          </table:table-cell>
          <table:table-cell office:value-type="string" calcext:value-type="string">
            <text:p>RDG</text:p>
          </table:table-cell>
          <table:table-cell table:style-name="ce2" office:value-type="string" calcext:value-type="string" table:number-columns-spanned="1" table:number-rows-spanned="3">
            <text:p>RDG</text:p>
          </table:table-cell>
        </table:table-row>
        <table:table-row table:style-name="ro1">
          <table:covered-table-cell/>
          <table:table-cell office:value-type="string" calcext:value-type="string">
            <text:p>RDG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RIDG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IDGES</text:p>
          </table:table-cell>
          <table:table-cell office:value-type="string" calcext:value-type="string">
            <text:p>RDGS</text:p>
          </table:table-cell>
          <table:table-cell table:style-name="ce2" office:value-type="string" calcext:value-type="string" table:number-columns-spanned="1" table:number-rows-spanned="2">
            <text:p>RDGS</text:p>
          </table:table-cell>
        </table:table-row>
        <table:table-row table:style-name="ro1">
          <table:covered-table-cell/>
          <table:table-cell office:value-type="string" calcext:value-type="string">
            <text:p>RIDGE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RIVER</text:p>
          </table:table-cell>
          <table:table-cell office:value-type="string" calcext:value-type="string">
            <text:p>RIV</text:p>
          </table:table-cell>
          <table:table-cell table:style-name="ce2" office:value-type="string" calcext:value-type="string" table:number-columns-spanned="1" table:number-rows-spanned="4">
            <text:p>RIV</text:p>
          </table:table-cell>
        </table:table-row>
        <table:table-row table:style-name="ro1">
          <table:covered-table-cell/>
          <table:table-cell office:value-type="string" calcext:value-type="string">
            <text:p>RIVE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RV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RIVR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OAD</text:p>
          </table:table-cell>
          <table:table-cell office:value-type="string" calcext:value-type="string">
            <text:p>RD</text:p>
          </table:table-cell>
          <table:table-cell table:style-name="ce2" office:value-type="string" calcext:value-type="string" table:number-columns-spanned="1" table:number-rows-spanned="2">
            <text:p>RD</text:p>
          </table:table-cell>
        </table:table-row>
        <table:table-row table:style-name="ro1">
          <table:covered-table-cell/>
          <table:table-cell office:value-type="string" calcext:value-type="string">
            <text:p>ROAD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OADS</text:p>
          </table:table-cell>
          <table:table-cell office:value-type="string" calcext:value-type="string">
            <text:p>ROADS</text:p>
          </table:table-cell>
          <table:table-cell table:style-name="ce2" office:value-type="string" calcext:value-type="string" table:number-columns-spanned="1" table:number-rows-spanned="2">
            <text:p>RDS</text:p>
          </table:table-cell>
        </table:table-row>
        <table:table-row table:style-name="ro1">
          <table:covered-table-cell/>
          <table:table-cell office:value-type="string" calcext:value-type="string">
            <text:p>RD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ROUTE</text:p>
          </table:table-cell>
          <table:table-cell office:value-type="string" calcext:value-type="string">
            <text:p>ROUTE</text:p>
          </table:table-cell>
          <table:table-cell table:style-name="ce2" office:value-type="string" calcext:value-type="string">
            <text:p>RTE</text:p>
          </table:table-cell>
        </table:table-row>
        <table:table-row table:style-name="ro1">
          <table:table-cell table:style-name="ce1" office:value-type="string" calcext:value-type="string">
            <text:p>ROW</text:p>
          </table:table-cell>
          <table:table-cell office:value-type="string" calcext:value-type="string">
            <text:p>ROW</text:p>
          </table:table-cell>
          <table:table-cell table:style-name="ce2" office:value-type="string" calcext:value-type="string">
            <text:p>ROW</text:p>
          </table:table-cell>
        </table:table-row>
        <table:table-row table:style-name="ro1">
          <table:table-cell table:style-name="ce1" office:value-type="string" calcext:value-type="string">
            <text:p>RUE</text:p>
          </table:table-cell>
          <table:table-cell office:value-type="string" calcext:value-type="string">
            <text:p>RUE</text:p>
          </table:table-cell>
          <table:table-cell table:style-name="ce2" office:value-type="string" calcext:value-type="string">
            <text:p>RUE</text:p>
          </table:table-cell>
        </table:table-row>
        <table:table-row table:style-name="ro1">
          <table:table-cell table:style-name="ce1" office:value-type="string" calcext:value-type="string">
            <text:p>RUN</text:p>
          </table:table-cell>
          <table:table-cell office:value-type="string" calcext:value-type="string">
            <text:p>RUN</text:p>
          </table:table-cell>
          <table:table-cell table:style-name="ce2" office:value-type="string" calcext:value-type="string">
            <text:p>RUN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SHOAL</text:p>
          </table:table-cell>
          <table:table-cell office:value-type="string" calcext:value-type="string">
            <text:p>SHL</text:p>
          </table:table-cell>
          <table:table-cell table:style-name="ce2" office:value-type="string" calcext:value-type="string" table:number-columns-spanned="1" table:number-rows-spanned="2">
            <text:p>SHL</text:p>
          </table:table-cell>
        </table:table-row>
        <table:table-row table:style-name="ro1">
          <table:covered-table-cell/>
          <table:table-cell office:value-type="string" calcext:value-type="string">
            <text:p>SHOAL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SHOALS</text:p>
          </table:table-cell>
          <table:table-cell office:value-type="string" calcext:value-type="string">
            <text:p>SHLS</text:p>
          </table:table-cell>
          <table:table-cell table:style-name="ce2" office:value-type="string" calcext:value-type="string" table:number-columns-spanned="1" table:number-rows-spanned="2">
            <text:p>SHLS</text:p>
          </table:table-cell>
        </table:table-row>
        <table:table-row table:style-name="ro1">
          <table:covered-table-cell/>
          <table:table-cell office:value-type="string" calcext:value-type="string">
            <text:p>SHOAL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SHORE</text:p>
          </table:table-cell>
          <table:table-cell office:value-type="string" calcext:value-type="string">
            <text:p>SHOAR</text:p>
          </table:table-cell>
          <table:table-cell table:style-name="ce2" office:value-type="string" calcext:value-type="string" table:number-columns-spanned="1" table:number-rows-spanned="3">
            <text:p>SHR</text:p>
          </table:table-cell>
        </table:table-row>
        <table:table-row table:style-name="ro1">
          <table:covered-table-cell/>
          <table:table-cell office:value-type="string" calcext:value-type="string">
            <text:p>SHOR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HR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SHORES</text:p>
          </table:table-cell>
          <table:table-cell office:value-type="string" calcext:value-type="string">
            <text:p>SHOARS</text:p>
          </table:table-cell>
          <table:table-cell table:style-name="ce2" office:value-type="string" calcext:value-type="string" table:number-columns-spanned="1" table:number-rows-spanned="3">
            <text:p>SHRS</text:p>
          </table:table-cell>
        </table:table-row>
        <table:table-row table:style-name="ro1">
          <table:covered-table-cell/>
          <table:table-cell office:value-type="string" calcext:value-type="string">
            <text:p>SHORE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HR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SKYWAY</text:p>
          </table:table-cell>
          <table:table-cell office:value-type="string" calcext:value-type="string">
            <text:p>SKYWAY</text:p>
          </table:table-cell>
          <table:table-cell table:style-name="ce2" office:value-type="string" calcext:value-type="string">
            <text:p>SKWY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SPRING</text:p>
          </table:table-cell>
          <table:table-cell office:value-type="string" calcext:value-type="string">
            <text:p>SPG</text:p>
          </table:table-cell>
          <table:table-cell table:style-name="ce2" office:value-type="string" calcext:value-type="string" table:number-columns-spanned="1" table:number-rows-spanned="4">
            <text:p>SPG</text:p>
          </table:table-cell>
        </table:table-row>
        <table:table-row table:style-name="ro1">
          <table:covered-table-cell/>
          <table:table-cell office:value-type="string" calcext:value-type="string">
            <text:p>SPNG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PRING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PRNG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SPRINGS</text:p>
          </table:table-cell>
          <table:table-cell office:value-type="string" calcext:value-type="string">
            <text:p>SPGS</text:p>
          </table:table-cell>
          <table:table-cell table:style-name="ce2" office:value-type="string" calcext:value-type="string" table:number-columns-spanned="1" table:number-rows-spanned="4">
            <text:p>SPGS</text:p>
          </table:table-cell>
        </table:table-row>
        <table:table-row table:style-name="ro1">
          <table:covered-table-cell/>
          <table:table-cell office:value-type="string" calcext:value-type="string">
            <text:p>SPNG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PRING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PRNG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SPUR</text:p>
          </table:table-cell>
          <table:table-cell office:value-type="string" calcext:value-type="string">
            <text:p>SPUR</text:p>
          </table:table-cell>
          <table:table-cell table:style-name="ce2" office:value-type="string" calcext:value-type="string">
            <text:p>SPUR</text:p>
          </table:table-cell>
        </table:table-row>
        <table:table-row table:style-name="ro1">
          <table:table-cell table:style-name="ce1" office:value-type="string" calcext:value-type="string">
            <text:p>SPURS</text:p>
          </table:table-cell>
          <table:table-cell office:value-type="string" calcext:value-type="string">
            <text:p>SPURS</text:p>
          </table:table-cell>
          <table:table-cell table:style-name="ce2" office:value-type="string" calcext:value-type="string">
            <text:p>SPUR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SQUARE</text:p>
          </table:table-cell>
          <table:table-cell office:value-type="string" calcext:value-type="string">
            <text:p>SQ</text:p>
          </table:table-cell>
          <table:table-cell table:style-name="ce2" office:value-type="string" calcext:value-type="string" table:number-columns-spanned="1" table:number-rows-spanned="5">
            <text:p>SQ</text:p>
          </table:table-cell>
        </table:table-row>
        <table:table-row table:style-name="ro1">
          <table:covered-table-cell/>
          <table:table-cell office:value-type="string" calcext:value-type="string">
            <text:p>SQ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QR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QU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QUAR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SQUARES</text:p>
          </table:table-cell>
          <table:table-cell office:value-type="string" calcext:value-type="string">
            <text:p>SQRS</text:p>
          </table:table-cell>
          <table:table-cell table:style-name="ce2" office:value-type="string" calcext:value-type="string" table:number-columns-spanned="1" table:number-rows-spanned="2">
            <text:p>SQS</text:p>
          </table:table-cell>
        </table:table-row>
        <table:table-row table:style-name="ro1">
          <table:covered-table-cell/>
          <table:table-cell office:value-type="string" calcext:value-type="string">
            <text:p>SQUARE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STATION</text:p>
          </table:table-cell>
          <table:table-cell office:value-type="string" calcext:value-type="string">
            <text:p>STA</text:p>
          </table:table-cell>
          <table:table-cell table:style-name="ce2" office:value-type="string" calcext:value-type="string" table:number-columns-spanned="1" table:number-rows-spanned="4">
            <text:p>STA</text:p>
          </table:table-cell>
        </table:table-row>
        <table:table-row table:style-name="ro1">
          <table:covered-table-cell/>
          <table:table-cell office:value-type="string" calcext:value-type="string">
            <text:p>STATIO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AT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7">
            <text:p>STRAVENUE</text:p>
          </table:table-cell>
          <table:table-cell office:value-type="string" calcext:value-type="string">
            <text:p>STRA</text:p>
          </table:table-cell>
          <table:table-cell table:style-name="ce2" office:value-type="string" calcext:value-type="string" table:number-columns-spanned="1" table:number-rows-spanned="7">
            <text:p>STRA</text:p>
          </table:table-cell>
        </table:table-row>
        <table:table-row table:style-name="ro1">
          <table:covered-table-cell/>
          <table:table-cell office:value-type="string" calcext:value-type="string">
            <text:p>STRAV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AVE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AVENU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AV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V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VNU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STREAM</text:p>
          </table:table-cell>
          <table:table-cell office:value-type="string" calcext:value-type="string">
            <text:p>STREAM</text:p>
          </table:table-cell>
          <table:table-cell table:style-name="ce2" office:value-type="string" calcext:value-type="string" table:number-columns-spanned="1" table:number-rows-spanned="3">
            <text:p>STRM</text:p>
          </table:table-cell>
        </table:table-row>
        <table:table-row table:style-name="ro1">
          <table:covered-table-cell/>
          <table:table-cell office:value-type="string" calcext:value-type="string">
            <text:p>STREM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M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STREET</text:p>
          </table:table-cell>
          <table:table-cell office:value-type="string" calcext:value-type="string">
            <text:p>STREET</text:p>
          </table:table-cell>
          <table:table-cell table:style-name="ce2" office:value-type="string" calcext:value-type="string" table:number-columns-spanned="1" table:number-rows-spanned="4">
            <text:p>ST</text:p>
          </table:table-cell>
        </table:table-row>
        <table:table-row table:style-name="ro1">
          <table:covered-table-cell/>
          <table:table-cell office:value-type="string" calcext:value-type="string">
            <text:p>STR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STREETS</text:p>
          </table:table-cell>
          <table:table-cell office:value-type="string" calcext:value-type="string">
            <text:p>STREETS</text:p>
          </table:table-cell>
          <table:table-cell table:style-name="ce2" office:value-type="string" calcext:value-type="string">
            <text:p>ST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SUMMIT</text:p>
          </table:table-cell>
          <table:table-cell office:value-type="string" calcext:value-type="string">
            <text:p>SMT</text:p>
          </table:table-cell>
          <table:table-cell table:style-name="ce2" office:value-type="string" calcext:value-type="string" table:number-columns-spanned="1" table:number-rows-spanned="4">
            <text:p>SMT</text:p>
          </table:table-cell>
        </table:table-row>
        <table:table-row table:style-name="ro1">
          <table:covered-table-cell/>
          <table:table-cell office:value-type="string" calcext:value-type="string">
            <text:p>SUMI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UMIT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UMMI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TERRACE</text:p>
          </table:table-cell>
          <table:table-cell office:value-type="string" calcext:value-type="string">
            <text:p>TER</text:p>
          </table:table-cell>
          <table:table-cell table:style-name="ce2" office:value-type="string" calcext:value-type="string" table:number-columns-spanned="1" table:number-rows-spanned="3">
            <text:p>TER</text:p>
          </table:table-cell>
        </table:table-row>
        <table:table-row table:style-name="ro1">
          <table:covered-table-cell/>
          <table:table-cell office:value-type="string" calcext:value-type="string">
            <text:p>TER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ERRACE</text:p>
          </table:table-cell>
          <table:covered-table-cell/>
        </table:table-row>
        <table:table-row table:style-name="ro2">
          <table:table-cell table:style-name="ce1" office:value-type="string" calcext:value-type="string">
            <text:p>THROUGHWAY</text:p>
          </table:table-cell>
          <table:table-cell office:value-type="string" calcext:value-type="string">
            <text:p>THROUGHWAY</text:p>
          </table:table-cell>
          <table:table-cell table:style-name="ce2" office:value-type="string" calcext:value-type="string">
            <text:p>TRWY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TRACE</text:p>
          </table:table-cell>
          <table:table-cell office:value-type="string" calcext:value-type="string">
            <text:p>TRACE</text:p>
          </table:table-cell>
          <table:table-cell table:style-name="ce2" office:value-type="string" calcext:value-type="string" table:number-columns-spanned="1" table:number-rows-spanned="3">
            <text:p>TRCE</text:p>
          </table:table-cell>
        </table:table-row>
        <table:table-row table:style-name="ro1">
          <table:covered-table-cell/>
          <table:table-cell office:value-type="string" calcext:value-type="string">
            <text:p>TRACE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RCE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5">
            <text:p>TRACK</text:p>
          </table:table-cell>
          <table:table-cell office:value-type="string" calcext:value-type="string">
            <text:p>TRACK</text:p>
          </table:table-cell>
          <table:table-cell table:style-name="ce2" office:value-type="string" calcext:value-type="string" table:number-columns-spanned="1" table:number-rows-spanned="5">
            <text:p>TRAK</text:p>
          </table:table-cell>
        </table:table-row>
        <table:table-row table:style-name="ro1">
          <table:covered-table-cell/>
          <table:table-cell office:value-type="string" calcext:value-type="string">
            <text:p>TRACK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RAK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RK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RKS</text:p>
          </table:table-cell>
          <table:covered-table-cell/>
        </table:table-row>
        <table:table-row table:style-name="ro2">
          <table:table-cell table:style-name="ce1" office:value-type="string" calcext:value-type="string">
            <text:p>TRAFFICWAY</text:p>
          </table:table-cell>
          <table:table-cell office:value-type="string" calcext:value-type="string">
            <text:p>TRAFFICWAY</text:p>
          </table:table-cell>
          <table:table-cell table:style-name="ce2" office:value-type="string" calcext:value-type="string">
            <text:p>TRFY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TRAIL</text:p>
          </table:table-cell>
          <table:table-cell office:value-type="string" calcext:value-type="string">
            <text:p>TRAIL</text:p>
          </table:table-cell>
          <table:table-cell table:style-name="ce2" office:value-type="string" calcext:value-type="string" table:number-columns-spanned="1" table:number-rows-spanned="4">
            <text:p>TRL</text:p>
          </table:table-cell>
        </table:table-row>
        <table:table-row table:style-name="ro1">
          <table:covered-table-cell/>
          <table:table-cell office:value-type="string" calcext:value-type="string">
            <text:p>TRAIL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RL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RL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TRAILER</text:p>
          </table:table-cell>
          <table:table-cell office:value-type="string" calcext:value-type="string">
            <text:p>TRAILER</text:p>
          </table:table-cell>
          <table:table-cell table:style-name="ce2" office:value-type="string" calcext:value-type="string" table:number-columns-spanned="1" table:number-rows-spanned="3">
            <text:p>TRLR</text:p>
          </table:table-cell>
        </table:table-row>
        <table:table-row table:style-name="ro1">
          <table:covered-table-cell/>
          <table:table-cell office:value-type="string" calcext:value-type="string">
            <text:p>TRL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RLR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6">
            <text:p>TUNNEL</text:p>
          </table:table-cell>
          <table:table-cell office:value-type="string" calcext:value-type="string">
            <text:p>TUNEL</text:p>
          </table:table-cell>
          <table:table-cell table:style-name="ce2" office:value-type="string" calcext:value-type="string" table:number-columns-spanned="1" table:number-rows-spanned="6">
            <text:p>TUNL</text:p>
          </table:table-cell>
        </table:table-row>
        <table:table-row table:style-name="ro1">
          <table:covered-table-cell/>
          <table:table-cell office:value-type="string" calcext:value-type="string">
            <text:p>TUNL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UNL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UNNEL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UNNEL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UNNL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TURNPIKE</text:p>
          </table:table-cell>
          <table:table-cell office:value-type="string" calcext:value-type="string">
            <text:p>TRNPK</text:p>
          </table:table-cell>
          <table:table-cell table:style-name="ce2" office:value-type="string" calcext:value-type="string" table:number-columns-spanned="1" table:number-rows-spanned="3">
            <text:p>TPKE</text:p>
          </table:table-cell>
        </table:table-row>
        <table:table-row table:style-name="ro1">
          <table:covered-table-cell/>
          <table:table-cell office:value-type="string" calcext:value-type="string">
            <text:p>TURNPIK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URNPK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UNDERPASS</text:p>
          </table:table-cell>
          <table:table-cell office:value-type="string" calcext:value-type="string">
            <text:p>UNDERPASS</text:p>
          </table:table-cell>
          <table:table-cell table:style-name="ce2" office:value-type="string" calcext:value-type="string">
            <text:p>UPA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UNION</text:p>
          </table:table-cell>
          <table:table-cell office:value-type="string" calcext:value-type="string">
            <text:p>UN</text:p>
          </table:table-cell>
          <table:table-cell table:style-name="ce2" office:value-type="string" calcext:value-type="string" table:number-columns-spanned="1" table:number-rows-spanned="2">
            <text:p>UN</text:p>
          </table:table-cell>
        </table:table-row>
        <table:table-row table:style-name="ro1">
          <table:covered-table-cell/>
          <table:table-cell office:value-type="string" calcext:value-type="string">
            <text:p>UNION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UNIONS</text:p>
          </table:table-cell>
          <table:table-cell office:value-type="string" calcext:value-type="string">
            <text:p>UNIONS</text:p>
          </table:table-cell>
          <table:table-cell table:style-name="ce2" office:value-type="string" calcext:value-type="string">
            <text:p>UN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VALLEY</text:p>
          </table:table-cell>
          <table:table-cell office:value-type="string" calcext:value-type="string">
            <text:p>VALLEY</text:p>
          </table:table-cell>
          <table:table-cell table:style-name="ce2" office:value-type="string" calcext:value-type="string" table:number-columns-spanned="1" table:number-rows-spanned="4">
            <text:p>VLY</text:p>
          </table:table-cell>
        </table:table-row>
        <table:table-row table:style-name="ro1">
          <table:covered-table-cell/>
          <table:table-cell office:value-type="string" calcext:value-type="string">
            <text:p>VALL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LL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LY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VALLEYS</text:p>
          </table:table-cell>
          <table:table-cell office:value-type="string" calcext:value-type="string">
            <text:p>VALLEYS</text:p>
          </table:table-cell>
          <table:table-cell table:style-name="ce2" office:value-type="string" calcext:value-type="string" table:number-columns-spanned="1" table:number-rows-spanned="2">
            <text:p>VLYS</text:p>
          </table:table-cell>
        </table:table-row>
        <table:table-row table:style-name="ro1">
          <table:covered-table-cell/>
          <table:table-cell office:value-type="string" calcext:value-type="string">
            <text:p>VLY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4">
            <text:p>VIADUCT</text:p>
          </table:table-cell>
          <table:table-cell office:value-type="string" calcext:value-type="string">
            <text:p>VDCT</text:p>
          </table:table-cell>
          <table:table-cell table:style-name="ce2" office:value-type="string" calcext:value-type="string" table:number-columns-spanned="1" table:number-rows-spanned="4">
            <text:p>VIA</text:p>
          </table:table-cell>
        </table:table-row>
        <table:table-row table:style-name="ro1">
          <table:covered-table-cell/>
          <table:table-cell office:value-type="string" calcext:value-type="string">
            <text:p>VIA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IADC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IADUCT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VIEW</text:p>
          </table:table-cell>
          <table:table-cell office:value-type="string" calcext:value-type="string">
            <text:p>VIEW</text:p>
          </table:table-cell>
          <table:table-cell table:style-name="ce2" office:value-type="string" calcext:value-type="string" table:number-columns-spanned="1" table:number-rows-spanned="2">
            <text:p>VW</text:p>
          </table:table-cell>
        </table:table-row>
        <table:table-row table:style-name="ro1">
          <table:covered-table-cell/>
          <table:table-cell office:value-type="string" calcext:value-type="string">
            <text:p>VW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VIEWS</text:p>
          </table:table-cell>
          <table:table-cell office:value-type="string" calcext:value-type="string">
            <text:p>VIEWS</text:p>
          </table:table-cell>
          <table:table-cell table:style-name="ce2" office:value-type="string" calcext:value-type="string" table:number-columns-spanned="1" table:number-rows-spanned="2">
            <text:p>VWS</text:p>
          </table:table-cell>
        </table:table-row>
        <table:table-row table:style-name="ro1">
          <table:covered-table-cell/>
          <table:table-cell office:value-type="string" calcext:value-type="string">
            <text:p>VW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6">
            <text:p>VILLAGE</text:p>
          </table:table-cell>
          <table:table-cell office:value-type="string" calcext:value-type="string">
            <text:p>VILL</text:p>
          </table:table-cell>
          <table:table-cell table:style-name="ce2" office:value-type="string" calcext:value-type="string" table:number-columns-spanned="1" table:number-rows-spanned="6">
            <text:p>VLG</text:p>
          </table:table-cell>
        </table:table-row>
        <table:table-row table:style-name="ro1">
          <table:covered-table-cell/>
          <table:table-cell office:value-type="string" calcext:value-type="string">
            <text:p>VILLAG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ILLAG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ILLG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ILLIAG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LG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VILLAGES</text:p>
          </table:table-cell>
          <table:table-cell office:value-type="string" calcext:value-type="string">
            <text:p>VILLAGES</text:p>
          </table:table-cell>
          <table:table-cell table:style-name="ce2" office:value-type="string" calcext:value-type="string" table:number-columns-spanned="1" table:number-rows-spanned="2">
            <text:p>VLGS</text:p>
          </table:table-cell>
        </table:table-row>
        <table:table-row table:style-name="ro1">
          <table:covered-table-cell/>
          <table:table-cell office:value-type="string" calcext:value-type="string">
            <text:p>VLG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VILLE</text:p>
          </table:table-cell>
          <table:table-cell office:value-type="string" calcext:value-type="string">
            <text:p>VILLE</text:p>
          </table:table-cell>
          <table:table-cell table:style-name="ce2" office:value-type="string" calcext:value-type="string" table:number-columns-spanned="1" table:number-rows-spanned="2">
            <text:p>VL</text:p>
          </table:table-cell>
        </table:table-row>
        <table:table-row table:style-name="ro1">
          <table:covered-table-cell/>
          <table:table-cell office:value-type="string" calcext:value-type="string">
            <text:p>VL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5">
            <text:p>VISTA</text:p>
          </table:table-cell>
          <table:table-cell office:value-type="string" calcext:value-type="string">
            <text:p>VIS</text:p>
          </table:table-cell>
          <table:table-cell table:style-name="ce2" office:value-type="string" calcext:value-type="string" table:number-columns-spanned="1" table:number-rows-spanned="5">
            <text:p>VIS</text:p>
          </table:table-cell>
        </table:table-row>
        <table:table-row table:style-name="ro1">
          <table:covered-table-cell/>
          <table:table-cell office:value-type="string" calcext:value-type="string">
            <text:p>VIS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ISTA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S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VSTA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WALK</text:p>
          </table:table-cell>
          <table:table-cell office:value-type="string" calcext:value-type="string">
            <text:p>WALK</text:p>
          </table:table-cell>
          <table:table-cell table:style-name="ce2" office:value-type="string" calcext:value-type="string">
            <text:p>WALK</text:p>
          </table:table-cell>
        </table:table-row>
        <table:table-row table:style-name="ro1">
          <table:table-cell table:style-name="ce1" office:value-type="string" calcext:value-type="string">
            <text:p>WALKS</text:p>
          </table:table-cell>
          <table:table-cell office:value-type="string" calcext:value-type="string">
            <text:p>WALKS</text:p>
          </table:table-cell>
          <table:table-cell table:style-name="ce2" office:value-type="string" calcext:value-type="string">
            <text:p>WALK</text:p>
          </table:table-cell>
        </table:table-row>
        <table:table-row table:style-name="ro1">
          <table:table-cell table:style-name="ce1" office:value-type="string" calcext:value-type="string">
            <text:p>WALL</text:p>
          </table:table-cell>
          <table:table-cell office:value-type="string" calcext:value-type="string">
            <text:p>WALL</text:p>
          </table:table-cell>
          <table:table-cell table:style-name="ce2" office:value-type="string" calcext:value-type="string">
            <text:p>WAL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WAY</text:p>
          </table:table-cell>
          <table:table-cell office:value-type="string" calcext:value-type="string">
            <text:p>WY</text:p>
          </table:table-cell>
          <table:table-cell table:style-name="ce2" office:value-type="string" calcext:value-type="string" table:number-columns-spanned="1" table:number-rows-spanned="2">
            <text:p>WAY</text:p>
          </table:table-cell>
        </table:table-row>
        <table:table-row table:style-name="ro1">
          <table:covered-table-cell/>
          <table:table-cell office:value-type="string" calcext:value-type="string">
            <text:p>WAY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WAYS</text:p>
          </table:table-cell>
          <table:table-cell office:value-type="string" calcext:value-type="string">
            <text:p>WAYS</text:p>
          </table:table-cell>
          <table:table-cell table:style-name="ce2" office:value-type="string" calcext:value-type="string">
            <text:p>WAYS</text:p>
          </table:table-cell>
        </table:table-row>
        <table:table-row table:style-name="ro1">
          <table:table-cell table:style-name="ce1" office:value-type="string" calcext:value-type="string">
            <text:p>WELL</text:p>
          </table:table-cell>
          <table:table-cell office:value-type="string" calcext:value-type="string">
            <text:p>WELL</text:p>
          </table:table-cell>
          <table:table-cell table:style-name="ce2" office:value-type="string" calcext:value-type="string">
            <text:p>WL 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WELLS</text:p>
          </table:table-cell>
          <table:table-cell office:value-type="string" calcext:value-type="string">
            <text:p>WELLS</text:p>
          </table:table-cell>
          <table:table-cell table:style-name="ce2" office:value-type="string" calcext:value-type="string" table:number-columns-spanned="1" table:number-rows-spanned="2">
            <text:p>WLS</text:p>
          </table:table-cell>
        </table:table-row>
        <table:table-row table:style-name="ro1">
          <table:covered-table-cell/>
          <table:table-cell office:value-type="string" calcext:value-type="string">
            <text:p>WLS</text:p>
          </table:table-cell>
          <table:covered-table-cell/>
        </table:table-row>
      </table:table>
      <table:named-expressions>
        <table:named-range table:name="ep551880" table:base-cell-address="$Sheet1.$A$1" table:cell-range-address="$Sheet1.$A$1"/>
        <table:named-range table:name="ep551882" table:base-cell-address="$Sheet1.$B$1" table:cell-range-address="$Sheet1.$B$1"/>
        <table:named-range table:name="ep551884" table:base-cell-address="$Sheet1.$C$1" table:cell-range-address="$Sheet1.$C$1"/>
        <table:named-range table:name="ep551888" table:base-cell-address="$Sheet1.$B$2" table:cell-range-address="$Sheet1.$B$2"/>
        <table:named-range table:name="ep551894" table:base-cell-address="$Sheet1.$B$3" table:cell-range-address="$Sheet1.$B$3"/>
        <table:named-range table:name="ep551900" table:base-cell-address="$Sheet1.$B$4" table:cell-range-address="$Sheet1.$B$4"/>
        <table:named-range table:name="ep551904" table:base-cell-address="$Sheet1.$A$5" table:cell-range-address="$Sheet1.$A$5"/>
        <table:named-range table:name="ep551906" table:base-cell-address="$Sheet1.$B$5" table:cell-range-address="$Sheet1.$B$5"/>
        <table:named-range table:name="ep551908" table:base-cell-address="$Sheet1.$C$5" table:cell-range-address="$Sheet1.$C$5"/>
        <table:named-range table:name="ep551912" table:base-cell-address="$Sheet1.$B$6" table:cell-range-address="$Sheet1.$B$6"/>
        <table:named-range table:name="ep551918" table:base-cell-address="$Sheet1.$B$7" table:cell-range-address="$Sheet1.$B$7"/>
        <table:named-range table:name="ep551924" table:base-cell-address="$Sheet1.$B$8" table:cell-range-address="$Sheet1.$B$8"/>
        <table:named-range table:name="ep551928" table:base-cell-address="$Sheet1.$A$9" table:cell-range-address="$Sheet1.$A$9"/>
        <table:named-range table:name="ep551930" table:base-cell-address="$Sheet1.$B$9" table:cell-range-address="$Sheet1.$B$9"/>
        <table:named-range table:name="ep551932" table:base-cell-address="$Sheet1.$C$9" table:cell-range-address="$Sheet1.$C$9"/>
        <table:named-range table:name="ep551936" table:base-cell-address="$Sheet1.$B$10" table:cell-range-address="$Sheet1.$B$10"/>
        <table:named-range table:name="ep551940" table:base-cell-address="$Sheet1.$A$11" table:cell-range-address="$Sheet1.$A$11"/>
        <table:named-range table:name="ep551942" table:base-cell-address="$Sheet1.$B$11" table:cell-range-address="$Sheet1.$B$11"/>
        <table:named-range table:name="ep551944" table:base-cell-address="$Sheet1.$C$11" table:cell-range-address="$Sheet1.$C$11"/>
        <table:named-range table:name="ep551948" table:base-cell-address="$Sheet1.$B$12" table:cell-range-address="$Sheet1.$B$12"/>
        <table:named-range table:name="ep551954" table:base-cell-address="$Sheet1.$B$13" table:cell-range-address="$Sheet1.$B$13"/>
        <table:named-range table:name="ep551960" table:base-cell-address="$Sheet1.$B$14" table:cell-range-address="$Sheet1.$B$14"/>
        <table:named-range table:name="ep551966" table:base-cell-address="$Sheet1.$B$15" table:cell-range-address="$Sheet1.$B$15"/>
        <table:named-range table:name="ep551972" table:base-cell-address="$Sheet1.$B$16" table:cell-range-address="$Sheet1.$B$16"/>
        <table:named-range table:name="ep551978" table:base-cell-address="$Sheet1.$B$17" table:cell-range-address="$Sheet1.$B$17"/>
        <table:named-range table:name="ep551982" table:base-cell-address="$Sheet1.$A$18" table:cell-range-address="$Sheet1.$A$18"/>
        <table:named-range table:name="ep551984" table:base-cell-address="$Sheet1.$B$18" table:cell-range-address="$Sheet1.$B$18"/>
        <table:named-range table:name="ep551986" table:base-cell-address="$Sheet1.$C$18" table:cell-range-address="$Sheet1.$C$18"/>
        <table:named-range table:name="ep551990" table:base-cell-address="$Sheet1.$B$19" table:cell-range-address="$Sheet1.$B$19"/>
        <table:named-range table:name="ep551994" table:base-cell-address="$Sheet1.$A$20" table:cell-range-address="$Sheet1.$A$20"/>
        <table:named-range table:name="ep551996" table:base-cell-address="$Sheet1.$B$20" table:cell-range-address="$Sheet1.$B$20"/>
        <table:named-range table:name="ep551998" table:base-cell-address="$Sheet1.$C$20" table:cell-range-address="$Sheet1.$C$20"/>
        <table:named-range table:name="ep552002" table:base-cell-address="$Sheet1.$B$21" table:cell-range-address="$Sheet1.$B$21"/>
        <table:named-range table:name="ep552006" table:base-cell-address="$Sheet1.$A$22" table:cell-range-address="$Sheet1.$A$22"/>
        <table:named-range table:name="ep552008" table:base-cell-address="$Sheet1.$B$22" table:cell-range-address="$Sheet1.$B$22"/>
        <table:named-range table:name="ep552010" table:base-cell-address="$Sheet1.$C$22" table:cell-range-address="$Sheet1.$C$22"/>
        <table:named-range table:name="ep552014" table:base-cell-address="$Sheet1.$B$23" table:cell-range-address="$Sheet1.$B$23"/>
        <table:named-range table:name="ep552018" table:base-cell-address="$Sheet1.$A$24" table:cell-range-address="$Sheet1.$A$24"/>
        <table:named-range table:name="ep552020" table:base-cell-address="$Sheet1.$B$24" table:cell-range-address="$Sheet1.$B$24"/>
        <table:named-range table:name="ep552022" table:base-cell-address="$Sheet1.$C$24" table:cell-range-address="$Sheet1.$C$24"/>
        <table:named-range table:name="ep552026" table:base-cell-address="$Sheet1.$B$25" table:cell-range-address="$Sheet1.$B$25"/>
        <table:named-range table:name="ep552032" table:base-cell-address="$Sheet1.$B$26" table:cell-range-address="$Sheet1.$B$26"/>
        <table:named-range table:name="ep552036" table:base-cell-address="$Sheet1.$A$27" table:cell-range-address="$Sheet1.$A$27"/>
        <table:named-range table:name="ep552038" table:base-cell-address="$Sheet1.$B$27" table:cell-range-address="$Sheet1.$B$27"/>
        <table:named-range table:name="ep552040" table:base-cell-address="$Sheet1.$C$27" table:cell-range-address="$Sheet1.$C$27"/>
        <table:named-range table:name="ep552043" table:base-cell-address="$Sheet1.$A$28" table:cell-range-address="$Sheet1.$A$28"/>
        <table:named-range table:name="ep552045" table:base-cell-address="$Sheet1.$B$28" table:cell-range-address="$Sheet1.$B$28"/>
        <table:named-range table:name="ep552047" table:base-cell-address="$Sheet1.$C$28" table:cell-range-address="$Sheet1.$C$28"/>
        <table:named-range table:name="ep552051" table:base-cell-address="$Sheet1.$B$29" table:cell-range-address="$Sheet1.$B$29"/>
        <table:named-range table:name="ep552057" table:base-cell-address="$Sheet1.$B$30" table:cell-range-address="$Sheet1.$B$30"/>
        <table:named-range table:name="ep552063" table:base-cell-address="$Sheet1.$B$31" table:cell-range-address="$Sheet1.$B$31"/>
        <table:named-range table:name="ep552067" table:base-cell-address="$Sheet1.$A$32" table:cell-range-address="$Sheet1.$A$32"/>
        <table:named-range table:name="ep552069" table:base-cell-address="$Sheet1.$B$32" table:cell-range-address="$Sheet1.$B$32"/>
        <table:named-range table:name="ep552071" table:base-cell-address="$Sheet1.$C$32" table:cell-range-address="$Sheet1.$C$32"/>
        <table:named-range table:name="ep552075" table:base-cell-address="$Sheet1.$B$33" table:cell-range-address="$Sheet1.$B$33"/>
        <table:named-range table:name="ep552081" table:base-cell-address="$Sheet1.$B$34" table:cell-range-address="$Sheet1.$B$34"/>
        <table:named-range table:name="ep552087" table:base-cell-address="$Sheet1.$B$35" table:cell-range-address="$Sheet1.$B$35"/>
        <table:named-range table:name="ep552091" table:base-cell-address="$Sheet1.$A$36" table:cell-range-address="$Sheet1.$A$36"/>
        <table:named-range table:name="ep552093" table:base-cell-address="$Sheet1.$B$36" table:cell-range-address="$Sheet1.$B$36"/>
        <table:named-range table:name="ep552095" table:base-cell-address="$Sheet1.$C$36" table:cell-range-address="$Sheet1.$C$36"/>
        <table:named-range table:name="ep552099" table:base-cell-address="$Sheet1.$B$37" table:cell-range-address="$Sheet1.$B$37"/>
        <table:named-range table:name="ep552105" table:base-cell-address="$Sheet1.$B$38" table:cell-range-address="$Sheet1.$B$38"/>
        <table:named-range table:name="ep552109" table:base-cell-address="$Sheet1.$A$39" table:cell-range-address="$Sheet1.$A$39"/>
        <table:named-range table:name="ep552111" table:base-cell-address="$Sheet1.$B$39" table:cell-range-address="$Sheet1.$B$39"/>
        <table:named-range table:name="ep552113" table:base-cell-address="$Sheet1.$C$39" table:cell-range-address="$Sheet1.$C$39"/>
        <table:named-range table:name="ep552117" table:base-cell-address="$Sheet1.$B$40" table:cell-range-address="$Sheet1.$B$40"/>
        <table:named-range table:name="ep552123" table:base-cell-address="$Sheet1.$B$41" table:cell-range-address="$Sheet1.$B$41"/>
        <table:named-range table:name="ep552127" table:base-cell-address="$Sheet1.$A$42" table:cell-range-address="$Sheet1.$A$42"/>
        <table:named-range table:name="ep552129" table:base-cell-address="$Sheet1.$B$42" table:cell-range-address="$Sheet1.$B$42"/>
        <table:named-range table:name="ep552131" table:base-cell-address="$Sheet1.$C$42" table:cell-range-address="$Sheet1.$C$42"/>
        <table:named-range table:name="ep552135" table:base-cell-address="$Sheet1.$B$43" table:cell-range-address="$Sheet1.$B$43"/>
        <table:named-range table:name="ep552139" table:base-cell-address="$Sheet1.$A$44" table:cell-range-address="$Sheet1.$A$44"/>
        <table:named-range table:name="ep552141" table:base-cell-address="$Sheet1.$B$44" table:cell-range-address="$Sheet1.$B$44"/>
        <table:named-range table:name="ep552143" table:base-cell-address="$Sheet1.$C$44" table:cell-range-address="$Sheet1.$C$44"/>
        <table:named-range table:name="ep552145" table:base-cell-address="$Sheet1.$A$45" table:cell-range-address="$Sheet1.$A$45"/>
        <table:named-range table:name="ep552147" table:base-cell-address="$Sheet1.$B$45" table:cell-range-address="$Sheet1.$B$45"/>
        <table:named-range table:name="ep552149" table:base-cell-address="$Sheet1.$C$45" table:cell-range-address="$Sheet1.$C$45"/>
        <table:named-range table:name="ep552151" table:base-cell-address="$Sheet1.$A$46" table:cell-range-address="$Sheet1.$A$46"/>
        <table:named-range table:name="ep552153" table:base-cell-address="$Sheet1.$B$46" table:cell-range-address="$Sheet1.$B$46"/>
        <table:named-range table:name="ep552155" table:base-cell-address="$Sheet1.$C$46" table:cell-range-address="$Sheet1.$C$46"/>
        <table:named-range table:name="ep552157" table:base-cell-address="$Sheet1.$A$47" table:cell-range-address="$Sheet1.$A$47"/>
        <table:named-range table:name="ep552159" table:base-cell-address="$Sheet1.$B$47" table:cell-range-address="$Sheet1.$B$47"/>
        <table:named-range table:name="ep552161" table:base-cell-address="$Sheet1.$C$47" table:cell-range-address="$Sheet1.$C$47"/>
        <table:named-range table:name="ep552165" table:base-cell-address="$Sheet1.$B$48" table:cell-range-address="$Sheet1.$B$48"/>
        <table:named-range table:name="ep552171" table:base-cell-address="$Sheet1.$B$49" table:cell-range-address="$Sheet1.$B$49"/>
        <table:named-range table:name="ep552177" table:base-cell-address="$Sheet1.$B$50" table:cell-range-address="$Sheet1.$B$50"/>
        <table:named-range table:name="ep552183" table:base-cell-address="$Sheet1.$B$51" table:cell-range-address="$Sheet1.$B$51"/>
        <table:named-range table:name="ep552187" table:base-cell-address="$Sheet1.$A$52" table:cell-range-address="$Sheet1.$A$52"/>
        <table:named-range table:name="ep552189" table:base-cell-address="$Sheet1.$B$52" table:cell-range-address="$Sheet1.$B$52"/>
        <table:named-range table:name="ep552191" table:base-cell-address="$Sheet1.$C$52" table:cell-range-address="$Sheet1.$C$52"/>
        <table:named-range table:name="ep552195" table:base-cell-address="$Sheet1.$B$53" table:cell-range-address="$Sheet1.$B$53"/>
        <table:named-range table:name="ep552201" table:base-cell-address="$Sheet1.$B$54" table:cell-range-address="$Sheet1.$B$54"/>
        <table:named-range table:name="ep552206" table:base-cell-address="$Sheet1.$A$55" table:cell-range-address="$Sheet1.$A$55"/>
        <table:named-range table:name="ep552208" table:base-cell-address="$Sheet1.$B$55" table:cell-range-address="$Sheet1.$B$55"/>
        <table:named-range table:name="ep552210" table:base-cell-address="$Sheet1.$C$55" table:cell-range-address="$Sheet1.$C$55"/>
        <table:named-range table:name="ep552214" table:base-cell-address="$Sheet1.$B$56" table:cell-range-address="$Sheet1.$B$56"/>
        <table:named-range table:name="ep552220" table:base-cell-address="$Sheet1.$B$57" table:cell-range-address="$Sheet1.$B$57"/>
        <table:named-range table:name="ep552225" table:base-cell-address="$Sheet1.$A$58" table:cell-range-address="$Sheet1.$A$58"/>
        <table:named-range table:name="ep552227" table:base-cell-address="$Sheet1.$B$58" table:cell-range-address="$Sheet1.$B$58"/>
        <table:named-range table:name="ep552229" table:base-cell-address="$Sheet1.$C$58" table:cell-range-address="$Sheet1.$C$58"/>
        <table:named-range table:name="ep552233" table:base-cell-address="$Sheet1.$B$59" table:cell-range-address="$Sheet1.$B$59"/>
        <table:named-range table:name="ep552238" table:base-cell-address="$Sheet1.$A$60" table:cell-range-address="$Sheet1.$A$60"/>
        <table:named-range table:name="ep552240" table:base-cell-address="$Sheet1.$B$60" table:cell-range-address="$Sheet1.$B$60"/>
        <table:named-range table:name="ep552242" table:base-cell-address="$Sheet1.$C$60" table:cell-range-address="$Sheet1.$C$60"/>
        <table:named-range table:name="ep552246" table:base-cell-address="$Sheet1.$B$61" table:cell-range-address="$Sheet1.$B$61"/>
        <table:named-range table:name="ep552252" table:base-cell-address="$Sheet1.$B$62" table:cell-range-address="$Sheet1.$B$62"/>
        <table:named-range table:name="ep552256" table:base-cell-address="$Sheet1.$A$63" table:cell-range-address="$Sheet1.$A$63"/>
        <table:named-range table:name="ep552258" table:base-cell-address="$Sheet1.$B$63" table:cell-range-address="$Sheet1.$B$63"/>
        <table:named-range table:name="ep552260" table:base-cell-address="$Sheet1.$C$63" table:cell-range-address="$Sheet1.$C$63"/>
        <table:named-range table:name="ep552264" table:base-cell-address="$Sheet1.$B$64" table:cell-range-address="$Sheet1.$B$64"/>
        <table:named-range table:name="ep552270" table:base-cell-address="$Sheet1.$B$65" table:cell-range-address="$Sheet1.$B$65"/>
        <table:named-range table:name="ep552276" table:base-cell-address="$Sheet1.$B$66" table:cell-range-address="$Sheet1.$B$66"/>
        <table:named-range table:name="ep552282" table:base-cell-address="$Sheet1.$B$67" table:cell-range-address="$Sheet1.$B$67"/>
        <table:named-range table:name="ep552288" table:base-cell-address="$Sheet1.$B$68" table:cell-range-address="$Sheet1.$B$68"/>
        <table:named-range table:name="ep552294" table:base-cell-address="$Sheet1.$B$69" table:cell-range-address="$Sheet1.$B$69"/>
        <table:named-range table:name="ep552300" table:base-cell-address="$Sheet1.$B$70" table:cell-range-address="$Sheet1.$B$70"/>
        <table:named-range table:name="ep552304" table:base-cell-address="$Sheet1.$A$71" table:cell-range-address="$Sheet1.$A$71"/>
        <table:named-range table:name="ep552306" table:base-cell-address="$Sheet1.$B$71" table:cell-range-address="$Sheet1.$B$71"/>
        <table:named-range table:name="ep552308" table:base-cell-address="$Sheet1.$C$71" table:cell-range-address="$Sheet1.$C$71"/>
        <table:named-range table:name="ep552310" table:base-cell-address="$Sheet1.$A$72" table:cell-range-address="$Sheet1.$A$72"/>
        <table:named-range table:name="ep552312" table:base-cell-address="$Sheet1.$B$72" table:cell-range-address="$Sheet1.$B$72"/>
        <table:named-range table:name="ep552314" table:base-cell-address="$Sheet1.$C$72" table:cell-range-address="$Sheet1.$C$72"/>
        <table:named-range table:name="ep552318" table:base-cell-address="$Sheet1.$B$73" table:cell-range-address="$Sheet1.$B$73"/>
        <table:named-range table:name="ep552324" table:base-cell-address="$Sheet1.$B$74" table:cell-range-address="$Sheet1.$B$74"/>
        <table:named-range table:name="ep552330" table:base-cell-address="$Sheet1.$B$75" table:cell-range-address="$Sheet1.$B$75"/>
        <table:named-range table:name="ep552336" table:base-cell-address="$Sheet1.$B$76" table:cell-range-address="$Sheet1.$B$76"/>
        <table:named-range table:name="ep552342" table:base-cell-address="$Sheet1.$B$77" table:cell-range-address="$Sheet1.$B$77"/>
        <table:named-range table:name="ep552346" table:base-cell-address="$Sheet1.$A$78" table:cell-range-address="$Sheet1.$A$78"/>
        <table:named-range table:name="ep552348" table:base-cell-address="$Sheet1.$B$78" table:cell-range-address="$Sheet1.$B$78"/>
        <table:named-range table:name="ep552350" table:base-cell-address="$Sheet1.$C$78" table:cell-range-address="$Sheet1.$C$78"/>
        <table:named-range table:name="ep552352" table:base-cell-address="$Sheet1.$A$79" table:cell-range-address="$Sheet1.$A$79"/>
        <table:named-range table:name="ep552354" table:base-cell-address="$Sheet1.$B$79" table:cell-range-address="$Sheet1.$B$79"/>
        <table:named-range table:name="ep552356" table:base-cell-address="$Sheet1.$C$79" table:cell-range-address="$Sheet1.$C$79"/>
        <table:named-range table:name="ep552360" table:base-cell-address="$Sheet1.$B$80" table:cell-range-address="$Sheet1.$B$80"/>
        <table:named-range table:name="ep552364" table:base-cell-address="$Sheet1.$A$81" table:cell-range-address="$Sheet1.$A$81"/>
        <table:named-range table:name="ep552366" table:base-cell-address="$Sheet1.$B$81" table:cell-range-address="$Sheet1.$B$81"/>
        <table:named-range table:name="ep552368" table:base-cell-address="$Sheet1.$C$81" table:cell-range-address="$Sheet1.$C$81"/>
        <table:named-range table:name="ep552372" table:base-cell-address="$Sheet1.$B$82" table:cell-range-address="$Sheet1.$B$82"/>
        <table:named-range table:name="ep552376" table:base-cell-address="$Sheet1.$A$83" table:cell-range-address="$Sheet1.$A$83"/>
        <table:named-range table:name="ep552378" table:base-cell-address="$Sheet1.$B$83" table:cell-range-address="$Sheet1.$B$83"/>
        <table:named-range table:name="ep552380" table:base-cell-address="$Sheet1.$C$83" table:cell-range-address="$Sheet1.$C$83"/>
        <table:named-range table:name="ep552384" table:base-cell-address="$Sheet1.$B$84" table:cell-range-address="$Sheet1.$B$84"/>
        <table:named-range table:name="ep552388" table:base-cell-address="$Sheet1.$A$85" table:cell-range-address="$Sheet1.$A$85"/>
        <table:named-range table:name="ep552390" table:base-cell-address="$Sheet1.$B$85" table:cell-range-address="$Sheet1.$B$85"/>
        <table:named-range table:name="ep552392" table:base-cell-address="$Sheet1.$C$85" table:cell-range-address="$Sheet1.$C$85"/>
        <table:named-range table:name="ep552394" table:base-cell-address="$Sheet1.$A$86" table:cell-range-address="$Sheet1.$A$86"/>
        <table:named-range table:name="ep552396" table:base-cell-address="$Sheet1.$B$86" table:cell-range-address="$Sheet1.$B$86"/>
        <table:named-range table:name="ep552398" table:base-cell-address="$Sheet1.$C$86" table:cell-range-address="$Sheet1.$C$86"/>
        <table:named-range table:name="ep552400" table:base-cell-address="$Sheet1.$A$87" table:cell-range-address="$Sheet1.$A$87"/>
        <table:named-range table:name="ep552402" table:base-cell-address="$Sheet1.$B$87" table:cell-range-address="$Sheet1.$B$87"/>
        <table:named-range table:name="ep552404" table:base-cell-address="$Sheet1.$C$87" table:cell-range-address="$Sheet1.$C$87"/>
        <table:named-range table:name="ep552408" table:base-cell-address="$Sheet1.$B$88" table:cell-range-address="$Sheet1.$B$88"/>
        <table:named-range table:name="ep552412" table:base-cell-address="$Sheet1.$A$89" table:cell-range-address="$Sheet1.$A$89"/>
        <table:named-range table:name="ep552414" table:base-cell-address="$Sheet1.$B$89" table:cell-range-address="$Sheet1.$B$89"/>
        <table:named-range table:name="ep552416" table:base-cell-address="$Sheet1.$C$89" table:cell-range-address="$Sheet1.$C$89"/>
        <table:named-range table:name="ep552420" table:base-cell-address="$Sheet1.$B$90" table:cell-range-address="$Sheet1.$B$90"/>
        <table:named-range table:name="ep552424" table:base-cell-address="$Sheet1.$A$91" table:cell-range-address="$Sheet1.$A$91"/>
        <table:named-range table:name="ep552426" table:base-cell-address="$Sheet1.$B$91" table:cell-range-address="$Sheet1.$B$91"/>
        <table:named-range table:name="ep552428" table:base-cell-address="$Sheet1.$C$91" table:cell-range-address="$Sheet1.$C$91"/>
        <table:named-range table:name="ep552432" table:base-cell-address="$Sheet1.$B$92" table:cell-range-address="$Sheet1.$B$92"/>
        <table:named-range table:name="ep552436" table:base-cell-address="$Sheet1.$A$93" table:cell-range-address="$Sheet1.$A$93"/>
        <table:named-range table:name="ep552438" table:base-cell-address="$Sheet1.$B$93" table:cell-range-address="$Sheet1.$B$93"/>
        <table:named-range table:name="ep552440" table:base-cell-address="$Sheet1.$C$93" table:cell-range-address="$Sheet1.$C$93"/>
        <table:named-range table:name="ep552444" table:base-cell-address="$Sheet1.$B$94" table:cell-range-address="$Sheet1.$B$94"/>
        <table:named-range table:name="ep552448" table:base-cell-address="$Sheet1.$A$95" table:cell-range-address="$Sheet1.$A$95"/>
        <table:named-range table:name="ep552450" table:base-cell-address="$Sheet1.$B$95" table:cell-range-address="$Sheet1.$B$95"/>
        <table:named-range table:name="ep552452" table:base-cell-address="$Sheet1.$C$95" table:cell-range-address="$Sheet1.$C$95"/>
        <table:named-range table:name="ep552456" table:base-cell-address="$Sheet1.$B$96" table:cell-range-address="$Sheet1.$B$96"/>
        <table:named-range table:name="ep552460" table:base-cell-address="$Sheet1.$A$97" table:cell-range-address="$Sheet1.$A$97"/>
        <table:named-range table:name="ep552462" table:base-cell-address="$Sheet1.$B$97" table:cell-range-address="$Sheet1.$B$97"/>
        <table:named-range table:name="ep552464" table:base-cell-address="$Sheet1.$C$97" table:cell-range-address="$Sheet1.$C$97"/>
        <table:named-range table:name="ep552468" table:base-cell-address="$Sheet1.$B$98" table:cell-range-address="$Sheet1.$B$98"/>
        <table:named-range table:name="ep552472" table:base-cell-address="$Sheet1.$A$99" table:cell-range-address="$Sheet1.$A$99"/>
        <table:named-range table:name="ep552474" table:base-cell-address="$Sheet1.$B$99" table:cell-range-address="$Sheet1.$B$99"/>
        <table:named-range table:name="ep552476" table:base-cell-address="$Sheet1.$C$99" table:cell-range-address="$Sheet1.$C$99"/>
        <table:named-range table:name="ep552478" table:base-cell-address="$Sheet1.$A$100" table:cell-range-address="$Sheet1.$A$100"/>
        <table:named-range table:name="ep552480" table:base-cell-address="$Sheet1.$B$100" table:cell-range-address="$Sheet1.$B$100"/>
        <table:named-range table:name="ep552482" table:base-cell-address="$Sheet1.$C$100" table:cell-range-address="$Sheet1.$C$100"/>
        <table:named-range table:name="ep552486" table:base-cell-address="$Sheet1.$B$101" table:cell-range-address="$Sheet1.$B$101"/>
        <table:named-range table:name="ep552490" table:base-cell-address="$Sheet1.$A$102" table:cell-range-address="$Sheet1.$A$102"/>
        <table:named-range table:name="ep552492" table:base-cell-address="$Sheet1.$B$102" table:cell-range-address="$Sheet1.$B$102"/>
        <table:named-range table:name="ep552494" table:base-cell-address="$Sheet1.$C$102" table:cell-range-address="$Sheet1.$C$102"/>
        <table:named-range table:name="ep552498" table:base-cell-address="$Sheet1.$B$103" table:cell-range-address="$Sheet1.$B$103"/>
        <table:named-range table:name="ep552504" table:base-cell-address="$Sheet1.$B$104" table:cell-range-address="$Sheet1.$B$104"/>
        <table:named-range table:name="ep552510" table:base-cell-address="$Sheet1.$B$105" table:cell-range-address="$Sheet1.$B$105"/>
        <table:named-range table:name="ep552514" table:base-cell-address="$Sheet1.$A$106" table:cell-range-address="$Sheet1.$A$106"/>
        <table:named-range table:name="ep552516" table:base-cell-address="$Sheet1.$B$106" table:cell-range-address="$Sheet1.$B$106"/>
        <table:named-range table:name="ep552518" table:base-cell-address="$Sheet1.$C$106" table:cell-range-address="$Sheet1.$C$106"/>
        <table:named-range table:name="ep552521" table:base-cell-address="$Sheet1.$A$107" table:cell-range-address="$Sheet1.$A$107"/>
        <table:named-range table:name="ep552523" table:base-cell-address="$Sheet1.$B$107" table:cell-range-address="$Sheet1.$B$107"/>
        <table:named-range table:name="ep552525" table:base-cell-address="$Sheet1.$C$107" table:cell-range-address="$Sheet1.$C$107"/>
        <table:named-range table:name="ep552529" table:base-cell-address="$Sheet1.$B$108" table:cell-range-address="$Sheet1.$B$108"/>
        <table:named-range table:name="ep552535" table:base-cell-address="$Sheet1.$B$109" table:cell-range-address="$Sheet1.$B$109"/>
        <table:named-range table:name="ep552539" table:base-cell-address="$Sheet1.$A$110" table:cell-range-address="$Sheet1.$A$110"/>
        <table:named-range table:name="ep552541" table:base-cell-address="$Sheet1.$B$110" table:cell-range-address="$Sheet1.$B$110"/>
        <table:named-range table:name="ep552543" table:base-cell-address="$Sheet1.$C$110" table:cell-range-address="$Sheet1.$C$110"/>
        <table:named-range table:name="ep552545" table:base-cell-address="$Sheet1.$A$111" table:cell-range-address="$Sheet1.$A$111"/>
        <table:named-range table:name="ep552547" table:base-cell-address="$Sheet1.$B$111" table:cell-range-address="$Sheet1.$B$111"/>
        <table:named-range table:name="ep552549" table:base-cell-address="$Sheet1.$C$111" table:cell-range-address="$Sheet1.$C$111"/>
        <table:named-range table:name="ep552551" table:base-cell-address="$Sheet1.$A$112" table:cell-range-address="$Sheet1.$A$112"/>
        <table:named-range table:name="ep552553" table:base-cell-address="$Sheet1.$B$112" table:cell-range-address="$Sheet1.$B$112"/>
        <table:named-range table:name="ep552555" table:base-cell-address="$Sheet1.$C$112" table:cell-range-address="$Sheet1.$C$112"/>
        <table:named-range table:name="ep552557" table:base-cell-address="$Sheet1.$A$113" table:cell-range-address="$Sheet1.$A$113"/>
        <table:named-range table:name="ep552559" table:base-cell-address="$Sheet1.$B$113" table:cell-range-address="$Sheet1.$B$113"/>
        <table:named-range table:name="ep552561" table:base-cell-address="$Sheet1.$C$113" table:cell-range-address="$Sheet1.$C$113"/>
        <table:named-range table:name="ep552565" table:base-cell-address="$Sheet1.$B$114" table:cell-range-address="$Sheet1.$B$114"/>
        <table:named-range table:name="ep552569" table:base-cell-address="$Sheet1.$A$115" table:cell-range-address="$Sheet1.$A$115"/>
        <table:named-range table:name="ep552571" table:base-cell-address="$Sheet1.$B$115" table:cell-range-address="$Sheet1.$B$115"/>
        <table:named-range table:name="ep552573" table:base-cell-address="$Sheet1.$C$115" table:cell-range-address="$Sheet1.$C$115"/>
        <table:named-range table:name="ep552577" table:base-cell-address="$Sheet1.$B$116" table:cell-range-address="$Sheet1.$B$116"/>
        <table:named-range table:name="ep552581" table:base-cell-address="$Sheet1.$A$117" table:cell-range-address="$Sheet1.$A$117"/>
        <table:named-range table:name="ep552583" table:base-cell-address="$Sheet1.$B$117" table:cell-range-address="$Sheet1.$B$117"/>
        <table:named-range table:name="ep552585" table:base-cell-address="$Sheet1.$C$117" table:cell-range-address="$Sheet1.$C$117"/>
        <table:named-range table:name="ep552589" table:base-cell-address="$Sheet1.$B$118" table:cell-range-address="$Sheet1.$B$118"/>
        <table:named-range table:name="ep552595" table:base-cell-address="$Sheet1.$B$119" table:cell-range-address="$Sheet1.$B$119"/>
        <table:named-range table:name="ep552601" table:base-cell-address="$Sheet1.$B$120" table:cell-range-address="$Sheet1.$B$120"/>
        <table:named-range table:name="ep552605" table:base-cell-address="$Sheet1.$A$121" table:cell-range-address="$Sheet1.$A$121"/>
        <table:named-range table:name="ep552607" table:base-cell-address="$Sheet1.$B$121" table:cell-range-address="$Sheet1.$B$121"/>
        <table:named-range table:name="ep552609" table:base-cell-address="$Sheet1.$C$121" table:cell-range-address="$Sheet1.$C$121"/>
        <table:named-range table:name="ep552613" table:base-cell-address="$Sheet1.$B$122" table:cell-range-address="$Sheet1.$B$122"/>
        <table:named-range table:name="ep552619" table:base-cell-address="$Sheet1.$B$123" table:cell-range-address="$Sheet1.$B$123"/>
        <table:named-range table:name="ep552625" table:base-cell-address="$Sheet1.$B$124" table:cell-range-address="$Sheet1.$B$124"/>
        <table:named-range table:name="ep552629" table:base-cell-address="$Sheet1.$A$125" table:cell-range-address="$Sheet1.$A$125"/>
        <table:named-range table:name="ep552631" table:base-cell-address="$Sheet1.$B$125" table:cell-range-address="$Sheet1.$B$125"/>
        <table:named-range table:name="ep552633" table:base-cell-address="$Sheet1.$C$125" table:cell-range-address="$Sheet1.$C$125"/>
        <table:named-range table:name="ep552635" table:base-cell-address="$Sheet1.$A$126" table:cell-range-address="$Sheet1.$A$126"/>
        <table:named-range table:name="ep552637" table:base-cell-address="$Sheet1.$B$126" table:cell-range-address="$Sheet1.$B$126"/>
        <table:named-range table:name="ep552639" table:base-cell-address="$Sheet1.$C$126" table:cell-range-address="$Sheet1.$C$126"/>
        <table:named-range table:name="ep552643" table:base-cell-address="$Sheet1.$B$127" table:cell-range-address="$Sheet1.$B$127"/>
        <table:named-range table:name="ep552647" table:base-cell-address="$Sheet1.$A$128" table:cell-range-address="$Sheet1.$A$128"/>
        <table:named-range table:name="ep552649" table:base-cell-address="$Sheet1.$B$128" table:cell-range-address="$Sheet1.$B$128"/>
        <table:named-range table:name="ep552651" table:base-cell-address="$Sheet1.$C$128" table:cell-range-address="$Sheet1.$C$128"/>
        <table:named-range table:name="ep552655" table:base-cell-address="$Sheet1.$B$129" table:cell-range-address="$Sheet1.$B$129"/>
        <table:named-range table:name="ep552659" table:base-cell-address="$Sheet1.$A$130" table:cell-range-address="$Sheet1.$A$130"/>
        <table:named-range table:name="ep552661" table:base-cell-address="$Sheet1.$B$130" table:cell-range-address="$Sheet1.$B$130"/>
        <table:named-range table:name="ep552663" table:base-cell-address="$Sheet1.$C$130" table:cell-range-address="$Sheet1.$C$130"/>
        <table:named-range table:name="ep552667" table:base-cell-address="$Sheet1.$B$131" table:cell-range-address="$Sheet1.$B$131"/>
        <table:named-range table:name="ep552673" table:base-cell-address="$Sheet1.$B$132" table:cell-range-address="$Sheet1.$B$132"/>
        <table:named-range table:name="ep552679" table:base-cell-address="$Sheet1.$B$133" table:cell-range-address="$Sheet1.$B$133"/>
        <table:named-range table:name="ep552685" table:base-cell-address="$Sheet1.$B$134" table:cell-range-address="$Sheet1.$B$134"/>
        <table:named-range table:name="ep552691" table:base-cell-address="$Sheet1.$B$135" table:cell-range-address="$Sheet1.$B$135"/>
        <table:named-range table:name="ep552695" table:base-cell-address="$Sheet1.$A$136" table:cell-range-address="$Sheet1.$A$136"/>
        <table:named-range table:name="ep552697" table:base-cell-address="$Sheet1.$B$136" table:cell-range-address="$Sheet1.$B$136"/>
        <table:named-range table:name="ep552699" table:base-cell-address="$Sheet1.$C$136" table:cell-range-address="$Sheet1.$C$136"/>
        <table:named-range table:name="ep552703" table:base-cell-address="$Sheet1.$B$137" table:cell-range-address="$Sheet1.$B$137"/>
        <table:named-range table:name="ep552709" table:base-cell-address="$Sheet1.$B$138" table:cell-range-address="$Sheet1.$B$138"/>
        <table:named-range table:name="ep552715" table:base-cell-address="$Sheet1.$B$139" table:cell-range-address="$Sheet1.$B$139"/>
        <table:named-range table:name="ep552719" table:base-cell-address="$Sheet1.$A$140" table:cell-range-address="$Sheet1.$A$140"/>
        <table:named-range table:name="ep552721" table:base-cell-address="$Sheet1.$B$140" table:cell-range-address="$Sheet1.$B$140"/>
        <table:named-range table:name="ep552723" table:base-cell-address="$Sheet1.$C$140" table:cell-range-address="$Sheet1.$C$140"/>
        <table:named-range table:name="ep552725" table:base-cell-address="$Sheet1.$A$141" table:cell-range-address="$Sheet1.$A$141"/>
        <table:named-range table:name="ep552727" table:base-cell-address="$Sheet1.$B$141" table:cell-range-address="$Sheet1.$B$141"/>
        <table:named-range table:name="ep552729" table:base-cell-address="$Sheet1.$C$141" table:cell-range-address="$Sheet1.$C$141"/>
        <table:named-range table:name="ep552731" table:base-cell-address="$Sheet1.$A$142" table:cell-range-address="$Sheet1.$A$142"/>
        <table:named-range table:name="ep552733" table:base-cell-address="$Sheet1.$B$142" table:cell-range-address="$Sheet1.$B$142"/>
        <table:named-range table:name="ep552735" table:base-cell-address="$Sheet1.$C$142" table:cell-range-address="$Sheet1.$C$142"/>
        <table:named-range table:name="ep552739" table:base-cell-address="$Sheet1.$B$143" table:cell-range-address="$Sheet1.$B$143"/>
        <table:named-range table:name="ep552743" table:base-cell-address="$Sheet1.$A$144" table:cell-range-address="$Sheet1.$A$144"/>
        <table:named-range table:name="ep552745" table:base-cell-address="$Sheet1.$B$144" table:cell-range-address="$Sheet1.$B$144"/>
        <table:named-range table:name="ep552747" table:base-cell-address="$Sheet1.$C$144" table:cell-range-address="$Sheet1.$C$144"/>
        <table:named-range table:name="ep552751" table:base-cell-address="$Sheet1.$B$145" table:cell-range-address="$Sheet1.$B$145"/>
        <table:named-range table:name="ep552757" table:base-cell-address="$Sheet1.$B$146" table:cell-range-address="$Sheet1.$B$146"/>
        <table:named-range table:name="ep552761" table:base-cell-address="$Sheet1.$A$147" table:cell-range-address="$Sheet1.$A$147"/>
        <table:named-range table:name="ep552763" table:base-cell-address="$Sheet1.$B$147" table:cell-range-address="$Sheet1.$B$147"/>
        <table:named-range table:name="ep552765" table:base-cell-address="$Sheet1.$C$147" table:cell-range-address="$Sheet1.$C$147"/>
        <table:named-range table:name="ep552769" table:base-cell-address="$Sheet1.$B$148" table:cell-range-address="$Sheet1.$B$148"/>
        <table:named-range table:name="ep552773" table:base-cell-address="$Sheet1.$A$149" table:cell-range-address="$Sheet1.$A$149"/>
        <table:named-range table:name="ep552775" table:base-cell-address="$Sheet1.$B$149" table:cell-range-address="$Sheet1.$B$149"/>
        <table:named-range table:name="ep552777" table:base-cell-address="$Sheet1.$C$149" table:cell-range-address="$Sheet1.$C$149"/>
        <table:named-range table:name="ep552781" table:base-cell-address="$Sheet1.$B$150" table:cell-range-address="$Sheet1.$B$150"/>
        <table:named-range table:name="ep552785" table:base-cell-address="$Sheet1.$A$151" table:cell-range-address="$Sheet1.$A$151"/>
        <table:named-range table:name="ep552787" table:base-cell-address="$Sheet1.$B$151" table:cell-range-address="$Sheet1.$B$151"/>
        <table:named-range table:name="ep552789" table:base-cell-address="$Sheet1.$C$151" table:cell-range-address="$Sheet1.$C$151"/>
        <table:named-range table:name="ep552793" table:base-cell-address="$Sheet1.$B$152" table:cell-range-address="$Sheet1.$B$152"/>
        <table:named-range table:name="ep552797" table:base-cell-address="$Sheet1.$A$153" table:cell-range-address="$Sheet1.$A$153"/>
        <table:named-range table:name="ep552799" table:base-cell-address="$Sheet1.$B$153" table:cell-range-address="$Sheet1.$B$153"/>
        <table:named-range table:name="ep552801" table:base-cell-address="$Sheet1.$C$153" table:cell-range-address="$Sheet1.$C$153"/>
        <table:named-range table:name="ep552805" table:base-cell-address="$Sheet1.$B$154" table:cell-range-address="$Sheet1.$B$154"/>
        <table:named-range table:name="ep552809" table:base-cell-address="$Sheet1.$A$155" table:cell-range-address="$Sheet1.$A$155"/>
        <table:named-range table:name="ep552811" table:base-cell-address="$Sheet1.$B$155" table:cell-range-address="$Sheet1.$B$155"/>
        <table:named-range table:name="ep552813" table:base-cell-address="$Sheet1.$C$155" table:cell-range-address="$Sheet1.$C$155"/>
        <table:named-range table:name="ep552817" table:base-cell-address="$Sheet1.$B$156" table:cell-range-address="$Sheet1.$B$156"/>
        <table:named-range table:name="ep552821" table:base-cell-address="$Sheet1.$A$157" table:cell-range-address="$Sheet1.$A$157"/>
        <table:named-range table:name="ep552823" table:base-cell-address="$Sheet1.$B$157" table:cell-range-address="$Sheet1.$B$157"/>
        <table:named-range table:name="ep552825" table:base-cell-address="$Sheet1.$C$157" table:cell-range-address="$Sheet1.$C$157"/>
        <table:named-range table:name="ep552827" table:base-cell-address="$Sheet1.$A$158" table:cell-range-address="$Sheet1.$A$158"/>
        <table:named-range table:name="ep552829" table:base-cell-address="$Sheet1.$B$158" table:cell-range-address="$Sheet1.$B$158"/>
        <table:named-range table:name="ep552831" table:base-cell-address="$Sheet1.$C$158" table:cell-range-address="$Sheet1.$C$158"/>
        <table:named-range table:name="ep552835" table:base-cell-address="$Sheet1.$B$159" table:cell-range-address="$Sheet1.$B$159"/>
        <table:named-range table:name="ep552841" table:base-cell-address="$Sheet1.$B$160" table:cell-range-address="$Sheet1.$B$160"/>
        <table:named-range table:name="ep552845" table:base-cell-address="$Sheet1.$A$161" table:cell-range-address="$Sheet1.$A$161"/>
        <table:named-range table:name="ep552847" table:base-cell-address="$Sheet1.$B$161" table:cell-range-address="$Sheet1.$B$161"/>
        <table:named-range table:name="ep552849" table:base-cell-address="$Sheet1.$C$161" table:cell-range-address="$Sheet1.$C$161"/>
        <table:named-range table:name="ep552853" table:base-cell-address="$Sheet1.$B$162" table:cell-range-address="$Sheet1.$B$162"/>
        <table:named-range table:name="ep552859" table:base-cell-address="$Sheet1.$B$163" table:cell-range-address="$Sheet1.$B$163"/>
        <table:named-range table:name="ep552863" table:base-cell-address="$Sheet1.$A$164" table:cell-range-address="$Sheet1.$A$164"/>
        <table:named-range table:name="ep552865" table:base-cell-address="$Sheet1.$B$164" table:cell-range-address="$Sheet1.$B$164"/>
        <table:named-range table:name="ep552867" table:base-cell-address="$Sheet1.$C$164" table:cell-range-address="$Sheet1.$C$164"/>
        <table:named-range table:name="ep552869" table:base-cell-address="$Sheet1.$A$165" table:cell-range-address="$Sheet1.$A$165"/>
        <table:named-range table:name="ep552871" table:base-cell-address="$Sheet1.$B$165" table:cell-range-address="$Sheet1.$B$165"/>
        <table:named-range table:name="ep552873" table:base-cell-address="$Sheet1.$C$165" table:cell-range-address="$Sheet1.$C$165"/>
        <table:named-range table:name="ep552877" table:base-cell-address="$Sheet1.$B$166" table:cell-range-address="$Sheet1.$B$166"/>
        <table:named-range table:name="ep552881" table:base-cell-address="$Sheet1.$A$167" table:cell-range-address="$Sheet1.$A$167"/>
        <table:named-range table:name="ep552883" table:base-cell-address="$Sheet1.$B$167" table:cell-range-address="$Sheet1.$B$167"/>
        <table:named-range table:name="ep552885" table:base-cell-address="$Sheet1.$C$167" table:cell-range-address="$Sheet1.$C$167"/>
        <table:named-range table:name="ep552889" table:base-cell-address="$Sheet1.$B$168" table:cell-range-address="$Sheet1.$B$168"/>
        <table:named-range table:name="ep552893" table:base-cell-address="$Sheet1.$A$169" table:cell-range-address="$Sheet1.$A$169"/>
        <table:named-range table:name="ep552895" table:base-cell-address="$Sheet1.$B$169" table:cell-range-address="$Sheet1.$B$169"/>
        <table:named-range table:name="ep552897" table:base-cell-address="$Sheet1.$C$169" table:cell-range-address="$Sheet1.$C$169"/>
        <table:named-range table:name="ep552901" table:base-cell-address="$Sheet1.$B$170" table:cell-range-address="$Sheet1.$B$170"/>
        <table:named-range table:name="ep552907" table:base-cell-address="$Sheet1.$B$171" table:cell-range-address="$Sheet1.$B$171"/>
        <table:named-range table:name="ep552911" table:base-cell-address="$Sheet1.$A$172" table:cell-range-address="$Sheet1.$A$172"/>
        <table:named-range table:name="ep552913" table:base-cell-address="$Sheet1.$B$172" table:cell-range-address="$Sheet1.$B$172"/>
        <table:named-range table:name="ep552915" table:base-cell-address="$Sheet1.$C$172" table:cell-range-address="$Sheet1.$C$172"/>
        <table:named-range table:name="ep552919" table:base-cell-address="$Sheet1.$B$173" table:cell-range-address="$Sheet1.$B$173"/>
        <table:named-range table:name="ep552925" table:base-cell-address="$Sheet1.$B$174" table:cell-range-address="$Sheet1.$B$174"/>
        <table:named-range table:name="ep552931" table:base-cell-address="$Sheet1.$B$175" table:cell-range-address="$Sheet1.$B$175"/>
        <table:named-range table:name="ep552937" table:base-cell-address="$Sheet1.$B$176" table:cell-range-address="$Sheet1.$B$176"/>
        <table:named-range table:name="ep552941" table:base-cell-address="$Sheet1.$A$177" table:cell-range-address="$Sheet1.$A$177"/>
        <table:named-range table:name="ep552943" table:base-cell-address="$Sheet1.$B$177" table:cell-range-address="$Sheet1.$B$177"/>
        <table:named-range table:name="ep552945" table:base-cell-address="$Sheet1.$C$177" table:cell-range-address="$Sheet1.$C$177"/>
        <table:named-range table:name="ep552949" table:base-cell-address="$Sheet1.$B$178" table:cell-range-address="$Sheet1.$B$178"/>
        <table:named-range table:name="ep552955" table:base-cell-address="$Sheet1.$B$179" table:cell-range-address="$Sheet1.$B$179"/>
        <table:named-range table:name="ep552961" table:base-cell-address="$Sheet1.$B$180" table:cell-range-address="$Sheet1.$B$180"/>
        <table:named-range table:name="ep552965" table:base-cell-address="$Sheet1.$A$181" table:cell-range-address="$Sheet1.$A$181"/>
        <table:named-range table:name="ep552967" table:base-cell-address="$Sheet1.$B$181" table:cell-range-address="$Sheet1.$B$181"/>
        <table:named-range table:name="ep552969" table:base-cell-address="$Sheet1.$C$181" table:cell-range-address="$Sheet1.$C$181"/>
        <table:named-range table:name="ep552973" table:base-cell-address="$Sheet1.$B$182" table:cell-range-address="$Sheet1.$B$182"/>
        <table:named-range table:name="ep552979" table:base-cell-address="$Sheet1.$B$183" table:cell-range-address="$Sheet1.$B$183"/>
        <table:named-range table:name="ep552983" table:base-cell-address="$Sheet1.$A$184" table:cell-range-address="$Sheet1.$A$184"/>
        <table:named-range table:name="ep552985" table:base-cell-address="$Sheet1.$B$184" table:cell-range-address="$Sheet1.$B$184"/>
        <table:named-range table:name="ep552987" table:base-cell-address="$Sheet1.$C$184" table:cell-range-address="$Sheet1.$C$184"/>
        <table:named-range table:name="ep552991" table:base-cell-address="$Sheet1.$B$185" table:cell-range-address="$Sheet1.$B$185"/>
        <table:named-range table:name="ep552997" table:base-cell-address="$Sheet1.$B$186" table:cell-range-address="$Sheet1.$B$186"/>
        <table:named-range table:name="ep553003" table:base-cell-address="$Sheet1.$B$187" table:cell-range-address="$Sheet1.$B$187"/>
        <table:named-range table:name="ep553009" table:base-cell-address="$Sheet1.$B$188" table:cell-range-address="$Sheet1.$B$188"/>
        <table:named-range table:name="ep553013" table:base-cell-address="$Sheet1.$A$189" table:cell-range-address="$Sheet1.$A$189"/>
        <table:named-range table:name="ep553015" table:base-cell-address="$Sheet1.$B$189" table:cell-range-address="$Sheet1.$B$189"/>
        <table:named-range table:name="ep553017" table:base-cell-address="$Sheet1.$C$189" table:cell-range-address="$Sheet1.$C$189"/>
        <table:named-range table:name="ep553021" table:base-cell-address="$Sheet1.$B$190" table:cell-range-address="$Sheet1.$B$190"/>
        <table:named-range table:name="ep553025" table:base-cell-address="$Sheet1.$A$191" table:cell-range-address="$Sheet1.$A$191"/>
        <table:named-range table:name="ep553027" table:base-cell-address="$Sheet1.$B$191" table:cell-range-address="$Sheet1.$B$191"/>
        <table:named-range table:name="ep553029" table:base-cell-address="$Sheet1.$C$191" table:cell-range-address="$Sheet1.$C$191"/>
        <table:named-range table:name="ep553031" table:base-cell-address="$Sheet1.$A$192" table:cell-range-address="$Sheet1.$A$192"/>
        <table:named-range table:name="ep553033" table:base-cell-address="$Sheet1.$B$192" table:cell-range-address="$Sheet1.$B$192"/>
        <table:named-range table:name="ep553035" table:base-cell-address="$Sheet1.$C$192" table:cell-range-address="$Sheet1.$C$192"/>
        <table:named-range table:name="ep553039" table:base-cell-address="$Sheet1.$B$193" table:cell-range-address="$Sheet1.$B$193"/>
        <table:named-range table:name="ep553043" table:base-cell-address="$Sheet1.$A$194" table:cell-range-address="$Sheet1.$A$194"/>
        <table:named-range table:name="ep553045" table:base-cell-address="$Sheet1.$B$194" table:cell-range-address="$Sheet1.$B$194"/>
        <table:named-range table:name="ep553047" table:base-cell-address="$Sheet1.$C$194" table:cell-range-address="$Sheet1.$C$194"/>
        <table:named-range table:name="ep553049" table:base-cell-address="$Sheet1.$A$195" table:cell-range-address="$Sheet1.$A$195"/>
        <table:named-range table:name="ep553051" table:base-cell-address="$Sheet1.$B$195" table:cell-range-address="$Sheet1.$B$195"/>
        <table:named-range table:name="ep553053" table:base-cell-address="$Sheet1.$C$195" table:cell-range-address="$Sheet1.$C$195"/>
        <table:named-range table:name="ep553057" table:base-cell-address="$Sheet1.$B$196" table:cell-range-address="$Sheet1.$B$196"/>
        <table:named-range table:name="ep553063" table:base-cell-address="$Sheet1.$B$197" table:cell-range-address="$Sheet1.$B$197"/>
        <table:named-range table:name="ep553067" table:base-cell-address="$Sheet1.$A$198" table:cell-range-address="$Sheet1.$A$198"/>
        <table:named-range table:name="ep553069" table:base-cell-address="$Sheet1.$B$198" table:cell-range-address="$Sheet1.$B$198"/>
        <table:named-range table:name="ep553071" table:base-cell-address="$Sheet1.$C$198" table:cell-range-address="$Sheet1.$C$198"/>
        <table:named-range table:name="ep553073" table:base-cell-address="$Sheet1.$A$199" table:cell-range-address="$Sheet1.$A$199"/>
        <table:named-range table:name="ep553075" table:base-cell-address="$Sheet1.$B$199" table:cell-range-address="$Sheet1.$B$199"/>
        <table:named-range table:name="ep553077" table:base-cell-address="$Sheet1.$C$199" table:cell-range-address="$Sheet1.$C$199"/>
        <table:named-range table:name="ep553081" table:base-cell-address="$Sheet1.$B$200" table:cell-range-address="$Sheet1.$B$200"/>
        <table:named-range table:name="ep553087" table:base-cell-address="$Sheet1.$B$201" table:cell-range-address="$Sheet1.$B$201"/>
        <table:named-range table:name="ep553093" table:base-cell-address="$Sheet1.$B$202" table:cell-range-address="$Sheet1.$B$202"/>
        <table:named-range table:name="ep553099" table:base-cell-address="$Sheet1.$B$203" table:cell-range-address="$Sheet1.$B$203"/>
        <table:named-range table:name="ep553103" table:base-cell-address="$Sheet1.$A$204" table:cell-range-address="$Sheet1.$A$204"/>
        <table:named-range table:name="ep553105" table:base-cell-address="$Sheet1.$B$204" table:cell-range-address="$Sheet1.$B$204"/>
        <table:named-range table:name="ep553107" table:base-cell-address="$Sheet1.$C$204" table:cell-range-address="$Sheet1.$C$204"/>
        <table:named-range table:name="ep553109" table:base-cell-address="$Sheet1.$A$205" table:cell-range-address="$Sheet1.$A$205"/>
        <table:named-range table:name="ep553111" table:base-cell-address="$Sheet1.$B$205" table:cell-range-address="$Sheet1.$B$205"/>
        <table:named-range table:name="ep553113" table:base-cell-address="$Sheet1.$C$205" table:cell-range-address="$Sheet1.$C$205"/>
        <table:named-range table:name="ep553117" table:base-cell-address="$Sheet1.$B$206" table:cell-range-address="$Sheet1.$B$206"/>
        <table:named-range table:name="ep553121" table:base-cell-address="$Sheet1.$A$207" table:cell-range-address="$Sheet1.$A$207"/>
        <table:named-range table:name="ep553123" table:base-cell-address="$Sheet1.$B$207" table:cell-range-address="$Sheet1.$B$207"/>
        <table:named-range table:name="ep553125" table:base-cell-address="$Sheet1.$C$207" table:cell-range-address="$Sheet1.$C$207"/>
        <table:named-range table:name="ep553129" table:base-cell-address="$Sheet1.$B$208" table:cell-range-address="$Sheet1.$B$208"/>
        <table:named-range table:name="ep553133" table:base-cell-address="$Sheet1.$A$209" table:cell-range-address="$Sheet1.$A$209"/>
        <table:named-range table:name="ep553135" table:base-cell-address="$Sheet1.$B$209" table:cell-range-address="$Sheet1.$B$209"/>
        <table:named-range table:name="ep553137" table:base-cell-address="$Sheet1.$C$209" table:cell-range-address="$Sheet1.$C$209"/>
        <table:named-range table:name="ep553141" table:base-cell-address="$Sheet1.$B$210" table:cell-range-address="$Sheet1.$B$210"/>
        <table:named-range table:name="ep553147" table:base-cell-address="$Sheet1.$B$211" table:cell-range-address="$Sheet1.$B$211"/>
        <table:named-range table:name="ep553153" table:base-cell-address="$Sheet1.$B$212" table:cell-range-address="$Sheet1.$B$212"/>
        <table:named-range table:name="ep553159" table:base-cell-address="$Sheet1.$B$213" table:cell-range-address="$Sheet1.$B$213"/>
        <table:named-range table:name="ep553165" table:base-cell-address="$Sheet1.$B$214" table:cell-range-address="$Sheet1.$B$214"/>
        <table:named-range table:name="ep553169" table:base-cell-address="$Sheet1.$A$215" table:cell-range-address="$Sheet1.$A$215"/>
        <table:named-range table:name="ep553171" table:base-cell-address="$Sheet1.$B$215" table:cell-range-address="$Sheet1.$B$215"/>
        <table:named-range table:name="ep553173" table:base-cell-address="$Sheet1.$C$215" table:cell-range-address="$Sheet1.$C$215"/>
        <table:named-range table:name="ep553177" table:base-cell-address="$Sheet1.$B$216" table:cell-range-address="$Sheet1.$B$216"/>
        <table:named-range table:name="ep553181" table:base-cell-address="$Sheet1.$A$217" table:cell-range-address="$Sheet1.$A$217"/>
        <table:named-range table:name="ep553183" table:base-cell-address="$Sheet1.$B$217" table:cell-range-address="$Sheet1.$B$217"/>
        <table:named-range table:name="ep553185" table:base-cell-address="$Sheet1.$C$217" table:cell-range-address="$Sheet1.$C$217"/>
        <table:named-range table:name="ep553189" table:base-cell-address="$Sheet1.$B$218" table:cell-range-address="$Sheet1.$B$218"/>
        <table:named-range table:name="ep553193" table:base-cell-address="$Sheet1.$A$219" table:cell-range-address="$Sheet1.$A$219"/>
        <table:named-range table:name="ep553195" table:base-cell-address="$Sheet1.$B$219" table:cell-range-address="$Sheet1.$B$219"/>
        <table:named-range table:name="ep553197" table:base-cell-address="$Sheet1.$C$219" table:cell-range-address="$Sheet1.$C$219"/>
        <table:named-range table:name="ep553201" table:base-cell-address="$Sheet1.$B$220" table:cell-range-address="$Sheet1.$B$220"/>
        <table:named-range table:name="ep553207" table:base-cell-address="$Sheet1.$B$221" table:cell-range-address="$Sheet1.$B$221"/>
        <table:named-range table:name="ep553213" table:base-cell-address="$Sheet1.$B$222" table:cell-range-address="$Sheet1.$B$222"/>
        <table:named-range table:name="ep553219" table:base-cell-address="$Sheet1.$B$223" table:cell-range-address="$Sheet1.$B$223"/>
        <table:named-range table:name="ep553223" table:base-cell-address="$Sheet1.$A$224" table:cell-range-address="$Sheet1.$A$224"/>
        <table:named-range table:name="ep553225" table:base-cell-address="$Sheet1.$B$224" table:cell-range-address="$Sheet1.$B$224"/>
        <table:named-range table:name="ep553227" table:base-cell-address="$Sheet1.$C$224" table:cell-range-address="$Sheet1.$C$224"/>
        <table:named-range table:name="ep553229" table:base-cell-address="$Sheet1.$A$225" table:cell-range-address="$Sheet1.$A$225"/>
        <table:named-range table:name="ep553231" table:base-cell-address="$Sheet1.$B$225" table:cell-range-address="$Sheet1.$B$225"/>
        <table:named-range table:name="ep553233" table:base-cell-address="$Sheet1.$C$225" table:cell-range-address="$Sheet1.$C$225"/>
        <table:named-range table:name="ep553237" table:base-cell-address="$Sheet1.$B$226" table:cell-range-address="$Sheet1.$B$226"/>
        <table:named-range table:name="ep553243" table:base-cell-address="$Sheet1.$B$227" table:cell-range-address="$Sheet1.$B$227"/>
        <table:named-range table:name="ep553247" table:base-cell-address="$Sheet1.$A$228" table:cell-range-address="$Sheet1.$A$228"/>
        <table:named-range table:name="ep553249" table:base-cell-address="$Sheet1.$B$228" table:cell-range-address="$Sheet1.$B$228"/>
        <table:named-range table:name="ep553251" table:base-cell-address="$Sheet1.$C$228" table:cell-range-address="$Sheet1.$C$228"/>
        <table:named-range table:name="ep553255" table:base-cell-address="$Sheet1.$B$229" table:cell-range-address="$Sheet1.$B$229"/>
        <table:named-range table:name="ep553261" table:base-cell-address="$Sheet1.$B$230" table:cell-range-address="$Sheet1.$B$230"/>
        <table:named-range table:name="ep553265" table:base-cell-address="$Sheet1.$A$231" table:cell-range-address="$Sheet1.$A$231"/>
        <table:named-range table:name="ep553267" table:base-cell-address="$Sheet1.$B$231" table:cell-range-address="$Sheet1.$B$231"/>
        <table:named-range table:name="ep553269" table:base-cell-address="$Sheet1.$C$231" table:cell-range-address="$Sheet1.$C$231"/>
        <table:named-range table:name="ep553273" table:base-cell-address="$Sheet1.$B$232" table:cell-range-address="$Sheet1.$B$232"/>
        <table:named-range table:name="ep553277" table:base-cell-address="$Sheet1.$A$233" table:cell-range-address="$Sheet1.$A$233"/>
        <table:named-range table:name="ep553279" table:base-cell-address="$Sheet1.$B$233" table:cell-range-address="$Sheet1.$B$233"/>
        <table:named-range table:name="ep553281" table:base-cell-address="$Sheet1.$C$233" table:cell-range-address="$Sheet1.$C$233"/>
        <table:named-range table:name="ep553285" table:base-cell-address="$Sheet1.$B$234" table:cell-range-address="$Sheet1.$B$234"/>
        <table:named-range table:name="ep553291" table:base-cell-address="$Sheet1.$B$235" table:cell-range-address="$Sheet1.$B$235"/>
        <table:named-range table:name="ep553297" table:base-cell-address="$Sheet1.$B$236" table:cell-range-address="$Sheet1.$B$236"/>
        <table:named-range table:name="ep553303" table:base-cell-address="$Sheet1.$B$237" table:cell-range-address="$Sheet1.$B$237"/>
        <table:named-range table:name="ep553309" table:base-cell-address="$Sheet1.$B$238" table:cell-range-address="$Sheet1.$B$238"/>
        <table:named-range table:name="ep553313" table:base-cell-address="$Sheet1.$A$239" table:cell-range-address="$Sheet1.$A$239"/>
        <table:named-range table:name="ep553315" table:base-cell-address="$Sheet1.$B$239" table:cell-range-address="$Sheet1.$B$239"/>
        <table:named-range table:name="ep553317" table:base-cell-address="$Sheet1.$C$239" table:cell-range-address="$Sheet1.$C$239"/>
        <table:named-range table:name="ep553321" table:base-cell-address="$Sheet1.$B$240" table:cell-range-address="$Sheet1.$B$240"/>
        <table:named-range table:name="ep553327" table:base-cell-address="$Sheet1.$B$241" table:cell-range-address="$Sheet1.$B$241"/>
        <table:named-range table:name="ep553331" table:base-cell-address="$Sheet1.$A$242" table:cell-range-address="$Sheet1.$A$242"/>
        <table:named-range table:name="ep553333" table:base-cell-address="$Sheet1.$B$242" table:cell-range-address="$Sheet1.$B$242"/>
        <table:named-range table:name="ep553335" table:base-cell-address="$Sheet1.$C$242" table:cell-range-address="$Sheet1.$C$242"/>
        <table:named-range table:name="ep553339" table:base-cell-address="$Sheet1.$B$243" table:cell-range-address="$Sheet1.$B$243"/>
        <table:named-range table:name="ep553343" table:base-cell-address="$Sheet1.$A$244" table:cell-range-address="$Sheet1.$A$244"/>
        <table:named-range table:name="ep553345" table:base-cell-address="$Sheet1.$B$244" table:cell-range-address="$Sheet1.$B$244"/>
        <table:named-range table:name="ep553347" table:base-cell-address="$Sheet1.$C$244" table:cell-range-address="$Sheet1.$C$244"/>
        <table:named-range table:name="ep553351" table:base-cell-address="$Sheet1.$B$245" table:cell-range-address="$Sheet1.$B$245"/>
        <table:named-range table:name="ep553355" table:base-cell-address="$Sheet1.$A$246" table:cell-range-address="$Sheet1.$A$246"/>
        <table:named-range table:name="ep553357" table:base-cell-address="$Sheet1.$B$246" table:cell-range-address="$Sheet1.$B$246"/>
        <table:named-range table:name="ep553359" table:base-cell-address="$Sheet1.$C$246" table:cell-range-address="$Sheet1.$C$246"/>
        <table:named-range table:name="ep553363" table:base-cell-address="$Sheet1.$B$247" table:cell-range-address="$Sheet1.$B$247"/>
        <table:named-range table:name="ep553369" table:base-cell-address="$Sheet1.$B$248" table:cell-range-address="$Sheet1.$B$248"/>
        <table:named-range table:name="ep553373" table:base-cell-address="$Sheet1.$A$249" table:cell-range-address="$Sheet1.$A$249"/>
        <table:named-range table:name="ep553375" table:base-cell-address="$Sheet1.$B$249" table:cell-range-address="$Sheet1.$B$249"/>
        <table:named-range table:name="ep553377" table:base-cell-address="$Sheet1.$C$249" table:cell-range-address="$Sheet1.$C$249"/>
        <table:named-range table:name="ep553381" table:base-cell-address="$Sheet1.$B$250" table:cell-range-address="$Sheet1.$B$250"/>
        <table:named-range table:name="ep553385" table:base-cell-address="$Sheet1.$A$251" table:cell-range-address="$Sheet1.$A$251"/>
        <table:named-range table:name="ep553387" table:base-cell-address="$Sheet1.$B$251" table:cell-range-address="$Sheet1.$B$251"/>
        <table:named-range table:name="ep553389" table:base-cell-address="$Sheet1.$C$251" table:cell-range-address="$Sheet1.$C$251"/>
        <table:named-range table:name="ep553393" table:base-cell-address="$Sheet1.$B$252" table:cell-range-address="$Sheet1.$B$252"/>
        <table:named-range table:name="ep553397" table:base-cell-address="$Sheet1.$A$253" table:cell-range-address="$Sheet1.$A$253"/>
        <table:named-range table:name="ep553399" table:base-cell-address="$Sheet1.$B$253" table:cell-range-address="$Sheet1.$B$253"/>
        <table:named-range table:name="ep553401" table:base-cell-address="$Sheet1.$C$253" table:cell-range-address="$Sheet1.$C$253"/>
        <table:named-range table:name="ep553405" table:base-cell-address="$Sheet1.$B$254" table:cell-range-address="$Sheet1.$B$254"/>
        <table:named-range table:name="ep553409" table:base-cell-address="$Sheet1.$A$255" table:cell-range-address="$Sheet1.$A$255"/>
        <table:named-range table:name="ep553411" table:base-cell-address="$Sheet1.$B$255" table:cell-range-address="$Sheet1.$B$255"/>
        <table:named-range table:name="ep553413" table:base-cell-address="$Sheet1.$C$255" table:cell-range-address="$Sheet1.$C$255"/>
        <table:named-range table:name="ep553415" table:base-cell-address="$Sheet1.$A$256" table:cell-range-address="$Sheet1.$A$256"/>
        <table:named-range table:name="ep553417" table:base-cell-address="$Sheet1.$B$256" table:cell-range-address="$Sheet1.$B$256"/>
        <table:named-range table:name="ep553419" table:base-cell-address="$Sheet1.$C$256" table:cell-range-address="$Sheet1.$C$256"/>
        <table:named-range table:name="ep553423" table:base-cell-address="$Sheet1.$B$257" table:cell-range-address="$Sheet1.$B$257"/>
        <table:named-range table:name="ep553429" table:base-cell-address="$Sheet1.$B$258" table:cell-range-address="$Sheet1.$B$258"/>
        <table:named-range table:name="ep553433" table:base-cell-address="$Sheet1.$A$259" table:cell-range-address="$Sheet1.$A$259"/>
        <table:named-range table:name="ep553435" table:base-cell-address="$Sheet1.$B$259" table:cell-range-address="$Sheet1.$B$259"/>
        <table:named-range table:name="ep553437" table:base-cell-address="$Sheet1.$C$259" table:cell-range-address="$Sheet1.$C$259"/>
        <table:named-range table:name="ep553441" table:base-cell-address="$Sheet1.$B$260" table:cell-range-address="$Sheet1.$B$260"/>
        <table:named-range table:name="ep553445" table:base-cell-address="$Sheet1.$A$261" table:cell-range-address="$Sheet1.$A$261"/>
        <table:named-range table:name="ep553447" table:base-cell-address="$Sheet1.$B$261" table:cell-range-address="$Sheet1.$B$261"/>
        <table:named-range table:name="ep553449" table:base-cell-address="$Sheet1.$C$261" table:cell-range-address="$Sheet1.$C$261"/>
        <table:named-range table:name="ep553453" table:base-cell-address="$Sheet1.$B$262" table:cell-range-address="$Sheet1.$B$262"/>
        <table:named-range table:name="ep553457" table:base-cell-address="$Sheet1.$A$263" table:cell-range-address="$Sheet1.$A$263"/>
        <table:named-range table:name="ep553459" table:base-cell-address="$Sheet1.$B$263" table:cell-range-address="$Sheet1.$B$263"/>
        <table:named-range table:name="ep553461" table:base-cell-address="$Sheet1.$C$263" table:cell-range-address="$Sheet1.$C$263"/>
        <table:named-range table:name="ep553463" table:base-cell-address="$Sheet1.$A$264" table:cell-range-address="$Sheet1.$A$264"/>
        <table:named-range table:name="ep553465" table:base-cell-address="$Sheet1.$B$264" table:cell-range-address="$Sheet1.$B$264"/>
        <table:named-range table:name="ep553467" table:base-cell-address="$Sheet1.$C$264" table:cell-range-address="$Sheet1.$C$264"/>
        <table:named-range table:name="ep553471" table:base-cell-address="$Sheet1.$B$265" table:cell-range-address="$Sheet1.$B$265"/>
        <table:named-range table:name="ep553475" table:base-cell-address="$Sheet1.$A$266" table:cell-range-address="$Sheet1.$A$266"/>
        <table:named-range table:name="ep553477" table:base-cell-address="$Sheet1.$B$266" table:cell-range-address="$Sheet1.$B$266"/>
        <table:named-range table:name="ep553479" table:base-cell-address="$Sheet1.$C$266" table:cell-range-address="$Sheet1.$C$266"/>
        <table:named-range table:name="ep553483" table:base-cell-address="$Sheet1.$B$267" table:cell-range-address="$Sheet1.$B$267"/>
        <table:named-range table:name="ep553487" table:base-cell-address="$Sheet1.$A$268" table:cell-range-address="$Sheet1.$A$268"/>
        <table:named-range table:name="ep553489" table:base-cell-address="$Sheet1.$B$268" table:cell-range-address="$Sheet1.$B$268"/>
        <table:named-range table:name="ep553491" table:base-cell-address="$Sheet1.$C$268" table:cell-range-address="$Sheet1.$C$268"/>
        <table:named-range table:name="ep553495" table:base-cell-address="$Sheet1.$B$269" table:cell-range-address="$Sheet1.$B$269"/>
        <table:named-range table:name="ep553499" table:base-cell-address="$Sheet1.$A$270" table:cell-range-address="$Sheet1.$A$270"/>
        <table:named-range table:name="ep553501" table:base-cell-address="$Sheet1.$B$270" table:cell-range-address="$Sheet1.$B$270"/>
        <table:named-range table:name="ep553503" table:base-cell-address="$Sheet1.$C$270" table:cell-range-address="$Sheet1.$C$270"/>
        <table:named-range table:name="ep553507" table:base-cell-address="$Sheet1.$B$271" table:cell-range-address="$Sheet1.$B$271"/>
        <table:named-range table:name="ep553513" table:base-cell-address="$Sheet1.$B$272" table:cell-range-address="$Sheet1.$B$272"/>
        <table:named-range table:name="ep553519" table:base-cell-address="$Sheet1.$B$273" table:cell-range-address="$Sheet1.$B$273"/>
        <table:named-range table:name="ep553523" table:base-cell-address="$Sheet1.$A$274" table:cell-range-address="$Sheet1.$A$274"/>
        <table:named-range table:name="ep553525" table:base-cell-address="$Sheet1.$B$274" table:cell-range-address="$Sheet1.$B$274"/>
        <table:named-range table:name="ep553527" table:base-cell-address="$Sheet1.$C$274" table:cell-range-address="$Sheet1.$C$274"/>
        <table:named-range table:name="ep553531" table:base-cell-address="$Sheet1.$B$275" table:cell-range-address="$Sheet1.$B$275"/>
        <table:named-range table:name="ep553535" table:base-cell-address="$Sheet1.$A$276" table:cell-range-address="$Sheet1.$A$276"/>
        <table:named-range table:name="ep553537" table:base-cell-address="$Sheet1.$B$276" table:cell-range-address="$Sheet1.$B$276"/>
        <table:named-range table:name="ep553539" table:base-cell-address="$Sheet1.$C$276" table:cell-range-address="$Sheet1.$C$276"/>
        <table:named-range table:name="ep553541" table:base-cell-address="$Sheet1.$A$277" table:cell-range-address="$Sheet1.$A$277"/>
        <table:named-range table:name="ep553543" table:base-cell-address="$Sheet1.$B$277" table:cell-range-address="$Sheet1.$B$277"/>
        <table:named-range table:name="ep553545" table:base-cell-address="$Sheet1.$C$277" table:cell-range-address="$Sheet1.$C$277"/>
        <table:named-range table:name="ep553549" table:base-cell-address="$Sheet1.$B$278" table:cell-range-address="$Sheet1.$B$278"/>
        <table:named-range table:name="ep553553" table:base-cell-address="$Sheet1.$A$279" table:cell-range-address="$Sheet1.$A$279"/>
        <table:named-range table:name="ep553555" table:base-cell-address="$Sheet1.$B$279" table:cell-range-address="$Sheet1.$B$279"/>
        <table:named-range table:name="ep553557" table:base-cell-address="$Sheet1.$C$279" table:cell-range-address="$Sheet1.$C$279"/>
        <table:named-range table:name="ep553561" table:base-cell-address="$Sheet1.$B$280" table:cell-range-address="$Sheet1.$B$280"/>
        <table:named-range table:name="ep553565" table:base-cell-address="$Sheet1.$A$281" table:cell-range-address="$Sheet1.$A$281"/>
        <table:named-range table:name="ep553567" table:base-cell-address="$Sheet1.$B$281" table:cell-range-address="$Sheet1.$B$281"/>
        <table:named-range table:name="ep553569" table:base-cell-address="$Sheet1.$C$281" table:cell-range-address="$Sheet1.$C$281"/>
        <table:named-range table:name="ep553571" table:base-cell-address="$Sheet1.$A$282" table:cell-range-address="$Sheet1.$A$282"/>
        <table:named-range table:name="ep553573" table:base-cell-address="$Sheet1.$B$282" table:cell-range-address="$Sheet1.$B$282"/>
        <table:named-range table:name="ep553575" table:base-cell-address="$Sheet1.$C$282" table:cell-range-address="$Sheet1.$C$282"/>
        <table:named-range table:name="ep553579" table:base-cell-address="$Sheet1.$B$283" table:cell-range-address="$Sheet1.$B$283"/>
        <table:named-range table:name="ep553585" table:base-cell-address="$Sheet1.$B$284" table:cell-range-address="$Sheet1.$B$284"/>
        <table:named-range table:name="ep553591" table:base-cell-address="$Sheet1.$B$285" table:cell-range-address="$Sheet1.$B$285"/>
        <table:named-range table:name="ep553595" table:base-cell-address="$Sheet1.$A$286" table:cell-range-address="$Sheet1.$A$286"/>
        <table:named-range table:name="ep553597" table:base-cell-address="$Sheet1.$B$286" table:cell-range-address="$Sheet1.$B$286"/>
        <table:named-range table:name="ep553599" table:base-cell-address="$Sheet1.$C$286" table:cell-range-address="$Sheet1.$C$286"/>
        <table:named-range table:name="ep553601" table:base-cell-address="$Sheet1.$A$287" table:cell-range-address="$Sheet1.$A$287"/>
        <table:named-range table:name="ep553603" table:base-cell-address="$Sheet1.$B$287" table:cell-range-address="$Sheet1.$B$287"/>
        <table:named-range table:name="ep553605" table:base-cell-address="$Sheet1.$C$287" table:cell-range-address="$Sheet1.$C$287"/>
        <table:named-range table:name="ep553607" table:base-cell-address="$Sheet1.$A$288" table:cell-range-address="$Sheet1.$A$288"/>
        <table:named-range table:name="ep553609" table:base-cell-address="$Sheet1.$B$288" table:cell-range-address="$Sheet1.$B$288"/>
        <table:named-range table:name="ep553611" table:base-cell-address="$Sheet1.$C$288" table:cell-range-address="$Sheet1.$C$288"/>
        <table:named-range table:name="ep553613" table:base-cell-address="$Sheet1.$A$289" table:cell-range-address="$Sheet1.$A$289"/>
        <table:named-range table:name="ep553615" table:base-cell-address="$Sheet1.$B$289" table:cell-range-address="$Sheet1.$B$289"/>
        <table:named-range table:name="ep553617" table:base-cell-address="$Sheet1.$C$289" table:cell-range-address="$Sheet1.$C$289"/>
        <table:named-range table:name="ep553621" table:base-cell-address="$Sheet1.$B$290" table:cell-range-address="$Sheet1.$B$290"/>
        <table:named-range table:name="ep553625" table:base-cell-address="$Sheet1.$A$291" table:cell-range-address="$Sheet1.$A$291"/>
        <table:named-range table:name="ep553627" table:base-cell-address="$Sheet1.$B$291" table:cell-range-address="$Sheet1.$B$291"/>
        <table:named-range table:name="ep553629" table:base-cell-address="$Sheet1.$C$291" table:cell-range-address="$Sheet1.$C$291"/>
        <table:named-range table:name="ep553631" table:base-cell-address="$Sheet1.$A$292" table:cell-range-address="$Sheet1.$A$292"/>
        <table:named-range table:name="ep553633" table:base-cell-address="$Sheet1.$B$292" table:cell-range-address="$Sheet1.$B$292"/>
        <table:named-range table:name="ep553635" table:base-cell-address="$Sheet1.$C$292" table:cell-range-address="$Sheet1.$C$292"/>
        <table:named-range table:name="ep553639" table:base-cell-address="$Sheet1.$B$293" table:cell-range-address="$Sheet1.$B$293"/>
        <table:named-range table:name="ep553645" table:base-cell-address="$Sheet1.$B$294" table:cell-range-address="$Sheet1.$B$294"/>
        <table:named-range table:name="ep553649" table:base-cell-address="$Sheet1.$A$295" table:cell-range-address="$Sheet1.$A$295"/>
        <table:named-range table:name="ep553651" table:base-cell-address="$Sheet1.$B$295" table:cell-range-address="$Sheet1.$B$295"/>
        <table:named-range table:name="ep553653" table:base-cell-address="$Sheet1.$C$295" table:cell-range-address="$Sheet1.$C$295"/>
        <table:named-range table:name="ep553657" table:base-cell-address="$Sheet1.$B$296" table:cell-range-address="$Sheet1.$B$296"/>
        <table:named-range table:name="ep553663" table:base-cell-address="$Sheet1.$B$297" table:cell-range-address="$Sheet1.$B$297"/>
        <table:named-range table:name="ep553669" table:base-cell-address="$Sheet1.$B$298" table:cell-range-address="$Sheet1.$B$298"/>
        <table:named-range table:name="ep553675" table:base-cell-address="$Sheet1.$B$299" table:cell-range-address="$Sheet1.$B$299"/>
        <table:named-range table:name="ep553681" table:base-cell-address="$Sheet1.$B$300" table:cell-range-address="$Sheet1.$B$300"/>
        <table:named-range table:name="ep553685" table:base-cell-address="$Sheet1.$A$301" table:cell-range-address="$Sheet1.$A$301"/>
        <table:named-range table:name="ep553687" table:base-cell-address="$Sheet1.$B$301" table:cell-range-address="$Sheet1.$B$301"/>
        <table:named-range table:name="ep553689" table:base-cell-address="$Sheet1.$C$301" table:cell-range-address="$Sheet1.$C$301"/>
        <table:named-range table:name="ep553693" table:base-cell-address="$Sheet1.$B$302" table:cell-range-address="$Sheet1.$B$302"/>
        <table:named-range table:name="ep553697" table:base-cell-address="$Sheet1.$A$303" table:cell-range-address="$Sheet1.$A$303"/>
        <table:named-range table:name="ep553699" table:base-cell-address="$Sheet1.$B$303" table:cell-range-address="$Sheet1.$B$303"/>
        <table:named-range table:name="ep553701" table:base-cell-address="$Sheet1.$C$303" table:cell-range-address="$Sheet1.$C$303"/>
        <table:named-range table:name="ep553705" table:base-cell-address="$Sheet1.$B$304" table:cell-range-address="$Sheet1.$B$304"/>
        <table:named-range table:name="ep553709" table:base-cell-address="$Sheet1.$A$305" table:cell-range-address="$Sheet1.$A$305"/>
        <table:named-range table:name="ep553711" table:base-cell-address="$Sheet1.$B$305" table:cell-range-address="$Sheet1.$B$305"/>
        <table:named-range table:name="ep553713" table:base-cell-address="$Sheet1.$C$305" table:cell-range-address="$Sheet1.$C$305"/>
        <table:named-range table:name="ep553717" table:base-cell-address="$Sheet1.$B$306" table:cell-range-address="$Sheet1.$B$306"/>
        <table:named-range table:name="ep553723" table:base-cell-address="$Sheet1.$B$307" table:cell-range-address="$Sheet1.$B$307"/>
        <table:named-range table:name="ep553727" table:base-cell-address="$Sheet1.$A$308" table:cell-range-address="$Sheet1.$A$308"/>
        <table:named-range table:name="ep553729" table:base-cell-address="$Sheet1.$B$308" table:cell-range-address="$Sheet1.$B$308"/>
        <table:named-range table:name="ep553731" table:base-cell-address="$Sheet1.$C$308" table:cell-range-address="$Sheet1.$C$308"/>
        <table:named-range table:name="ep553735" table:base-cell-address="$Sheet1.$B$309" table:cell-range-address="$Sheet1.$B$309"/>
        <table:named-range table:name="ep553739" table:base-cell-address="$Sheet1.$A$310" table:cell-range-address="$Sheet1.$A$310"/>
        <table:named-range table:name="ep553741" table:base-cell-address="$Sheet1.$B$310" table:cell-range-address="$Sheet1.$B$310"/>
        <table:named-range table:name="ep553743" table:base-cell-address="$Sheet1.$C$310" table:cell-range-address="$Sheet1.$C$310"/>
        <table:named-range table:name="ep553745" table:base-cell-address="$Sheet1.$A$311" table:cell-range-address="$Sheet1.$A$311"/>
        <table:named-range table:name="ep553747" table:base-cell-address="$Sheet1.$B$311" table:cell-range-address="$Sheet1.$B$311"/>
        <table:named-range table:name="ep553749" table:base-cell-address="$Sheet1.$C$311" table:cell-range-address="$Sheet1.$C$311"/>
        <table:named-range table:name="ep553753" table:base-cell-address="$Sheet1.$B$312" table:cell-range-address="$Sheet1.$B$312"/>
        <table:named-range table:name="ep553757" table:base-cell-address="$Sheet1.$A$313" table:cell-range-address="$Sheet1.$A$313"/>
        <table:named-range table:name="ep553759" table:base-cell-address="$Sheet1.$B$313" table:cell-range-address="$Sheet1.$B$313"/>
        <table:named-range table:name="ep553761" table:base-cell-address="$Sheet1.$C$313" table:cell-range-address="$Sheet1.$C$313"/>
        <table:named-range table:name="ep553763" table:base-cell-address="$Sheet1.$A$314" table:cell-range-address="$Sheet1.$A$314"/>
        <table:named-range table:name="ep553765" table:base-cell-address="$Sheet1.$B$314" table:cell-range-address="$Sheet1.$B$314"/>
        <table:named-range table:name="ep553767" table:base-cell-address="$Sheet1.$C$314" table:cell-range-address="$Sheet1.$C$314"/>
        <table:named-range table:name="ep553771" table:base-cell-address="$Sheet1.$B$315" table:cell-range-address="$Sheet1.$B$315"/>
        <table:named-range table:name="ep553777" table:base-cell-address="$Sheet1.$B$316" table:cell-range-address="$Sheet1.$B$316"/>
        <table:named-range table:name="ep553783" table:base-cell-address="$Sheet1.$B$317" table:cell-range-address="$Sheet1.$B$317"/>
        <table:named-range table:name="ep553789" table:base-cell-address="$Sheet1.$B$318" table:cell-range-address="$Sheet1.$B$318"/>
        <table:named-range table:name="ep553793" table:base-cell-address="$Sheet1.$A$319" table:cell-range-address="$Sheet1.$A$319"/>
        <table:named-range table:name="ep553795" table:base-cell-address="$Sheet1.$B$319" table:cell-range-address="$Sheet1.$B$319"/>
        <table:named-range table:name="ep553797" table:base-cell-address="$Sheet1.$C$319" table:cell-range-address="$Sheet1.$C$319"/>
        <table:named-range table:name="ep553801" table:base-cell-address="$Sheet1.$B$320" table:cell-range-address="$Sheet1.$B$320"/>
        <table:named-range table:name="ep553805" table:base-cell-address="$Sheet1.$A$321" table:cell-range-address="$Sheet1.$A$321"/>
        <table:named-range table:name="ep553807" table:base-cell-address="$Sheet1.$B$321" table:cell-range-address="$Sheet1.$B$321"/>
        <table:named-range table:name="ep553809" table:base-cell-address="$Sheet1.$C$321" table:cell-range-address="$Sheet1.$C$321"/>
        <table:named-range table:name="ep553811" table:base-cell-address="$Sheet1.$A$322" table:cell-range-address="$Sheet1.$A$322"/>
        <table:named-range table:name="ep553813" table:base-cell-address="$Sheet1.$B$322" table:cell-range-address="$Sheet1.$B$322"/>
        <table:named-range table:name="ep553815" table:base-cell-address="$Sheet1.$C$322" table:cell-range-address="$Sheet1.$C$322"/>
        <table:named-range table:name="ep553817" table:base-cell-address="$Sheet1.$A$323" table:cell-range-address="$Sheet1.$A$323"/>
        <table:named-range table:name="ep553819" table:base-cell-address="$Sheet1.$B$323" table:cell-range-address="$Sheet1.$B$323"/>
        <table:named-range table:name="ep553821" table:base-cell-address="$Sheet1.$C$323" table:cell-range-address="$Sheet1.$C$323"/>
        <table:named-range table:name="ep553825" table:base-cell-address="$Sheet1.$B$324" table:cell-range-address="$Sheet1.$B$324"/>
        <table:named-range table:name="ep553829" table:base-cell-address="$Sheet1.$A$325" table:cell-range-address="$Sheet1.$A$325"/>
        <table:named-range table:name="ep553831" table:base-cell-address="$Sheet1.$B$325" table:cell-range-address="$Sheet1.$B$325"/>
        <table:named-range table:name="ep553833" table:base-cell-address="$Sheet1.$C$325" table:cell-range-address="$Sheet1.$C$325"/>
        <table:named-range table:name="ep553837" table:base-cell-address="$Sheet1.$B$326" table:cell-range-address="$Sheet1.$B$326"/>
        <table:named-range table:name="ep553841" table:base-cell-address="$Sheet1.$A$327" table:cell-range-address="$Sheet1.$A$327"/>
        <table:named-range table:name="ep553843" table:base-cell-address="$Sheet1.$B$327" table:cell-range-address="$Sheet1.$B$327"/>
        <table:named-range table:name="ep553845" table:base-cell-address="$Sheet1.$C$327" table:cell-range-address="$Sheet1.$C$327"/>
        <table:named-range table:name="ep553847" table:base-cell-address="$Sheet1.$A$328" table:cell-range-address="$Sheet1.$A$328"/>
        <table:named-range table:name="ep553849" table:base-cell-address="$Sheet1.$B$328" table:cell-range-address="$Sheet1.$B$328"/>
        <table:named-range table:name="ep553851" table:base-cell-address="$Sheet1.$C$328" table:cell-range-address="$Sheet1.$C$328"/>
        <table:named-range table:name="ep553855" table:base-cell-address="$Sheet1.$B$329" table:cell-range-address="$Sheet1.$B$329"/>
        <table:named-range table:name="ep553859" table:base-cell-address="$Sheet1.$A$330" table:cell-range-address="$Sheet1.$A$330"/>
        <table:named-range table:name="ep553861" table:base-cell-address="$Sheet1.$B$330" table:cell-range-address="$Sheet1.$B$330"/>
        <table:named-range table:name="ep553863" table:base-cell-address="$Sheet1.$C$330" table:cell-range-address="$Sheet1.$C$330"/>
        <table:named-range table:name="ep553865" table:base-cell-address="$Sheet1.$A$331" table:cell-range-address="$Sheet1.$A$331"/>
        <table:named-range table:name="ep553867" table:base-cell-address="$Sheet1.$B$331" table:cell-range-address="$Sheet1.$B$331"/>
        <table:named-range table:name="ep553869" table:base-cell-address="$Sheet1.$C$331" table:cell-range-address="$Sheet1.$C$331"/>
        <table:named-range table:name="ep553873" table:base-cell-address="$Sheet1.$B$332" table:cell-range-address="$Sheet1.$B$332"/>
        <table:named-range table:name="ep553877" table:base-cell-address="$Sheet1.$A$333" table:cell-range-address="$Sheet1.$A$333"/>
        <table:named-range table:name="ep553879" table:base-cell-address="$Sheet1.$B$333" table:cell-range-address="$Sheet1.$B$333"/>
        <table:named-range table:name="ep553881" table:base-cell-address="$Sheet1.$C$333" table:cell-range-address="$Sheet1.$C$333"/>
        <table:named-range table:name="ep553885" table:base-cell-address="$Sheet1.$B$334" table:cell-range-address="$Sheet1.$B$334"/>
        <table:named-range table:name="ep553889" table:base-cell-address="$Sheet1.$A$335" table:cell-range-address="$Sheet1.$A$335"/>
        <table:named-range table:name="ep553891" table:base-cell-address="$Sheet1.$B$335" table:cell-range-address="$Sheet1.$B$335"/>
        <table:named-range table:name="ep553893" table:base-cell-address="$Sheet1.$C$335" table:cell-range-address="$Sheet1.$C$335"/>
        <table:named-range table:name="ep553897" table:base-cell-address="$Sheet1.$B$336" table:cell-range-address="$Sheet1.$B$336"/>
        <table:named-range table:name="ep553903" table:base-cell-address="$Sheet1.$B$337" table:cell-range-address="$Sheet1.$B$337"/>
        <table:named-range table:name="ep553907" table:base-cell-address="$Sheet1.$A$338" table:cell-range-address="$Sheet1.$A$338"/>
        <table:named-range table:name="ep553909" table:base-cell-address="$Sheet1.$B$338" table:cell-range-address="$Sheet1.$B$338"/>
        <table:named-range table:name="ep553911" table:base-cell-address="$Sheet1.$C$338" table:cell-range-address="$Sheet1.$C$338"/>
        <table:named-range table:name="ep553915" table:base-cell-address="$Sheet1.$B$339" table:cell-range-address="$Sheet1.$B$339"/>
        <table:named-range table:name="ep553919" table:base-cell-address="$Sheet1.$A$340" table:cell-range-address="$Sheet1.$A$340"/>
        <table:named-range table:name="ep553921" table:base-cell-address="$Sheet1.$B$340" table:cell-range-address="$Sheet1.$B$340"/>
        <table:named-range table:name="ep553923" table:base-cell-address="$Sheet1.$C$340" table:cell-range-address="$Sheet1.$C$340"/>
        <table:named-range table:name="ep553927" table:base-cell-address="$Sheet1.$B$341" table:cell-range-address="$Sheet1.$B$341"/>
        <table:named-range table:name="ep553931" table:base-cell-address="$Sheet1.$A$342" table:cell-range-address="$Sheet1.$A$342"/>
        <table:named-range table:name="ep553933" table:base-cell-address="$Sheet1.$B$342" table:cell-range-address="$Sheet1.$B$342"/>
        <table:named-range table:name="ep553935" table:base-cell-address="$Sheet1.$C$342" table:cell-range-address="$Sheet1.$C$342"/>
        <table:named-range table:name="ep553939" table:base-cell-address="$Sheet1.$B$343" table:cell-range-address="$Sheet1.$B$343"/>
        <table:named-range table:name="ep553943" table:base-cell-address="$Sheet1.$A$344" table:cell-range-address="$Sheet1.$A$344"/>
        <table:named-range table:name="ep553945" table:base-cell-address="$Sheet1.$B$344" table:cell-range-address="$Sheet1.$B$344"/>
        <table:named-range table:name="ep553947" table:base-cell-address="$Sheet1.$C$344" table:cell-range-address="$Sheet1.$C$344"/>
        <table:named-range table:name="ep553951" table:base-cell-address="$Sheet1.$B$345" table:cell-range-address="$Sheet1.$B$345"/>
        <table:named-range table:name="ep553955" table:base-cell-address="$Sheet1.$A$346" table:cell-range-address="$Sheet1.$A$346"/>
        <table:named-range table:name="ep553957" table:base-cell-address="$Sheet1.$B$346" table:cell-range-address="$Sheet1.$B$346"/>
        <table:named-range table:name="ep553959" table:base-cell-address="$Sheet1.$C$346" table:cell-range-address="$Sheet1.$C$346"/>
        <table:named-range table:name="ep553963" table:base-cell-address="$Sheet1.$B$347" table:cell-range-address="$Sheet1.$B$347"/>
        <table:named-range table:name="ep553969" table:base-cell-address="$Sheet1.$B$348" table:cell-range-address="$Sheet1.$B$348"/>
        <table:named-range table:name="ep553973" table:base-cell-address="$Sheet1.$A$349" table:cell-range-address="$Sheet1.$A$349"/>
        <table:named-range table:name="ep553975" table:base-cell-address="$Sheet1.$B$349" table:cell-range-address="$Sheet1.$B$349"/>
        <table:named-range table:name="ep553977" table:base-cell-address="$Sheet1.$C$349" table:cell-range-address="$Sheet1.$C$349"/>
        <table:named-range table:name="ep553981" table:base-cell-address="$Sheet1.$B$350" table:cell-range-address="$Sheet1.$B$350"/>
        <table:named-range table:name="ep553987" table:base-cell-address="$Sheet1.$B$351" table:cell-range-address="$Sheet1.$B$351"/>
        <table:named-range table:name="ep553993" table:base-cell-address="$Sheet1.$B$352" table:cell-range-address="$Sheet1.$B$352"/>
        <table:named-range table:name="ep553997" table:base-cell-address="$Sheet1.$A$353" table:cell-range-address="$Sheet1.$A$353"/>
        <table:named-range table:name="ep553999" table:base-cell-address="$Sheet1.$B$353" table:cell-range-address="$Sheet1.$B$353"/>
        <table:named-range table:name="ep554001" table:base-cell-address="$Sheet1.$C$353" table:cell-range-address="$Sheet1.$C$353"/>
        <table:named-range table:name="ep554003" table:base-cell-address="$Sheet1.$A$354" table:cell-range-address="$Sheet1.$A$354"/>
        <table:named-range table:name="ep554005" table:base-cell-address="$Sheet1.$B$354" table:cell-range-address="$Sheet1.$B$354"/>
        <table:named-range table:name="ep554007" table:base-cell-address="$Sheet1.$C$354" table:cell-range-address="$Sheet1.$C$354"/>
        <table:named-range table:name="ep554011" table:base-cell-address="$Sheet1.$B$355" table:cell-range-address="$Sheet1.$B$355"/>
        <table:named-range table:name="ep554017" table:base-cell-address="$Sheet1.$B$356" table:cell-range-address="$Sheet1.$B$356"/>
        <table:named-range table:name="ep554023" table:base-cell-address="$Sheet1.$B$357" table:cell-range-address="$Sheet1.$B$357"/>
        <table:named-range table:name="ep554027" table:base-cell-address="$Sheet1.$A$358" table:cell-range-address="$Sheet1.$A$358"/>
        <table:named-range table:name="ep554029" table:base-cell-address="$Sheet1.$B$358" table:cell-range-address="$Sheet1.$B$358"/>
        <table:named-range table:name="ep554031" table:base-cell-address="$Sheet1.$C$358" table:cell-range-address="$Sheet1.$C$358"/>
        <table:named-range table:name="ep554035" table:base-cell-address="$Sheet1.$B$359" table:cell-range-address="$Sheet1.$B$359"/>
        <table:named-range table:name="ep554039" table:base-cell-address="$Sheet1.$A$360" table:cell-range-address="$Sheet1.$A$360"/>
        <table:named-range table:name="ep554041" table:base-cell-address="$Sheet1.$B$360" table:cell-range-address="$Sheet1.$B$360"/>
        <table:named-range table:name="ep554043" table:base-cell-address="$Sheet1.$C$360" table:cell-range-address="$Sheet1.$C$360"/>
        <table:named-range table:name="ep554047" table:base-cell-address="$Sheet1.$B$361" table:cell-range-address="$Sheet1.$B$361"/>
        <table:named-range table:name="ep554051" table:base-cell-address="$Sheet1.$A$362" table:cell-range-address="$Sheet1.$A$362"/>
        <table:named-range table:name="ep554053" table:base-cell-address="$Sheet1.$B$362" table:cell-range-address="$Sheet1.$B$362"/>
        <table:named-range table:name="ep554055" table:base-cell-address="$Sheet1.$C$362" table:cell-range-address="$Sheet1.$C$362"/>
        <table:named-range table:name="ep554059" table:base-cell-address="$Sheet1.$B$363" table:cell-range-address="$Sheet1.$B$363"/>
        <table:named-range table:name="ep554063" table:base-cell-address="$Sheet1.$A$364" table:cell-range-address="$Sheet1.$A$364"/>
        <table:named-range table:name="ep554065" table:base-cell-address="$Sheet1.$B$364" table:cell-range-address="$Sheet1.$B$364"/>
        <table:named-range table:name="ep554067" table:base-cell-address="$Sheet1.$C$364" table:cell-range-address="$Sheet1.$C$364"/>
        <table:named-range table:name="ep554071" table:base-cell-address="$Sheet1.$B$365" table:cell-range-address="$Sheet1.$B$365"/>
        <table:named-range table:name="ep554077" table:base-cell-address="$Sheet1.$B$366" table:cell-range-address="$Sheet1.$B$366"/>
        <table:named-range table:name="ep554081" table:base-cell-address="$Sheet1.$A$367" table:cell-range-address="$Sheet1.$A$367"/>
        <table:named-range table:name="ep554083" table:base-cell-address="$Sheet1.$B$367" table:cell-range-address="$Sheet1.$B$367"/>
        <table:named-range table:name="ep554085" table:base-cell-address="$Sheet1.$C$367" table:cell-range-address="$Sheet1.$C$367"/>
        <table:named-range table:name="ep554089" table:base-cell-address="$Sheet1.$B$368" table:cell-range-address="$Sheet1.$B$368"/>
        <table:named-range table:name="ep554093" table:base-cell-address="$Sheet1.$A$369" table:cell-range-address="$Sheet1.$A$369"/>
        <table:named-range table:name="ep554095" table:base-cell-address="$Sheet1.$B$369" table:cell-range-address="$Sheet1.$B$369"/>
        <table:named-range table:name="ep554097" table:base-cell-address="$Sheet1.$C$369" table:cell-range-address="$Sheet1.$C$369"/>
        <table:named-range table:name="ep554101" table:base-cell-address="$Sheet1.$B$370" table:cell-range-address="$Sheet1.$B$370"/>
        <table:named-range table:name="ep554107" table:base-cell-address="$Sheet1.$B$371" table:cell-range-address="$Sheet1.$B$371"/>
        <table:named-range table:name="ep554113" table:base-cell-address="$Sheet1.$B$372" table:cell-range-address="$Sheet1.$B$372"/>
        <table:named-range table:name="ep554117" table:base-cell-address="$Sheet1.$A$373" table:cell-range-address="$Sheet1.$A$373"/>
        <table:named-range table:name="ep554119" table:base-cell-address="$Sheet1.$B$373" table:cell-range-address="$Sheet1.$B$373"/>
        <table:named-range table:name="ep554121" table:base-cell-address="$Sheet1.$C$373" table:cell-range-address="$Sheet1.$C$373"/>
        <table:named-range table:name="ep554125" table:base-cell-address="$Sheet1.$B$374" table:cell-range-address="$Sheet1.$B$374"/>
        <table:named-range table:name="ep554129" table:base-cell-address="$Sheet1.$A$375" table:cell-range-address="$Sheet1.$A$375"/>
        <table:named-range table:name="ep554131" table:base-cell-address="$Sheet1.$B$375" table:cell-range-address="$Sheet1.$B$375"/>
        <table:named-range table:name="ep554133" table:base-cell-address="$Sheet1.$C$375" table:cell-range-address="$Sheet1.$C$375"/>
        <table:named-range table:name="ep554137" table:base-cell-address="$Sheet1.$B$376" table:cell-range-address="$Sheet1.$B$376"/>
        <table:named-range table:name="ep554141" table:base-cell-address="$Sheet1.$A$377" table:cell-range-address="$Sheet1.$A$377"/>
        <table:named-range table:name="ep554143" table:base-cell-address="$Sheet1.$B$377" table:cell-range-address="$Sheet1.$B$377"/>
        <table:named-range table:name="ep554145" table:base-cell-address="$Sheet1.$C$377" table:cell-range-address="$Sheet1.$C$377"/>
        <table:named-range table:name="ep554147" table:base-cell-address="$Sheet1.$A$378" table:cell-range-address="$Sheet1.$A$378"/>
        <table:named-range table:name="ep554149" table:base-cell-address="$Sheet1.$B$378" table:cell-range-address="$Sheet1.$B$378"/>
        <table:named-range table:name="ep554151" table:base-cell-address="$Sheet1.$C$378" table:cell-range-address="$Sheet1.$C$378"/>
        <table:named-range table:name="ep554153" table:base-cell-address="$Sheet1.$A$379" table:cell-range-address="$Sheet1.$A$379"/>
        <table:named-range table:name="ep554155" table:base-cell-address="$Sheet1.$B$379" table:cell-range-address="$Sheet1.$B$379"/>
        <table:named-range table:name="ep554157" table:base-cell-address="$Sheet1.$C$379" table:cell-range-address="$Sheet1.$C$379"/>
        <table:named-range table:name="ep554159" table:base-cell-address="$Sheet1.$A$380" table:cell-range-address="$Sheet1.$A$380"/>
        <table:named-range table:name="ep554161" table:base-cell-address="$Sheet1.$B$380" table:cell-range-address="$Sheet1.$B$380"/>
        <table:named-range table:name="ep554163" table:base-cell-address="$Sheet1.$C$380" table:cell-range-address="$Sheet1.$C$380"/>
        <table:named-range table:name="ep554165" table:base-cell-address="$Sheet1.$A$381" table:cell-range-address="$Sheet1.$A$381"/>
        <table:named-range table:name="ep554167" table:base-cell-address="$Sheet1.$B$381" table:cell-range-address="$Sheet1.$B$381"/>
        <table:named-range table:name="ep554169" table:base-cell-address="$Sheet1.$C$381" table:cell-range-address="$Sheet1.$C$381"/>
        <table:named-range table:name="ep554173" table:base-cell-address="$Sheet1.$B$382" table:cell-range-address="$Sheet1.$B$382"/>
        <table:named-range table:name="ep554177" table:base-cell-address="$Sheet1.$A$383" table:cell-range-address="$Sheet1.$A$383"/>
        <table:named-range table:name="ep554179" table:base-cell-address="$Sheet1.$B$383" table:cell-range-address="$Sheet1.$B$383"/>
        <table:named-range table:name="ep554181" table:base-cell-address="$Sheet1.$C$383" table:cell-range-address="$Sheet1.$C$383"/>
        <table:named-range table:name="ep554185" table:base-cell-address="$Sheet1.$B$384" table:cell-range-address="$Sheet1.$B$384"/>
        <table:named-range table:name="ep554189" table:base-cell-address="$Sheet1.$A$385" table:cell-range-address="$Sheet1.$A$385"/>
        <table:named-range table:name="ep554191" table:base-cell-address="$Sheet1.$B$385" table:cell-range-address="$Sheet1.$B$385"/>
        <table:named-range table:name="ep554193" table:base-cell-address="$Sheet1.$C$385" table:cell-range-address="$Sheet1.$C$385"/>
        <table:named-range table:name="ep554197" table:base-cell-address="$Sheet1.$B$386" table:cell-range-address="$Sheet1.$B$386"/>
        <table:named-range table:name="ep554203" table:base-cell-address="$Sheet1.$B$387" table:cell-range-address="$Sheet1.$B$387"/>
        <table:named-range table:name="ep554207" table:base-cell-address="$Sheet1.$A$388" table:cell-range-address="$Sheet1.$A$388"/>
        <table:named-range table:name="ep554209" table:base-cell-address="$Sheet1.$B$388" table:cell-range-address="$Sheet1.$B$388"/>
        <table:named-range table:name="ep554211" table:base-cell-address="$Sheet1.$C$388" table:cell-range-address="$Sheet1.$C$388"/>
        <table:named-range table:name="ep554215" table:base-cell-address="$Sheet1.$B$389" table:cell-range-address="$Sheet1.$B$389"/>
        <table:named-range table:name="ep554221" table:base-cell-address="$Sheet1.$B$390" table:cell-range-address="$Sheet1.$B$390"/>
        <table:named-range table:name="ep554225" table:base-cell-address="$Sheet1.$A$391" table:cell-range-address="$Sheet1.$A$391"/>
        <table:named-range table:name="ep554227" table:base-cell-address="$Sheet1.$B$391" table:cell-range-address="$Sheet1.$B$391"/>
        <table:named-range table:name="ep554229" table:base-cell-address="$Sheet1.$C$391" table:cell-range-address="$Sheet1.$C$391"/>
        <table:named-range table:name="ep554231" table:base-cell-address="$Sheet1.$A$392" table:cell-range-address="$Sheet1.$A$392"/>
        <table:named-range table:name="ep554233" table:base-cell-address="$Sheet1.$B$392" table:cell-range-address="$Sheet1.$B$392"/>
        <table:named-range table:name="ep554235" table:base-cell-address="$Sheet1.$C$392" table:cell-range-address="$Sheet1.$C$392"/>
        <table:named-range table:name="ep554239" table:base-cell-address="$Sheet1.$B$393" table:cell-range-address="$Sheet1.$B$393"/>
        <table:named-range table:name="ep554245" table:base-cell-address="$Sheet1.$B$394" table:cell-range-address="$Sheet1.$B$394"/>
        <table:named-range table:name="ep554251" table:base-cell-address="$Sheet1.$B$395" table:cell-range-address="$Sheet1.$B$395"/>
        <table:named-range table:name="ep554255" table:base-cell-address="$Sheet1.$A$396" table:cell-range-address="$Sheet1.$A$396"/>
        <table:named-range table:name="ep554257" table:base-cell-address="$Sheet1.$B$396" table:cell-range-address="$Sheet1.$B$396"/>
        <table:named-range table:name="ep554259" table:base-cell-address="$Sheet1.$C$396" table:cell-range-address="$Sheet1.$C$396"/>
        <table:named-range table:name="ep554263" table:base-cell-address="$Sheet1.$B$397" table:cell-range-address="$Sheet1.$B$397"/>
        <table:named-range table:name="ep554269" table:base-cell-address="$Sheet1.$B$398" table:cell-range-address="$Sheet1.$B$398"/>
        <table:named-range table:name="ep554275" table:base-cell-address="$Sheet1.$B$399" table:cell-range-address="$Sheet1.$B$399"/>
        <table:named-range table:name="ep554279" table:base-cell-address="$Sheet1.$A$400" table:cell-range-address="$Sheet1.$A$400"/>
        <table:named-range table:name="ep554281" table:base-cell-address="$Sheet1.$B$400" table:cell-range-address="$Sheet1.$B$400"/>
        <table:named-range table:name="ep554283" table:base-cell-address="$Sheet1.$C$400" table:cell-range-address="$Sheet1.$C$400"/>
        <table:named-range table:name="ep554285" table:base-cell-address="$Sheet1.$A$401" table:cell-range-address="$Sheet1.$A$401"/>
        <table:named-range table:name="ep554287" table:base-cell-address="$Sheet1.$B$401" table:cell-range-address="$Sheet1.$B$401"/>
        <table:named-range table:name="ep554289" table:base-cell-address="$Sheet1.$C$401" table:cell-range-address="$Sheet1.$C$401"/>
        <table:named-range table:name="ep554291" table:base-cell-address="$Sheet1.$A$402" table:cell-range-address="$Sheet1.$A$402"/>
        <table:named-range table:name="ep554293" table:base-cell-address="$Sheet1.$B$402" table:cell-range-address="$Sheet1.$B$402"/>
        <table:named-range table:name="ep554295" table:base-cell-address="$Sheet1.$C$402" table:cell-range-address="$Sheet1.$C$402"/>
        <table:named-range table:name="ep554299" table:base-cell-address="$Sheet1.$B$403" table:cell-range-address="$Sheet1.$B$403"/>
        <table:named-range table:name="ep554305" table:base-cell-address="$Sheet1.$B$404" table:cell-range-address="$Sheet1.$B$404"/>
        <table:named-range table:name="ep554311" table:base-cell-address="$Sheet1.$B$405" table:cell-range-address="$Sheet1.$B$405"/>
        <table:named-range table:name="ep554317" table:base-cell-address="$Sheet1.$B$406" table:cell-range-address="$Sheet1.$B$406"/>
        <table:named-range table:name="ep554321" table:base-cell-address="$Sheet1.$A$407" table:cell-range-address="$Sheet1.$A$407"/>
        <table:named-range table:name="ep554323" table:base-cell-address="$Sheet1.$B$407" table:cell-range-address="$Sheet1.$B$407"/>
        <table:named-range table:name="ep554325" table:base-cell-address="$Sheet1.$C$407" table:cell-range-address="$Sheet1.$C$407"/>
        <table:named-range table:name="ep554329" table:base-cell-address="$Sheet1.$B$408" table:cell-range-address="$Sheet1.$B$408"/>
        <table:named-range table:name="ep554333" table:base-cell-address="$Sheet1.$A$409" table:cell-range-address="$Sheet1.$A$409"/>
        <table:named-range table:name="ep554335" table:base-cell-address="$Sheet1.$B$409" table:cell-range-address="$Sheet1.$B$409"/>
        <table:named-range table:name="ep554337" table:base-cell-address="$Sheet1.$C$409" table:cell-range-address="$Sheet1.$C$409"/>
        <table:named-range table:name="ep554341" table:base-cell-address="$Sheet1.$B$410" table:cell-range-address="$Sheet1.$B$410"/>
        <table:named-range table:name="ep554347" table:base-cell-address="$Sheet1.$B$411" table:cell-range-address="$Sheet1.$B$411"/>
        <table:named-range table:name="ep554353" table:base-cell-address="$Sheet1.$B$412" table:cell-range-address="$Sheet1.$B$412"/>
        <table:named-range table:name="ep554357" table:base-cell-address="$Sheet1.$A$413" table:cell-range-address="$Sheet1.$A$413"/>
        <table:named-range table:name="ep554359" table:base-cell-address="$Sheet1.$B$413" table:cell-range-address="$Sheet1.$B$413"/>
        <table:named-range table:name="ep554361" table:base-cell-address="$Sheet1.$C$413" table:cell-range-address="$Sheet1.$C$413"/>
        <table:named-range table:name="ep554365" table:base-cell-address="$Sheet1.$B$414" table:cell-range-address="$Sheet1.$B$414"/>
        <table:named-range table:name="ep554371" table:base-cell-address="$Sheet1.$B$415" table:cell-range-address="$Sheet1.$B$415"/>
        <table:named-range table:name="ep554377" table:base-cell-address="$Sheet1.$B$416" table:cell-range-address="$Sheet1.$B$416"/>
        <table:named-range table:name="ep554383" table:base-cell-address="$Sheet1.$B$417" table:cell-range-address="$Sheet1.$B$417"/>
        <table:named-range table:name="ep554389" table:base-cell-address="$Sheet1.$B$418" table:cell-range-address="$Sheet1.$B$418"/>
        <table:named-range table:name="ep554395" table:base-cell-address="$Sheet1.$B$419" table:cell-range-address="$Sheet1.$B$419"/>
        <table:named-range table:name="ep554399" table:base-cell-address="$Sheet1.$A$420" table:cell-range-address="$Sheet1.$A$420"/>
        <table:named-range table:name="ep554401" table:base-cell-address="$Sheet1.$B$420" table:cell-range-address="$Sheet1.$B$420"/>
        <table:named-range table:name="ep554403" table:base-cell-address="$Sheet1.$C$420" table:cell-range-address="$Sheet1.$C$420"/>
        <table:named-range table:name="ep554407" table:base-cell-address="$Sheet1.$B$421" table:cell-range-address="$Sheet1.$B$421"/>
        <table:named-range table:name="ep554413" table:base-cell-address="$Sheet1.$B$422" table:cell-range-address="$Sheet1.$B$422"/>
        <table:named-range table:name="ep554417" table:base-cell-address="$Sheet1.$A$423" table:cell-range-address="$Sheet1.$A$423"/>
        <table:named-range table:name="ep554419" table:base-cell-address="$Sheet1.$B$423" table:cell-range-address="$Sheet1.$B$423"/>
        <table:named-range table:name="ep554421" table:base-cell-address="$Sheet1.$C$423" table:cell-range-address="$Sheet1.$C$423"/>
        <table:named-range table:name="ep554425" table:base-cell-address="$Sheet1.$B$424" table:cell-range-address="$Sheet1.$B$424"/>
        <table:named-range table:name="ep554431" table:base-cell-address="$Sheet1.$B$425" table:cell-range-address="$Sheet1.$B$425"/>
        <table:named-range table:name="ep554437" table:base-cell-address="$Sheet1.$B$426" table:cell-range-address="$Sheet1.$B$426"/>
        <table:named-range table:name="ep554441" table:base-cell-address="$Sheet1.$A$427" table:cell-range-address="$Sheet1.$A$427"/>
        <table:named-range table:name="ep554443" table:base-cell-address="$Sheet1.$B$427" table:cell-range-address="$Sheet1.$B$427"/>
        <table:named-range table:name="ep554445" table:base-cell-address="$Sheet1.$C$427" table:cell-range-address="$Sheet1.$C$427"/>
        <table:named-range table:name="ep554447" table:base-cell-address="$Sheet1.$A$428" table:cell-range-address="$Sheet1.$A$428"/>
        <table:named-range table:name="ep554449" table:base-cell-address="$Sheet1.$B$428" table:cell-range-address="$Sheet1.$B$428"/>
        <table:named-range table:name="ep554451" table:base-cell-address="$Sheet1.$C$428" table:cell-range-address="$Sheet1.$C$428"/>
        <table:named-range table:name="ep554455" table:base-cell-address="$Sheet1.$B$429" table:cell-range-address="$Sheet1.$B$429"/>
        <table:named-range table:name="ep554461" table:base-cell-address="$Sheet1.$B$430" table:cell-range-address="$Sheet1.$B$430"/>
        <table:named-range table:name="ep554467" table:base-cell-address="$Sheet1.$B$431" table:cell-range-address="$Sheet1.$B$431"/>
        <table:named-range table:name="ep554471" table:base-cell-address="$Sheet1.$A$432" table:cell-range-address="$Sheet1.$A$432"/>
        <table:named-range table:name="ep554473" table:base-cell-address="$Sheet1.$B$432" table:cell-range-address="$Sheet1.$B$432"/>
        <table:named-range table:name="ep554475" table:base-cell-address="$Sheet1.$C$432" table:cell-range-address="$Sheet1.$C$432"/>
        <table:named-range table:name="ep554479" table:base-cell-address="$Sheet1.$B$433" table:cell-range-address="$Sheet1.$B$433"/>
        <table:named-range table:name="ep554485" table:base-cell-address="$Sheet1.$B$434" table:cell-range-address="$Sheet1.$B$434"/>
        <table:named-range table:name="ep554489" table:base-cell-address="$Sheet1.$A$435" table:cell-range-address="$Sheet1.$A$435"/>
        <table:named-range table:name="ep554491" table:base-cell-address="$Sheet1.$B$435" table:cell-range-address="$Sheet1.$B$435"/>
        <table:named-range table:name="ep554493" table:base-cell-address="$Sheet1.$C$435" table:cell-range-address="$Sheet1.$C$435"/>
        <table:named-range table:name="ep554495" table:base-cell-address="$Sheet1.$A$436" table:cell-range-address="$Sheet1.$A$436"/>
        <table:named-range table:name="ep554497" table:base-cell-address="$Sheet1.$B$436" table:cell-range-address="$Sheet1.$B$436"/>
        <table:named-range table:name="ep554499" table:base-cell-address="$Sheet1.$C$436" table:cell-range-address="$Sheet1.$C$436"/>
        <table:named-range table:name="ep554503" table:base-cell-address="$Sheet1.$B$437" table:cell-range-address="$Sheet1.$B$437"/>
        <table:named-range table:name="ep554509" table:base-cell-address="$Sheet1.$B$438" table:cell-range-address="$Sheet1.$B$438"/>
        <table:named-range table:name="ep554513" table:base-cell-address="$Sheet1.$A$439" table:cell-range-address="$Sheet1.$A$439"/>
        <table:named-range table:name="ep554515" table:base-cell-address="$Sheet1.$B$439" table:cell-range-address="$Sheet1.$B$439"/>
        <table:named-range table:name="ep554517" table:base-cell-address="$Sheet1.$C$439" table:cell-range-address="$Sheet1.$C$439"/>
        <table:named-range table:name="ep554521" table:base-cell-address="$Sheet1.$B$440" table:cell-range-address="$Sheet1.$B$440"/>
        <table:named-range table:name="ep554527" table:base-cell-address="$Sheet1.$B$441" table:cell-range-address="$Sheet1.$B$441"/>
        <table:named-range table:name="ep554533" table:base-cell-address="$Sheet1.$B$442" table:cell-range-address="$Sheet1.$B$442"/>
        <table:named-range table:name="ep554539" table:base-cell-address="$Sheet1.$B$443" table:cell-range-address="$Sheet1.$B$443"/>
        <table:named-range table:name="ep554543" table:base-cell-address="$Sheet1.$A$444" table:cell-range-address="$Sheet1.$A$444"/>
        <table:named-range table:name="ep554545" table:base-cell-address="$Sheet1.$B$444" table:cell-range-address="$Sheet1.$B$444"/>
        <table:named-range table:name="ep554547" table:base-cell-address="$Sheet1.$C$444" table:cell-range-address="$Sheet1.$C$444"/>
        <table:named-range table:name="ep554549" table:base-cell-address="$Sheet1.$A$445" table:cell-range-address="$Sheet1.$A$445"/>
        <table:named-range table:name="ep554551" table:base-cell-address="$Sheet1.$B$445" table:cell-range-address="$Sheet1.$B$445"/>
        <table:named-range table:name="ep554553" table:base-cell-address="$Sheet1.$C$445" table:cell-range-address="$Sheet1.$C$445"/>
        <table:named-range table:name="ep554557" table:base-cell-address="$Sheet1.$B$446" table:cell-range-address="$Sheet1.$B$446"/>
        <table:named-range table:name="ep554563" table:base-cell-address="$Sheet1.$B$447" table:cell-range-address="$Sheet1.$B$447"/>
        <table:named-range table:name="ep554569" table:base-cell-address="$Sheet1.$B$448" table:cell-range-address="$Sheet1.$B$448"/>
        <table:named-range table:name="ep554579" table:base-cell-address="$Sheet1.$A$449" table:cell-range-address="$Sheet1.$A$449"/>
        <table:named-range table:name="ep554581" table:base-cell-address="$Sheet1.$B$449" table:cell-range-address="$Sheet1.$B$449"/>
        <table:named-range table:name="ep554583" table:base-cell-address="$Sheet1.$C$449" table:cell-range-address="$Sheet1.$C$449"/>
        <table:named-range table:name="ep554587" table:base-cell-address="$Sheet1.$B$450" table:cell-range-address="$Sheet1.$B$450"/>
        <table:named-range table:name="ep554593" table:base-cell-address="$Sheet1.$B$451" table:cell-range-address="$Sheet1.$B$451"/>
        <table:named-range table:name="ep554597" table:base-cell-address="$Sheet1.$A$452" table:cell-range-address="$Sheet1.$A$452"/>
        <table:named-range table:name="ep554599" table:base-cell-address="$Sheet1.$B$452" table:cell-range-address="$Sheet1.$B$452"/>
        <table:named-range table:name="ep554601" table:base-cell-address="$Sheet1.$C$452" table:cell-range-address="$Sheet1.$C$452"/>
        <table:named-range table:name="ep554605" table:base-cell-address="$Sheet1.$B$453" table:cell-range-address="$Sheet1.$B$453"/>
        <table:named-range table:name="ep554611" table:base-cell-address="$Sheet1.$B$454" table:cell-range-address="$Sheet1.$B$454"/>
        <table:named-range table:name="ep554617" table:base-cell-address="$Sheet1.$B$455" table:cell-range-address="$Sheet1.$B$455"/>
        <table:named-range table:name="ep554623" table:base-cell-address="$Sheet1.$B$456" table:cell-range-address="$Sheet1.$B$456"/>
        <table:named-range table:name="ep554629" table:base-cell-address="$Sheet1.$B$457" table:cell-range-address="$Sheet1.$B$457"/>
        <table:named-range table:name="ep554633" table:base-cell-address="$Sheet1.$A$458" table:cell-range-address="$Sheet1.$A$458"/>
        <table:named-range table:name="ep554635" table:base-cell-address="$Sheet1.$B$458" table:cell-range-address="$Sheet1.$B$458"/>
        <table:named-range table:name="ep554637" table:base-cell-address="$Sheet1.$C$458" table:cell-range-address="$Sheet1.$C$458"/>
        <table:named-range table:name="ep554641" table:base-cell-address="$Sheet1.$B$459" table:cell-range-address="$Sheet1.$B$459"/>
        <table:named-range table:name="ep554647" table:base-cell-address="$Sheet1.$B$460" table:cell-range-address="$Sheet1.$B$460"/>
        <table:named-range table:name="ep554651" table:base-cell-address="$Sheet1.$A$461" table:cell-range-address="$Sheet1.$A$461"/>
        <table:named-range table:name="ep554653" table:base-cell-address="$Sheet1.$B$461" table:cell-range-address="$Sheet1.$B$461"/>
        <table:named-range table:name="ep554655" table:base-cell-address="$Sheet1.$C$461" table:cell-range-address="$Sheet1.$C$461"/>
        <table:named-range table:name="ep554657" table:base-cell-address="$Sheet1.$A$462" table:cell-range-address="$Sheet1.$A$462"/>
        <table:named-range table:name="ep554659" table:base-cell-address="$Sheet1.$B$462" table:cell-range-address="$Sheet1.$B$462"/>
        <table:named-range table:name="ep554661" table:base-cell-address="$Sheet1.$C$462" table:cell-range-address="$Sheet1.$C$462"/>
        <table:named-range table:name="ep554665" table:base-cell-address="$Sheet1.$B$463" table:cell-range-address="$Sheet1.$B$463"/>
        <table:named-range table:name="ep554669" table:base-cell-address="$Sheet1.$A$464" table:cell-range-address="$Sheet1.$A$464"/>
        <table:named-range table:name="ep554671" table:base-cell-address="$Sheet1.$B$464" table:cell-range-address="$Sheet1.$B$464"/>
        <table:named-range table:name="ep554673" table:base-cell-address="$Sheet1.$C$464" table:cell-range-address="$Sheet1.$C$464"/>
        <table:named-range table:name="ep554675" table:base-cell-address="$Sheet1.$A$465" table:cell-range-address="$Sheet1.$A$465"/>
        <table:named-range table:name="ep554677" table:base-cell-address="$Sheet1.$B$465" table:cell-range-address="$Sheet1.$B$465"/>
        <table:named-range table:name="ep554679" table:base-cell-address="$Sheet1.$C$465" table:cell-range-address="$Sheet1.$C$465"/>
        <table:named-range table:name="ep554683" table:base-cell-address="$Sheet1.$B$466" table:cell-range-address="$Sheet1.$B$466"/>
        <table:named-range table:name="ep554689" table:base-cell-address="$Sheet1.$B$467" table:cell-range-address="$Sheet1.$B$467"/>
        <table:named-range table:name="ep554695" table:base-cell-address="$Sheet1.$B$468" table:cell-range-address="$Sheet1.$B$468"/>
        <table:named-range table:name="ep554699" table:base-cell-address="$Sheet1.$A$469" table:cell-range-address="$Sheet1.$A$469"/>
        <table:named-range table:name="ep554701" table:base-cell-address="$Sheet1.$B$469" table:cell-range-address="$Sheet1.$B$469"/>
        <table:named-range table:name="ep554703" table:base-cell-address="$Sheet1.$C$469" table:cell-range-address="$Sheet1.$C$469"/>
        <table:named-range table:name="ep554707" table:base-cell-address="$Sheet1.$B$470" table:cell-range-address="$Sheet1.$B$470"/>
        <table:named-range table:name="ep554711" table:base-cell-address="$Sheet1.$A$471" table:cell-range-address="$Sheet1.$A$471"/>
        <table:named-range table:name="ep554713" table:base-cell-address="$Sheet1.$B$471" table:cell-range-address="$Sheet1.$B$471"/>
        <table:named-range table:name="ep554715" table:base-cell-address="$Sheet1.$C$471" table:cell-range-address="$Sheet1.$C$471"/>
        <table:named-range table:name="ep554719" table:base-cell-address="$Sheet1.$B$472" table:cell-range-address="$Sheet1.$B$472"/>
        <table:named-range table:name="ep554725" table:base-cell-address="$Sheet1.$B$473" table:cell-range-address="$Sheet1.$B$473"/>
        <table:named-range table:name="ep554731" table:base-cell-address="$Sheet1.$B$474" table:cell-range-address="$Sheet1.$B$474"/>
        <table:named-range table:name="ep554735" table:base-cell-address="$Sheet1.$A$475" table:cell-range-address="$Sheet1.$A$475"/>
        <table:named-range table:name="ep554737" table:base-cell-address="$Sheet1.$B$475" table:cell-range-address="$Sheet1.$B$475"/>
        <table:named-range table:name="ep554739" table:base-cell-address="$Sheet1.$C$475" table:cell-range-address="$Sheet1.$C$475"/>
        <table:named-range table:name="ep554743" table:base-cell-address="$Sheet1.$B$476" table:cell-range-address="$Sheet1.$B$476"/>
        <table:named-range table:name="ep554753" table:base-cell-address="$Sheet1.$A$477" table:cell-range-address="$Sheet1.$A$477"/>
        <table:named-range table:name="ep554755" table:base-cell-address="$Sheet1.$B$477" table:cell-range-address="$Sheet1.$B$477"/>
        <table:named-range table:name="ep554757" table:base-cell-address="$Sheet1.$C$477" table:cell-range-address="$Sheet1.$C$477"/>
        <table:named-range table:name="ep554761" table:base-cell-address="$Sheet1.$B$478" table:cell-range-address="$Sheet1.$B$478"/>
        <table:named-range table:name="ep554765" table:base-cell-address="$Sheet1.$A$479" table:cell-range-address="$Sheet1.$A$479"/>
        <table:named-range table:name="ep554767" table:base-cell-address="$Sheet1.$B$479" table:cell-range-address="$Sheet1.$B$479"/>
        <table:named-range table:name="ep554769" table:base-cell-address="$Sheet1.$C$479" table:cell-range-address="$Sheet1.$C$479"/>
        <table:named-range table:name="ep554773" table:base-cell-address="$Sheet1.$B$480" table:cell-range-address="$Sheet1.$B$480"/>
        <table:named-range table:name="ep554779" table:base-cell-address="$Sheet1.$B$481" table:cell-range-address="$Sheet1.$B$481"/>
        <table:named-range table:name="ep554785" table:base-cell-address="$Sheet1.$B$482" table:cell-range-address="$Sheet1.$B$482"/>
        <table:named-range table:name="ep554791" table:base-cell-address="$Sheet1.$B$483" table:cell-range-address="$Sheet1.$B$483"/>
        <table:named-range table:name="ep554797" table:base-cell-address="$Sheet1.$B$484" table:cell-range-address="$Sheet1.$B$484"/>
        <table:named-range table:name="ep554801" table:base-cell-address="$Sheet1.$A$485" table:cell-range-address="$Sheet1.$A$485"/>
        <table:named-range table:name="ep554803" table:base-cell-address="$Sheet1.$B$485" table:cell-range-address="$Sheet1.$B$485"/>
        <table:named-range table:name="ep554805" table:base-cell-address="$Sheet1.$C$485" table:cell-range-address="$Sheet1.$C$485"/>
        <table:named-range table:name="ep554809" table:base-cell-address="$Sheet1.$B$486" table:cell-range-address="$Sheet1.$B$486"/>
        <table:named-range table:name="ep554813" table:base-cell-address="$Sheet1.$A$487" table:cell-range-address="$Sheet1.$A$487"/>
        <table:named-range table:name="ep554815" table:base-cell-address="$Sheet1.$B$487" table:cell-range-address="$Sheet1.$B$487"/>
        <table:named-range table:name="ep554817" table:base-cell-address="$Sheet1.$C$487" table:cell-range-address="$Sheet1.$C$487"/>
        <table:named-range table:name="ep554821" table:base-cell-address="$Sheet1.$B$488" table:cell-range-address="$Sheet1.$B$488"/>
        <table:named-range table:name="ep554825" table:base-cell-address="$Sheet1.$A$489" table:cell-range-address="$Sheet1.$A$489"/>
        <table:named-range table:name="ep554827" table:base-cell-address="$Sheet1.$B$489" table:cell-range-address="$Sheet1.$B$489"/>
        <table:named-range table:name="ep554829" table:base-cell-address="$Sheet1.$C$489" table:cell-range-address="$Sheet1.$C$489"/>
        <table:named-range table:name="ep554833" table:base-cell-address="$Sheet1.$B$490" table:cell-range-address="$Sheet1.$B$490"/>
        <table:named-range table:name="ep554839" table:base-cell-address="$Sheet1.$B$491" table:cell-range-address="$Sheet1.$B$491"/>
        <table:named-range table:name="ep554845" table:base-cell-address="$Sheet1.$B$492" table:cell-range-address="$Sheet1.$B$492"/>
        <table:named-range table:name="ep554851" table:base-cell-address="$Sheet1.$B$493" table:cell-range-address="$Sheet1.$B$493"/>
        <table:named-range table:name="ep554855" table:base-cell-address="$Sheet1.$A$494" table:cell-range-address="$Sheet1.$A$494"/>
        <table:named-range table:name="ep554857" table:base-cell-address="$Sheet1.$B$494" table:cell-range-address="$Sheet1.$B$494"/>
        <table:named-range table:name="ep554859" table:base-cell-address="$Sheet1.$C$494" table:cell-range-address="$Sheet1.$C$494"/>
        <table:named-range table:name="ep554861" table:base-cell-address="$Sheet1.$A$495" table:cell-range-address="$Sheet1.$A$495"/>
        <table:named-range table:name="ep554863" table:base-cell-address="$Sheet1.$B$495" table:cell-range-address="$Sheet1.$B$495"/>
        <table:named-range table:name="ep554865" table:base-cell-address="$Sheet1.$C$495" table:cell-range-address="$Sheet1.$C$495"/>
        <table:named-range table:name="ep554867" table:base-cell-address="$Sheet1.$A$496" table:cell-range-address="$Sheet1.$A$496"/>
        <table:named-range table:name="ep554869" table:base-cell-address="$Sheet1.$B$496" table:cell-range-address="$Sheet1.$B$496"/>
        <table:named-range table:name="ep554871" table:base-cell-address="$Sheet1.$C$496" table:cell-range-address="$Sheet1.$C$496"/>
        <table:named-range table:name="ep554873" table:base-cell-address="$Sheet1.$A$497" table:cell-range-address="$Sheet1.$A$497"/>
        <table:named-range table:name="ep554875" table:base-cell-address="$Sheet1.$B$497" table:cell-range-address="$Sheet1.$B$497"/>
        <table:named-range table:name="ep554877" table:base-cell-address="$Sheet1.$C$497" table:cell-range-address="$Sheet1.$C$497"/>
        <table:named-range table:name="ep554881" table:base-cell-address="$Sheet1.$B$498" table:cell-range-address="$Sheet1.$B$498"/>
        <table:named-range table:name="ep554885" table:base-cell-address="$Sheet1.$A$499" table:cell-range-address="$Sheet1.$A$499"/>
        <table:named-range table:name="ep554887" table:base-cell-address="$Sheet1.$B$499" table:cell-range-address="$Sheet1.$B$499"/>
        <table:named-range table:name="ep554889" table:base-cell-address="$Sheet1.$C$499" table:cell-range-address="$Sheet1.$C$499"/>
        <table:named-range table:name="ep554891" table:base-cell-address="$Sheet1.$A$500" table:cell-range-address="$Sheet1.$A$500"/>
        <table:named-range table:name="ep554893" table:base-cell-address="$Sheet1.$B$500" table:cell-range-address="$Sheet1.$B$500"/>
        <table:named-range table:name="ep554895" table:base-cell-address="$Sheet1.$C$500" table:cell-range-address="$Sheet1.$C$500"/>
        <table:named-range table:name="ep554897" table:base-cell-address="$Sheet1.$A$501" table:cell-range-address="$Sheet1.$A$501"/>
        <table:named-range table:name="ep554899" table:base-cell-address="$Sheet1.$B$501" table:cell-range-address="$Sheet1.$B$501"/>
        <table:named-range table:name="ep554901" table:base-cell-address="$Sheet1.$C$501" table:cell-range-address="$Sheet1.$C$501"/>
        <table:named-range table:name="ep554905" table:base-cell-address="$Sheet1.$B$502" table:cell-range-address="$Sheet1.$B$50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4T16:25:08.126125798</meta:creation-date>
    <dc:date>2022-04-24T16:27:05.283698214</dc:date>
    <meta:editing-duration>PT1M57S</meta:editing-duration>
    <meta:editing-cycles>1</meta:editing-cycles>
    <meta:document-statistic meta:table-count="1" meta:cell-count="914" meta:object-count="0"/>
    <meta:generator>LibreOffice/7.2.6.2$Linux_X86_64 LibreOffice_project/20$Build-2</meta:generator>
  </office:meta>
</office:document-meta>
</file>